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style:vertical-align="automatic" fo:wrap-option="wrap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automatic" fo:background-color="#FFFFFF"/>
    </style:style>
    <style:style style:name="ce6" style:family="table-cell" style:parent-style-name="Default" style:data-style-name="N1">
      <style:table-cell-properties style:vertical-align="automatic" fo:background-color="transparent"/>
    </style:style>
    <style:style style:name="ce7" style:family="table-cell" style:parent-style-name="Default" style:data-style-name="N1"/>
    <style:style style:name="ce8" style:family="table-cell" style:parent-style-name="Default" style:data-style-name="N19">
      <style:table-cell-properties style:vertical-align="automatic" fo:background-color="transparent"/>
    </style:style>
    <style:style style:name="ce9" style:family="table-cell" style:parent-style-name="Comma" style:data-style-name="N36"/>
    <style:style style:name="ce10" style:family="table-cell" style:parent-style-name="Comma" style:data-style-name="N36">
      <style:table-cell-properties style:vertical-align="automatic" fo:background-color="transparent"/>
    </style:style>
    <style:style style:name="ce11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37"/>
    <style:style style:name="ce13" style:family="table-cell" style:parent-style-name="Default" style:data-style-name="N2"/>
    <style:style style:name="ce14" style:family="table-cell" style:parent-style-name="Percent" style:data-style-name="N19"/>
    <style:style style:name="ce15" style:family="table-cell" style:parent-style-name="Percent" style:data-style-name="N2"/>
    <style:style style:name="ce16" style:family="table-cell" style:parent-style-name="Percent" style:data-style-name="N1"/>
    <style:style style:name="co1" style:family="table-column">
      <style:table-column-properties fo:break-before="auto" style:column-width="2.29305555555556cm" style:use-optimal-column-width="true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4.18041666666667cm" style:use-optimal-column-width="true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1.97555555555556cm" style:use-optimal-column-width="true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69875cm" style:use-optimal-column-width="true"/>
    </style:style>
    <style:style style:name="co11" style:family="table-column">
      <style:table-column-properties fo:break-before="auto" style:column-width="2.76930555555556cm" style:use-optimal-column-width="true"/>
    </style:style>
    <style:style style:name="co12" style:family="table-column">
      <style:table-column-properties fo:break-before="auto" style:column-width="2.16958333333333cm" style:use-optimal-column-width="true"/>
    </style:style>
    <style:style style:name="co13" style:family="table-column">
      <style:table-column-properties fo:break-before="auto" style:column-width="4.28625cm" style:use-optimal-column-width="true"/>
    </style:style>
    <style:style style:name="co14" style:family="table-column">
      <style:table-column-properties fo:break-before="auto" style:column-width="4.97416666666667cm" style:use-optimal-column-width="true"/>
    </style:style>
    <style:style style:name="co15" style:family="table-column">
      <style:table-column-properties fo:break-before="auto" style:column-width="4.92125cm" style:use-optimal-column-width="true"/>
    </style:style>
    <style:style style:name="co16" style:family="table-column">
      <style:table-column-properties fo:break-before="auto" style:column-width="5.55625cm" style:use-optimal-column-width="true"/>
    </style:style>
    <style:style style:name="co17" style:family="table-column">
      <style:table-column-properties fo:break-before="auto" style:column-width="3.08680555555556cm" style:use-optimal-column-width="true"/>
    </style:style>
    <style:style style:name="co18" style:family="table-column">
      <style:table-column-properties fo:break-before="auto" style:column-width="2.92805555555556cm" style:use-optimal-column-width="true"/>
    </style:style>
    <style:style style:name="co19" style:family="table-column">
      <style:table-column-properties fo:break-before="auto" style:column-width="5.09763888888889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2.06375cm" style:use-optimal-column-width="true"/>
    </style:style>
    <style:style style:name="co22" style:family="table-column">
      <style:table-column-properties fo:break-before="auto" style:column-width="2.13430555555556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ing_capacity" table:style-name="ta1">
        <table:table-column table:style-name="co1" table:number-columns-repeated="2" table:default-cell-style-name="ce2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66" table:default-cell-style-name="ce1"/>
        <table:table-row table:style-name="ro1">
          <table:table-cell office:value-type="string" table:style-name="ce2">
            <text:p>Week_Start</text:p>
          </table:table-cell>
          <table:table-cell office:value-type="string" table:style-name="ce2">
            <text:p>Week_End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Pillar_1_Capacity_weekly</text:p>
          </table:table-cell>
          <table:table-cell office:value-type="string" table:style-name="ce1">
            <text:p>Pillar_2_Capacity_weekly</text:p>
          </table:table-cell>
          <table:table-cell office:value-type="string" table:style-name="ce1">
            <text:p>Pillar_3_Capacity_weekly</text:p>
          </table:table-cell>
          <table:table-cell office:value-type="string" table:style-name="ce1">
            <text:p>Pillar_4_Capacity_weekly</text:p>
          </table:table-cell>
          <table:table-cell office:value-type="string" table:style-name="ce1">
            <text:p>Pillar_4_Swab_Capacity_weekly</text:p>
          </table:table-cell>
          <table:table-cell office:value-type="string" table:style-name="ce1">
            <text:p>Pillar_4_Antibody_Capacity_weekly</text:p>
          </table:table-cell>
          <table:table-cell office:value-type="string" table:style-name="ce1">
            <text:p>All_Swab_Capacity_weekly</text:p>
          </table:table-cell>
          <table:table-cell office:value-type="string" table:style-name="ce1">
            <text:p>All_Antibody_Capacity_weekly</text:p>
          </table:table-cell>
          <table:table-cell office:value-type="string" table:style-name="ce1">
            <text:p>All_Pillars_Capacity_weekly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5" table:style-name="ce5"/>
          <table:table-cell table:number-columns-repeated="16363"/>
        </table:table-row>
        <table:table-row table:style-name="ro1">
          <table:table-cell office:value-type="date" office:date-value="2020-03-20T00:00:00" table:style-name="ce2">
            <text:p>20/03/2020</text:p>
          </table:table-cell>
          <table:table-cell office:value-type="date" office:date-value="2020-03-25T00:00:00" table:style-name="ce2">
            <text:p>25/03/2020</text:p>
          </table:table-cell>
          <table:table-cell office:value-type="string" table:style-name="ce1">
            <text:p>UK</text:p>
          </table:table-cell>
          <table:table-cell office:value-type="float" office:value="45101" table:style-name="ce4">
            <text:p>451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101" table:style-name="ce4">
            <text:p>45101</text:p>
          </table:table-cell>
          <table:table-cell office:value-type="float" office:value="0" table:style-name="ce4">
            <text:p>0</text:p>
          </table:table-cell>
          <table:table-cell office:value-type="float" office:value="45101" table:style-name="ce4">
            <text:p>45101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3-26T00:00:00" table:style-name="ce2">
            <text:p>26/03/2020</text:p>
          </table:table-cell>
          <table:table-cell office:value-type="date" office:date-value="2020-04-01T00:00:00" table:style-name="ce2">
            <text:p>01/04/2020</text:p>
          </table:table-cell>
          <table:table-cell office:value-type="string" table:style-name="ce1">
            <text:p>UK</text:p>
          </table:table-cell>
          <table:table-cell office:value-type="float" office:value="84893" table:style-name="ce4">
            <text:p>848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893" table:style-name="ce4">
            <text:p>84893</text:p>
          </table:table-cell>
          <table:table-cell office:value-type="float" office:value="0" table:style-name="ce4">
            <text:p>0</text:p>
          </table:table-cell>
          <table:table-cell office:value-type="float" office:value="84893" table:style-name="ce4">
            <text:p>84893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4-02T00:00:00" table:style-name="ce2">
            <text:p>02/04/2020</text:p>
          </table:table-cell>
          <table:table-cell office:value-type="date" office:date-value="2020-04-08T00:00:00" table:style-name="ce2">
            <text:p>08/04/2020</text:p>
          </table:table-cell>
          <table:table-cell office:value-type="string" table:style-name="ce1">
            <text:p>UK</text:p>
          </table:table-cell>
          <table:table-cell office:value-type="float" office:value="114093" table:style-name="ce4">
            <text:p>1140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4093" table:style-name="ce4">
            <text:p>114093</text:p>
          </table:table-cell>
          <table:table-cell office:value-type="float" office:value="0" table:style-name="ce4">
            <text:p>0</text:p>
          </table:table-cell>
          <table:table-cell office:value-type="float" office:value="114093" table:style-name="ce4">
            <text:p>114093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4-09T00:00:00" table:style-name="ce2">
            <text:p>09/04/2020</text:p>
          </table:table-cell>
          <table:table-cell office:value-type="date" office:date-value="2020-04-15T00:00:00" table:style-name="ce2">
            <text:p>15/04/2020</text:p>
          </table:table-cell>
          <table:table-cell office:value-type="string" table:style-name="ce1">
            <text:p>UK</text:p>
          </table:table-cell>
          <table:table-cell office:value-type="float" office:value="137019" table:style-name="ce4">
            <text:p>137019</text:p>
          </table:table-cell>
          <table:table-cell office:value-type="float" office:value="62700" table:style-name="ce4">
            <text:p>62700</text:p>
          </table:table-cell>
          <table:table-cell office:value-type="float" office:value="0" table:style-name="ce4">
            <text:p>0</text:p>
          </table:table-cell>
          <table:table-cell office:value-type="float" office:value="3000" table:style-name="ce4">
            <text:p>3000</text:p>
          </table:table-cell>
          <table:table-cell office:value-type="float" office:value="0" table:style-name="ce4">
            <text:p>0</text:p>
          </table:table-cell>
          <table:table-cell office:value-type="float" office:value="3000" table:style-name="ce4">
            <text:p>3000</text:p>
          </table:table-cell>
          <table:table-cell office:value-type="float" office:value="199719" table:style-name="ce4">
            <text:p>199719</text:p>
          </table:table-cell>
          <table:table-cell office:value-type="float" office:value="3000" table:style-name="ce4">
            <text:p>3000</text:p>
          </table:table-cell>
          <table:table-cell office:value-type="float" office:value="202719" table:style-name="ce4">
            <text:p>202719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4-16T00:00:00" table:style-name="ce2">
            <text:p>16/04/2020</text:p>
          </table:table-cell>
          <table:table-cell office:value-type="date" office:date-value="2020-04-22T00:00:00" table:style-name="ce2">
            <text:p>22/04/2020</text:p>
          </table:table-cell>
          <table:table-cell office:value-type="string" table:style-name="ce1">
            <text:p>UK</text:p>
          </table:table-cell>
          <table:table-cell office:value-type="float" office:value="171474" table:style-name="ce4">
            <text:p>171474</text:p>
          </table:table-cell>
          <table:table-cell office:value-type="float" office:value="104175" table:style-name="ce4">
            <text:p>104175</text:p>
          </table:table-cell>
          <table:table-cell office:value-type="float" office:value="0" table:style-name="ce4">
            <text:p>0</text:p>
          </table:table-cell>
          <table:table-cell office:value-type="float" office:value="3500" table:style-name="ce4">
            <text:p>3500</text:p>
          </table:table-cell>
          <table:table-cell office:value-type="float" office:value="0" table:style-name="ce4">
            <text:p>0</text:p>
          </table:table-cell>
          <table:table-cell office:value-type="float" office:value="3500" table:style-name="ce4">
            <text:p>3500</text:p>
          </table:table-cell>
          <table:table-cell office:value-type="float" office:value="275649" table:style-name="ce4">
            <text:p>275649</text:p>
          </table:table-cell>
          <table:table-cell office:value-type="float" office:value="3500" table:style-name="ce4">
            <text:p>3500</text:p>
          </table:table-cell>
          <table:table-cell office:value-type="float" office:value="279149" table:style-name="ce4">
            <text:p>279149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4-23T00:00:00" table:style-name="ce2">
            <text:p>23/04/2020</text:p>
          </table:table-cell>
          <table:table-cell office:value-type="date" office:date-value="2020-04-29T00:00:00" table:style-name="ce2">
            <text:p>29/04/2020</text:p>
          </table:table-cell>
          <table:table-cell office:value-type="string" table:style-name="ce1">
            <text:p>UK</text:p>
          </table:table-cell>
          <table:table-cell office:value-type="float" office:value="207711" table:style-name="ce4">
            <text:p>207711</text:p>
          </table:table-cell>
          <table:table-cell office:value-type="float" office:value="200158" table:style-name="ce4">
            <text:p>200158</text:p>
          </table:table-cell>
          <table:table-cell office:value-type="float" office:value="0" table:style-name="ce4">
            <text:p>0</text:p>
          </table:table-cell>
          <table:table-cell office:value-type="float" office:value="3900" table:style-name="ce4">
            <text:p>3900</text:p>
          </table:table-cell>
          <table:table-cell office:value-type="float" office:value="0" table:style-name="ce4">
            <text:p>0</text:p>
          </table:table-cell>
          <table:table-cell office:value-type="float" office:value="3900" table:style-name="ce4">
            <text:p>3900</text:p>
          </table:table-cell>
          <table:table-cell office:value-type="float" office:value="407869" table:style-name="ce4">
            <text:p>407869</text:p>
          </table:table-cell>
          <table:table-cell office:value-type="float" office:value="3900" table:style-name="ce4">
            <text:p>3900</text:p>
          </table:table-cell>
          <table:table-cell office:value-type="float" office:value="411769" table:style-name="ce4">
            <text:p>411769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4-30T00:00:00" table:style-name="ce2">
            <text:p>30/04/2020</text:p>
          </table:table-cell>
          <table:table-cell office:value-type="date" office:date-value="2020-05-06T00:00:00" table:style-name="ce2">
            <text:p>06/05/2020</text:p>
          </table:table-cell>
          <table:table-cell office:value-type="string" table:style-name="ce1">
            <text:p>UK</text:p>
          </table:table-cell>
          <table:table-cell office:value-type="float" office:value="291893" table:style-name="ce4">
            <text:p>291893</text:p>
          </table:table-cell>
          <table:table-cell office:value-type="float" office:value="443500" table:style-name="ce4">
            <text:p>443500</text:p>
          </table:table-cell>
          <table:table-cell office:value-type="float" office:value="0" table:style-name="ce4">
            <text:p>0</text:p>
          </table:table-cell>
          <table:table-cell office:value-type="float" office:value="6400" table:style-name="ce4">
            <text:p>6400</text:p>
          </table:table-cell>
          <table:table-cell office:value-type="float" office:value="0" table:style-name="ce4">
            <text:p>0</text:p>
          </table:table-cell>
          <table:table-cell office:value-type="float" office:value="6400" table:style-name="ce4">
            <text:p>6400</text:p>
          </table:table-cell>
          <table:table-cell office:value-type="float" office:value="735393" table:style-name="ce4">
            <text:p>735393</text:p>
          </table:table-cell>
          <table:table-cell office:value-type="float" office:value="6400" table:style-name="ce4">
            <text:p>6400</text:p>
          </table:table-cell>
          <table:table-cell office:value-type="float" office:value="741793" table:style-name="ce4">
            <text:p>741793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5-07T00:00:00" table:style-name="ce2">
            <text:p>07/05/2020</text:p>
          </table:table-cell>
          <table:table-cell office:value-type="date" office:date-value="2020-05-13T00:00:00" table:style-name="ce2">
            <text:p>13/05/2020</text:p>
          </table:table-cell>
          <table:table-cell office:value-type="string" table:style-name="ce1">
            <text:p>UK</text:p>
          </table:table-cell>
          <table:table-cell office:value-type="float" office:value="320776" table:style-name="ce4">
            <text:p>320776</text:p>
          </table:table-cell>
          <table:table-cell office:value-type="float" office:value="398750" table:style-name="ce4">
            <text:p>398750</text:p>
          </table:table-cell>
          <table:table-cell office:value-type="float" office:value="0" table:style-name="ce4">
            <text:p>0</text:p>
          </table:table-cell>
          <table:table-cell office:value-type="float" office:value="7000" table:style-name="ce4">
            <text:p>7000</text:p>
          </table:table-cell>
          <table:table-cell office:value-type="float" office:value="0" table:style-name="ce4">
            <text:p>0</text:p>
          </table:table-cell>
          <table:table-cell office:value-type="float" office:value="7000" table:style-name="ce4">
            <text:p>7000</text:p>
          </table:table-cell>
          <table:table-cell office:value-type="float" office:value="719526" table:style-name="ce4">
            <text:p>719526</text:p>
          </table:table-cell>
          <table:table-cell office:value-type="float" office:value="7000" table:style-name="ce4">
            <text:p>7000</text:p>
          </table:table-cell>
          <table:table-cell office:value-type="float" office:value="726526" table:style-name="ce4">
            <text:p>726526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5-14T00:00:00" table:style-name="ce2">
            <text:p>14/05/2020</text:p>
          </table:table-cell>
          <table:table-cell office:value-type="date" office:date-value="2020-05-20T00:00:00" table:style-name="ce2">
            <text:p>20/05/2020</text:p>
          </table:table-cell>
          <table:table-cell office:value-type="string" table:style-name="ce1">
            <text:p>UK</text:p>
          </table:table-cell>
          <table:table-cell office:value-type="float" office:value="327479" table:style-name="ce4">
            <text:p>327479</text:p>
          </table:table-cell>
          <table:table-cell office:value-type="float" office:value="526000" table:style-name="ce4">
            <text:p>526000</text:p>
          </table:table-cell>
          <table:table-cell office:value-type="float" office:value="0" table:style-name="ce4">
            <text:p>0</text:p>
          </table:table-cell>
          <table:table-cell office:value-type="float" office:value="37200" table:style-name="ce4">
            <text:p>37200</text:p>
          </table:table-cell>
          <table:table-cell office:value-type="float" office:value="30000" table:style-name="ce4">
            <text:p>30000</text:p>
          </table:table-cell>
          <table:table-cell office:value-type="float" office:value="7200" table:style-name="ce4">
            <text:p>7200</text:p>
          </table:table-cell>
          <table:table-cell office:value-type="float" office:value="883479" table:style-name="ce4">
            <text:p>883479</text:p>
          </table:table-cell>
          <table:table-cell office:value-type="float" office:value="7200" table:style-name="ce4">
            <text:p>7200</text:p>
          </table:table-cell>
          <table:table-cell office:value-type="float" office:value="890679" table:style-name="ce4">
            <text:p>890679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5-21T00:00:00" table:style-name="ce2">
            <text:p>21/05/2020</text:p>
          </table:table-cell>
          <table:table-cell office:value-type="date" office:date-value="2020-05-27T00:00:00" table:style-name="ce2">
            <text:p>27/05/2020</text:p>
          </table:table-cell>
          <table:table-cell office:value-type="string" table:style-name="ce1">
            <text:p>UK</text:p>
          </table:table-cell>
          <table:table-cell office:value-type="float" office:value="354166" table:style-name="ce4">
            <text:p>354166</text:p>
          </table:table-cell>
          <table:table-cell office:value-type="float" office:value="579500" table:style-name="ce4">
            <text:p>579500</text:p>
          </table:table-cell>
          <table:table-cell office:value-type="float" office:value="0" table:style-name="ce4">
            <text:p>0</text:p>
          </table:table-cell>
          <table:table-cell office:value-type="float" office:value="67400" table:style-name="ce4">
            <text:p>67400</text:p>
          </table:table-cell>
          <table:table-cell office:value-type="float" office:value="60000" table:style-name="ce4">
            <text:p>60000</text:p>
          </table:table-cell>
          <table:table-cell office:value-type="float" office:value="7400" table:style-name="ce4">
            <text:p>7400</text:p>
          </table:table-cell>
          <table:table-cell office:value-type="float" office:value="993666" table:style-name="ce4">
            <text:p>993666</text:p>
          </table:table-cell>
          <table:table-cell office:value-type="float" office:value="7400" table:style-name="ce4">
            <text:p>7400</text:p>
          </table:table-cell>
          <table:table-cell office:value-type="float" office:value="1001066" table:style-name="ce4">
            <text:p>1001066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5-28T00:00:00" table:style-name="ce2">
            <text:p>28/05/2020</text:p>
          </table:table-cell>
          <table:table-cell office:value-type="date" office:date-value="2020-06-03T00:00:00" table:style-name="ce2">
            <text:p>03/06/2020</text:p>
          </table:table-cell>
          <table:table-cell office:value-type="string" table:style-name="ce1">
            <text:p>UK</text:p>
          </table:table-cell>
          <table:table-cell office:value-type="float" office:value="398556" table:style-name="ce4">
            <text:p>398556</text:p>
          </table:table-cell>
          <table:table-cell office:value-type="float" office:value="781000" table:style-name="ce4">
            <text:p>781000</text:p>
          </table:table-cell>
          <table:table-cell office:value-type="float" office:value="200000" table:style-name="ce4">
            <text:p>200000</text:p>
          </table:table-cell>
          <table:table-cell office:value-type="float" office:value="7000" table:style-name="ce4">
            <text:p>7000</text:p>
          </table:table-cell>
          <table:table-cell office:value-type="float" office:value="0" table:style-name="ce4">
            <text:p>0</text:p>
          </table:table-cell>
          <table:table-cell office:value-type="float" office:value="7000" table:style-name="ce4">
            <text:p>7000</text:p>
          </table:table-cell>
          <table:table-cell office:value-type="float" office:value="1179556" table:style-name="ce4">
            <text:p>1179556</text:p>
          </table:table-cell>
          <table:table-cell office:value-type="float" office:value="207000" table:style-name="ce4">
            <text:p>207000</text:p>
          </table:table-cell>
          <table:table-cell office:value-type="float" office:value="1386556" table:style-name="ce4">
            <text:p>1386556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6-04T00:00:00" table:style-name="ce2">
            <text:p>04/06/2020</text:p>
          </table:table-cell>
          <table:table-cell office:value-type="date" office:date-value="2020-06-10T00:00:00" table:style-name="ce2">
            <text:p>10/06/2020</text:p>
          </table:table-cell>
          <table:table-cell office:value-type="string" table:style-name="ce1">
            <text:p>UK</text:p>
          </table:table-cell>
          <table:table-cell office:value-type="float" office:value="444205" table:style-name="ce4">
            <text:p>444205</text:p>
          </table:table-cell>
          <table:table-cell office:value-type="float" office:value="849000" table:style-name="ce4">
            <text:p>849000</text:p>
          </table:table-cell>
          <table:table-cell office:value-type="float" office:value="280000" table:style-name="ce4">
            <text:p>280000</text:p>
          </table:table-cell>
          <table:table-cell office:value-type="float" office:value="8000" table:style-name="ce4">
            <text:p>8000</text:p>
          </table:table-cell>
          <table:table-cell office:value-type="float" office:value="0" table:style-name="ce4">
            <text:p>0</text:p>
          </table:table-cell>
          <table:table-cell office:value-type="float" office:value="8000" table:style-name="ce4">
            <text:p>8000</text:p>
          </table:table-cell>
          <table:table-cell office:value-type="float" office:value="1293205" table:style-name="ce4">
            <text:p>1293205</text:p>
          </table:table-cell>
          <table:table-cell office:value-type="float" office:value="288000" table:style-name="ce4">
            <text:p>288000</text:p>
          </table:table-cell>
          <table:table-cell office:value-type="float" office:value="1581205" table:style-name="ce4">
            <text:p>1581205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6-11T00:00:00" table:style-name="ce2">
            <text:p>11/06/2020</text:p>
          </table:table-cell>
          <table:table-cell office:value-type="date" office:date-value="2020-06-17T00:00:00" table:style-name="ce2">
            <text:p>17/06/2020</text:p>
          </table:table-cell>
          <table:table-cell office:value-type="string" table:style-name="ce1">
            <text:p>UK</text:p>
          </table:table-cell>
          <table:table-cell office:value-type="float" office:value="466912" table:style-name="ce4">
            <text:p>466912</text:p>
          </table:table-cell>
          <table:table-cell office:value-type="float" office:value="899000" table:style-name="ce4">
            <text:p>899000</text:p>
          </table:table-cell>
          <table:table-cell office:value-type="float" office:value="360000" table:style-name="ce4">
            <text:p>360000</text:p>
          </table:table-cell>
          <table:table-cell office:value-type="float" office:value="10520" table:style-name="ce4">
            <text:p>10520</text:p>
          </table:table-cell>
          <table:table-cell office:value-type="float" office:value="840" table:style-name="ce4">
            <text:p>840</text:p>
          </table:table-cell>
          <table:table-cell office:value-type="float" office:value="9680" table:style-name="ce4">
            <text:p>9680</text:p>
          </table:table-cell>
          <table:table-cell office:value-type="float" office:value="1366752" table:style-name="ce4">
            <text:p>1366752</text:p>
          </table:table-cell>
          <table:table-cell office:value-type="float" office:value="369680" table:style-name="ce4">
            <text:p>369680</text:p>
          </table:table-cell>
          <table:table-cell office:value-type="float" office:value="1736432" table:style-name="ce4">
            <text:p>1736432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6-18T00:00:00" table:style-name="ce2">
            <text:p>18/06/2020</text:p>
          </table:table-cell>
          <table:table-cell office:value-type="date" office:date-value="2020-06-24T00:00:00" table:style-name="ce2">
            <text:p>24/06/2020</text:p>
          </table:table-cell>
          <table:table-cell office:value-type="string" table:style-name="ce1">
            <text:p>UK</text:p>
          </table:table-cell>
          <table:table-cell office:value-type="float" office:value="473705" table:style-name="ce4">
            <text:p>473705</text:p>
          </table:table-cell>
          <table:table-cell office:value-type="float" office:value="929000" table:style-name="ce4">
            <text:p>929000</text:p>
          </table:table-cell>
          <table:table-cell office:value-type="float" office:value="560000" table:style-name="ce4">
            <text:p>560000</text:p>
          </table:table-cell>
          <table:table-cell office:value-type="float" office:value="32440" table:style-name="ce4">
            <text:p>32440</text:p>
          </table:table-cell>
          <table:table-cell office:value-type="float" office:value="20980" table:style-name="ce4">
            <text:p>20980</text:p>
          </table:table-cell>
          <table:table-cell office:value-type="float" office:value="11460" table:style-name="ce4">
            <text:p>11460</text:p>
          </table:table-cell>
          <table:table-cell office:value-type="float" office:value="1423685" table:style-name="ce4">
            <text:p>1423685</text:p>
          </table:table-cell>
          <table:table-cell office:value-type="float" office:value="571460" table:style-name="ce4">
            <text:p>571460</text:p>
          </table:table-cell>
          <table:table-cell office:value-type="float" office:value="1995145" table:style-name="ce4">
            <text:p>1995145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6-25T00:00:00" table:style-name="ce2">
            <text:p>25/06/2020</text:p>
          </table:table-cell>
          <table:table-cell office:value-type="date" office:date-value="2020-07-01T00:00:00" table:style-name="ce2">
            <text:p>01/07/2020</text:p>
          </table:table-cell>
          <table:table-cell office:value-type="string" table:style-name="ce1">
            <text:p>UK</text:p>
          </table:table-cell>
          <table:table-cell office:value-type="float" office:value="488671" table:style-name="ce4">
            <text:p>488671</text:p>
          </table:table-cell>
          <table:table-cell office:value-type="float" office:value="925000" table:style-name="ce4">
            <text:p>925000</text:p>
          </table:table-cell>
          <table:table-cell office:value-type="float" office:value="600000" table:style-name="ce4">
            <text:p>600000</text:p>
          </table:table-cell>
          <table:table-cell office:value-type="float" office:value="82640" table:style-name="ce4">
            <text:p>82640</text:p>
          </table:table-cell>
          <table:table-cell office:value-type="float" office:value="70980" table:style-name="ce4">
            <text:p>70980</text:p>
          </table:table-cell>
          <table:table-cell office:value-type="float" office:value="11660" table:style-name="ce4">
            <text:p>11660</text:p>
          </table:table-cell>
          <table:table-cell office:value-type="float" office:value="1484651" table:style-name="ce4">
            <text:p>1484651</text:p>
          </table:table-cell>
          <table:table-cell office:value-type="float" office:value="611660" table:style-name="ce4">
            <text:p>611660</text:p>
          </table:table-cell>
          <table:table-cell office:value-type="float" office:value="2096311" table:style-name="ce4">
            <text:p>2096311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7-02T00:00:00" table:style-name="ce2">
            <text:p>02/07/2020</text:p>
          </table:table-cell>
          <table:table-cell office:value-type="date" office:date-value="2020-07-08T00:00:00" table:style-name="ce2">
            <text:p>08/07/2020</text:p>
          </table:table-cell>
          <table:table-cell office:value-type="string" table:style-name="ce1">
            <text:p>UK</text:p>
          </table:table-cell>
          <table:table-cell office:value-type="float" office:value="510414" table:style-name="ce4">
            <text:p>510414</text:p>
          </table:table-cell>
          <table:table-cell office:value-type="float" office:value="918000" table:style-name="ce4">
            <text:p>918000</text:p>
          </table:table-cell>
          <table:table-cell office:value-type="float" office:value="740000" table:style-name="ce4">
            <text:p>740000</text:p>
          </table:table-cell>
          <table:table-cell office:value-type="float" office:value="96640" table:style-name="ce4">
            <text:p>96640</text:p>
          </table:table-cell>
          <table:table-cell office:value-type="float" office:value="81980" table:style-name="ce4">
            <text:p>81980</text:p>
          </table:table-cell>
          <table:table-cell office:value-type="float" office:value="14660" table:style-name="ce4">
            <text:p>14660</text:p>
          </table:table-cell>
          <table:table-cell office:value-type="float" office:value="1510394" table:style-name="ce4">
            <text:p>1510394</text:p>
          </table:table-cell>
          <table:table-cell office:value-type="float" office:value="754660" table:style-name="ce4">
            <text:p>754660</text:p>
          </table:table-cell>
          <table:table-cell office:value-type="float" office:value="2265054" table:style-name="ce4">
            <text:p>2265054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7-09T00:00:00" table:style-name="ce2">
            <text:p>09/07/2020</text:p>
          </table:table-cell>
          <table:table-cell office:value-type="date" office:date-value="2020-07-15T00:00:00" table:style-name="ce2">
            <text:p>15/07/2020</text:p>
          </table:table-cell>
          <table:table-cell office:value-type="string" table:style-name="ce1">
            <text:p>UK</text:p>
          </table:table-cell>
          <table:table-cell office:value-type="float" office:value="562452" table:style-name="ce4">
            <text:p>562452</text:p>
          </table:table-cell>
          <table:table-cell office:value-type="float" office:value="929000" table:style-name="ce4">
            <text:p>929000</text:p>
          </table:table-cell>
          <table:table-cell office:value-type="float" office:value="840000" table:style-name="ce4">
            <text:p>840000</text:p>
          </table:table-cell>
          <table:table-cell office:value-type="float" office:value="83380" table:style-name="ce4">
            <text:p>83380</text:p>
          </table:table-cell>
          <table:table-cell office:value-type="float" office:value="69560" table:style-name="ce4">
            <text:p>69560</text:p>
          </table:table-cell>
          <table:table-cell office:value-type="float" office:value="13820" table:style-name="ce4">
            <text:p>13820</text:p>
          </table:table-cell>
          <table:table-cell office:value-type="float" office:value="1561012" table:style-name="ce4">
            <text:p>1561012</text:p>
          </table:table-cell>
          <table:table-cell office:value-type="float" office:value="853820" table:style-name="ce4">
            <text:p>853820</text:p>
          </table:table-cell>
          <table:table-cell office:value-type="float" office:value="2414832" table:style-name="ce4">
            <text:p>2414832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7-16T00:00:00" table:style-name="ce2">
            <text:p>16/07/2020</text:p>
          </table:table-cell>
          <table:table-cell office:value-type="date" office:date-value="2020-07-22T00:00:00" table:style-name="ce2">
            <text:p>22/07/2020</text:p>
          </table:table-cell>
          <table:table-cell office:value-type="string" table:style-name="ce1">
            <text:p>UK</text:p>
          </table:table-cell>
          <table:table-cell office:value-type="float" office:value="566491" table:style-name="ce4">
            <text:p>566491</text:p>
          </table:table-cell>
          <table:table-cell office:value-type="float" office:value="863500" table:style-name="ce4">
            <text:p>863500</text:p>
          </table:table-cell>
          <table:table-cell office:value-type="float" office:value="840000" table:style-name="ce4">
            <text:p>840000</text:p>
          </table:table-cell>
          <table:table-cell office:value-type="float" office:value="17700" table:style-name="ce4">
            <text:p>17700</text:p>
          </table:table-cell>
          <table:table-cell office:value-type="float" office:value="5000" table:style-name="ce4">
            <text:p>5000</text:p>
          </table:table-cell>
          <table:table-cell office:value-type="float" office:value="12700" table:style-name="ce4">
            <text:p>12700</text:p>
          </table:table-cell>
          <table:table-cell office:value-type="float" office:value="1434991" table:style-name="ce4">
            <text:p>1434991</text:p>
          </table:table-cell>
          <table:table-cell office:value-type="float" office:value="852700" table:style-name="ce4">
            <text:p>852700</text:p>
          </table:table-cell>
          <table:table-cell office:value-type="float" office:value="2287691" table:style-name="ce4">
            <text:p>2287691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7-23T00:00:00" table:style-name="ce2">
            <text:p>23/07/2020</text:p>
          </table:table-cell>
          <table:table-cell office:value-type="date" office:date-value="2020-07-29T00:00:00" table:style-name="ce2">
            <text:p>29/07/2020</text:p>
          </table:table-cell>
          <table:table-cell office:value-type="string" table:style-name="ce1">
            <text:p>UK</text:p>
          </table:table-cell>
          <table:table-cell office:value-type="float" office:value="576598" table:style-name="ce4">
            <text:p>576598</text:p>
          </table:table-cell>
          <table:table-cell office:value-type="float" office:value="882500" table:style-name="ce4">
            <text:p>882500</text:p>
          </table:table-cell>
          <table:table-cell office:value-type="float" office:value="840000" table:style-name="ce4">
            <text:p>840000</text:p>
          </table:table-cell>
          <table:table-cell office:value-type="float" office:value="48700" table:style-name="ce4">
            <text:p>48700</text:p>
          </table:table-cell>
          <table:table-cell office:value-type="float" office:value="36000" table:style-name="ce4">
            <text:p>36000</text:p>
          </table:table-cell>
          <table:table-cell office:value-type="float" office:value="12700" table:style-name="ce4">
            <text:p>12700</text:p>
          </table:table-cell>
          <table:table-cell office:value-type="float" office:value="1495098" table:style-name="ce4">
            <text:p>1495098</text:p>
          </table:table-cell>
          <table:table-cell office:value-type="float" office:value="852700" table:style-name="ce4">
            <text:p>852700</text:p>
          </table:table-cell>
          <table:table-cell office:value-type="float" office:value="2347798" table:style-name="ce4">
            <text:p>2347798</text:p>
          </table:table-cell>
          <table:table-cell table:style-name="ce1"/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date" office:date-value="2020-07-30T00:00:00" table:style-name="ce2">
            <text:p>30/07/2020</text:p>
          </table:table-cell>
          <table:table-cell office:value-type="date" office:date-value="2020-08-05T00:00:00" table:style-name="ce2">
            <text:p>05/08/2020</text:p>
          </table:table-cell>
          <table:table-cell office:value-type="string" table:style-name="ce1">
            <text:p>UK</text:p>
          </table:table-cell>
          <table:table-cell office:value-type="float" office:value="580316" table:style-name="ce4">
            <text:p>580316</text:p>
          </table:table-cell>
          <table:table-cell office:value-type="float" office:value="890000" table:style-name="ce4">
            <text:p>890000</text:p>
          </table:table-cell>
          <table:table-cell office:value-type="float" office:value="840000" table:style-name="ce4">
            <text:p>840000</text:p>
          </table:table-cell>
          <table:table-cell office:value-type="float" office:value="75700" table:style-name="ce4">
            <text:p>75700</text:p>
          </table:table-cell>
          <table:table-cell office:value-type="float" office:value="63000" table:style-name="ce4">
            <text:p>63000</text:p>
          </table:table-cell>
          <table:table-cell office:value-type="float" office:value="12700" table:style-name="ce4">
            <text:p>12700</text:p>
          </table:table-cell>
          <table:table-cell office:value-type="float" office:value="1533316" table:style-name="ce4">
            <text:p>1533316</text:p>
          </table:table-cell>
          <table:table-cell office:value-type="float" office:value="852700" table:style-name="ce4">
            <text:p>852700</text:p>
          </table:table-cell>
          <table:table-cell office:value-type="float" office:value="2386016" table:style-name="ce4">
            <text:p>2386016</text:p>
          </table:table-cell>
          <table:table-cell table:style-name="ce1"/>
          <table:table-cell table:style-name="ce6"/>
          <table:table-cell table:number-columns-repeated="7" table:style-name="ce4"/>
          <table:table-cell table:number-columns-repeated="16363"/>
        </table:table-row>
        <table:table-row table:style-name="ro1">
          <table:table-cell office:value-type="date" office:date-value="2020-08-06T00:00:00" table:style-name="ce2">
            <text:p>06/08/2020</text:p>
          </table:table-cell>
          <table:table-cell office:value-type="date" office:date-value="2020-08-12T00:00:00" table:style-name="ce2">
            <text:p>12/08/2020</text:p>
          </table:table-cell>
          <table:table-cell office:value-type="string" table:style-name="ce1">
            <text:p>UK</text:p>
          </table:table-cell>
          <table:table-cell office:value-type="float" office:value="579418" table:style-name="ce4">
            <text:p>579418</text:p>
          </table:table-cell>
          <table:table-cell office:value-type="float" office:value="880000" table:style-name="ce4">
            <text:p>880000</text:p>
          </table:table-cell>
          <table:table-cell office:value-type="float" office:value="840000" table:style-name="ce4">
            <text:p>840000</text:p>
          </table:table-cell>
          <table:table-cell office:value-type="float" office:value="63700" table:style-name="ce4">
            <text:p>63700</text:p>
          </table:table-cell>
          <table:table-cell office:value-type="float" office:value="51000" table:style-name="ce4">
            <text:p>51000</text:p>
          </table:table-cell>
          <table:table-cell office:value-type="float" office:value="12700" table:style-name="ce4">
            <text:p>12700</text:p>
          </table:table-cell>
          <table:table-cell office:value-type="float" office:value="1510418" table:style-name="ce4">
            <text:p>1510418</text:p>
          </table:table-cell>
          <table:table-cell office:value-type="float" office:value="852700" table:style-name="ce4">
            <text:p>852700</text:p>
          </table:table-cell>
          <table:table-cell office:value-type="float" office:value="2363118" table:style-name="ce4">
            <text:p>2363118</text:p>
          </table:table-cell>
          <table:table-cell table:style-name="ce1"/>
          <table:table-cell table:style-name="ce6"/>
          <table:table-cell table:number-columns-repeated="7" table:style-name="ce4"/>
          <table:table-cell table:number-columns-repeated="16363"/>
        </table:table-row>
        <table:table-row table:style-name="ro1">
          <table:table-cell office:value-type="date" office:date-value="2020-08-13T00:00:00" table:style-name="ce2">
            <text:p>13/08/2020</text:p>
          </table:table-cell>
          <table:table-cell office:value-type="date" office:date-value="2020-08-19T00:00:00" table:style-name="ce2">
            <text:p>19/08/2020</text:p>
          </table:table-cell>
          <table:table-cell office:value-type="string" table:style-name="ce1">
            <text:p>UK</text:p>
          </table:table-cell>
          <table:table-cell office:value-type="float" office:value="570957" table:style-name="ce4">
            <text:p>570957</text:p>
          </table:table-cell>
          <table:table-cell office:value-type="float" office:value="866000" table:style-name="ce4">
            <text:p>866000</text:p>
          </table:table-cell>
          <table:table-cell office:value-type="float" office:value="840000" table:style-name="ce4">
            <text:p>840000</text:p>
          </table:table-cell>
          <table:table-cell office:value-type="float" office:value="12700" table:style-name="ce4">
            <text:p>12700</text:p>
          </table:table-cell>
          <table:table-cell office:value-type="float" office:value="0" table:style-name="ce4">
            <text:p>0</text:p>
          </table:table-cell>
          <table:table-cell office:value-type="float" office:value="12700" table:style-name="ce4">
            <text:p>12700</text:p>
          </table:table-cell>
          <table:table-cell office:value-type="float" office:value="1436957" table:style-name="ce4">
            <text:p>1436957</text:p>
          </table:table-cell>
          <table:table-cell office:value-type="float" office:value="852700" table:style-name="ce4">
            <text:p>852700</text:p>
          </table:table-cell>
          <table:table-cell office:value-type="float" office:value="2289657" table:style-name="ce4">
            <text:p>2289657</text:p>
          </table:table-cell>
          <table:table-cell table:style-name="ce1"/>
          <table:table-cell table:style-name="ce6"/>
          <table:table-cell table:number-columns-repeated="7" table:style-name="ce4"/>
          <table:table-cell table:number-columns-repeated="16363"/>
        </table:table-row>
        <table:table-row table:style-name="ro1">
          <table:table-cell office:value-type="date" office:date-value="2020-08-20T00:00:00" table:style-name="ce2">
            <text:p>20/08/2020</text:p>
          </table:table-cell>
          <table:table-cell office:value-type="date" office:date-value="2020-08-26T00:00:00" table:style-name="ce2">
            <text:p>26/08/2020</text:p>
          </table:table-cell>
          <table:table-cell office:value-type="string" table:style-name="ce1">
            <text:p>UK</text:p>
          </table:table-cell>
          <table:table-cell office:value-type="float" office:value="574927" table:style-name="ce4">
            <text:p>574927</text:p>
          </table:table-cell>
          <table:table-cell office:value-type="float" office:value="889000" table:style-name="ce4">
            <text:p>889000</text:p>
          </table:table-cell>
          <table:table-cell office:value-type="float" office:value="840000" table:style-name="ce4">
            <text:p>840000</text:p>
          </table:table-cell>
          <table:table-cell office:value-type="float" office:value="42700" table:style-name="ce4">
            <text:p>42700</text:p>
          </table:table-cell>
          <table:table-cell office:value-type="float" office:value="30000" table:style-name="ce4">
            <text:p>30000</text:p>
          </table:table-cell>
          <table:table-cell office:value-type="float" office:value="12700" table:style-name="ce4">
            <text:p>12700</text:p>
          </table:table-cell>
          <table:table-cell office:value-type="float" office:value="1493927" table:style-name="ce4">
            <text:p>1493927</text:p>
          </table:table-cell>
          <table:table-cell office:value-type="float" office:value="852700" table:style-name="ce4">
            <text:p>852700</text:p>
          </table:table-cell>
          <table:table-cell office:value-type="float" office:value="2346627" table:style-name="ce4">
            <text:p>2346627</text:p>
          </table:table-cell>
          <table:table-cell table:style-name="ce1"/>
          <table:table-cell table:style-name="ce6"/>
          <table:table-cell table:number-columns-repeated="7" table:style-name="ce4"/>
          <table:table-cell table:number-columns-repeated="16363"/>
        </table:table-row>
        <table:table-row table:style-name="ro1">
          <table:table-cell office:value-type="date" office:date-value="2020-08-27T00:00:00" table:style-name="ce2">
            <text:p>27/08/2020</text:p>
          </table:table-cell>
          <table:table-cell office:value-type="date" office:date-value="2020-09-02T00:00:00" table:style-name="ce2">
            <text:p>02/09/2020</text:p>
          </table:table-cell>
          <table:table-cell office:value-type="string" table:style-name="ce1">
            <text:p>UK</text:p>
          </table:table-cell>
          <table:table-cell office:value-type="float" office:value="575381" table:style-name="ce4">
            <text:p>575381</text:p>
          </table:table-cell>
          <table:table-cell office:value-type="float" office:value="1001500" table:style-name="ce4">
            <text:p>1001500</text:p>
          </table:table-cell>
          <table:table-cell office:value-type="float" office:value="840000" table:style-name="ce4">
            <text:p>840000</text:p>
          </table:table-cell>
          <table:table-cell office:value-type="float" office:value="82700" table:style-name="ce4">
            <text:p>82700</text:p>
          </table:table-cell>
          <table:table-cell office:value-type="float" office:value="70000" table:style-name="ce4">
            <text:p>70000</text:p>
          </table:table-cell>
          <table:table-cell office:value-type="float" office:value="12700" table:style-name="ce4">
            <text:p>12700</text:p>
          </table:table-cell>
          <table:table-cell office:value-type="float" office:value="1646881" table:style-name="ce4">
            <text:p>1646881</text:p>
          </table:table-cell>
          <table:table-cell office:value-type="float" office:value="852700" table:style-name="ce4">
            <text:p>852700</text:p>
          </table:table-cell>
          <table:table-cell office:value-type="float" office:value="2499581" table:style-name="ce4">
            <text:p>2499581</text:p>
          </table:table-cell>
          <table:table-cell table:style-name="ce1"/>
          <table:table-cell table:style-name="ce6"/>
          <table:table-cell table:number-columns-repeated="7" table:style-name="ce4"/>
          <table:table-cell table:number-columns-repeated="16363"/>
        </table:table-row>
        <table:table-row table:style-name="ro1">
          <table:table-cell office:value-type="date" office:date-value="2020-09-03T00:00:00" table:style-name="ce2">
            <text:p>03/09/2020</text:p>
          </table:table-cell>
          <table:table-cell office:value-type="date" office:date-value="2020-09-09T00:00:00" table:style-name="ce2">
            <text:p>09/09/2020</text:p>
          </table:table-cell>
          <table:table-cell office:value-type="string" table:style-name="ce1">
            <text:p>UK</text:p>
          </table:table-cell>
          <table:table-cell office:value-type="float" office:value="575043" table:style-name="ce4">
            <text:p>575043</text:p>
          </table:table-cell>
          <table:table-cell office:value-type="float" office:value="1037500" table:style-name="ce4">
            <text:p>1037500</text:p>
          </table:table-cell>
          <table:table-cell office:value-type="float" office:value="840000" table:style-name="ce4">
            <text:p>840000</text:p>
          </table:table-cell>
          <table:table-cell office:value-type="float" office:value="72700" table:style-name="ce4">
            <text:p>72700</text:p>
          </table:table-cell>
          <table:table-cell office:value-type="float" office:value="60000" table:style-name="ce4">
            <text:p>60000</text:p>
          </table:table-cell>
          <table:table-cell office:value-type="float" office:value="12700" table:style-name="ce4">
            <text:p>12700</text:p>
          </table:table-cell>
          <table:table-cell office:value-type="float" office:value="1672543" table:style-name="ce4">
            <text:p>1672543</text:p>
          </table:table-cell>
          <table:table-cell office:value-type="float" office:value="852700" table:style-name="ce4">
            <text:p>852700</text:p>
          </table:table-cell>
          <table:table-cell office:value-type="float" office:value="2525243" table:style-name="ce4">
            <text:p>2525243</text:p>
          </table:table-cell>
          <table:table-cell table:style-name="ce1"/>
          <table:table-cell table:style-name="ce6"/>
          <table:table-cell table:number-columns-repeated="7" table:style-name="ce4"/>
          <table:table-cell table:number-columns-repeated="16363"/>
        </table:table-row>
        <table:table-row table:style-name="ro1">
          <table:table-cell office:value-type="date" office:date-value="2020-09-10T00:00:00" table:style-name="ce2">
            <text:p>10/09/2020</text:p>
          </table:table-cell>
          <table:table-cell office:value-type="date" office:date-value="2020-09-16T00:00:00" table:style-name="ce2">
            <text:p>16/09/2020</text:p>
          </table:table-cell>
          <table:table-cell office:value-type="string" table:style-name="ce1">
            <text:p>UK</text:p>
          </table:table-cell>
          <table:table-cell office:value-type="float" office:value="574155" table:style-name="ce7">
            <text:p>574155</text:p>
          </table:table-cell>
          <table:table-cell office:value-type="float" office:value="1089000" table:style-name="ce7">
            <text:p>1089000</text:p>
          </table:table-cell>
          <table:table-cell office:value-type="float" office:value="840000" table:style-name="ce7">
            <text:p>840000</text:p>
          </table:table-cell>
          <table:table-cell office:value-type="float" office:value="28800" table:style-name="ce7">
            <text:p>28800</text:p>
          </table:table-cell>
          <table:table-cell office:value-type="float" office:value="11100" table:style-name="ce4">
            <text:p>11100</text:p>
          </table:table-cell>
          <table:table-cell office:value-type="float" office:value="17700" table:style-name="ce4">
            <text:p>17700</text:p>
          </table:table-cell>
          <table:table-cell office:value-type="float" office:value="1674255" table:style-name="ce4">
            <text:p>1674255</text:p>
          </table:table-cell>
          <table:table-cell office:value-type="float" office:value="857700" table:style-name="ce4">
            <text:p>857700</text:p>
          </table:table-cell>
          <table:table-cell office:value-type="float" office:value="2531955" table:style-name="ce4">
            <text:p>2531955</text:p>
          </table:table-cell>
          <table:table-cell table:style-name="ce1"/>
          <table:table-cell table:style-name="ce6"/>
          <table:table-cell table:number-columns-repeated="7" table:style-name="ce4"/>
          <table:table-cell table:number-columns-repeated="16363"/>
        </table:table-row>
        <table:table-row table:style-name="ro1">
          <table:table-cell office:value-type="date" office:date-value="2020-09-17T00:00:00" table:style-name="ce2">
            <text:p>17/09/2020</text:p>
          </table:table-cell>
          <table:table-cell office:value-type="date" office:date-value="2020-09-23T00:00:00" table:style-name="ce2">
            <text:p>23/09/2020</text:p>
          </table:table-cell>
          <table:table-cell office:value-type="string" table:style-name="ce1">
            <text:p>UK</text:p>
          </table:table-cell>
          <table:table-cell office:value-type="float" office:value="575294" table:style-name="ce7">
            <text:p>575294</text:p>
          </table:table-cell>
          <table:table-cell office:value-type="float" office:value="1222600" table:style-name="ce7">
            <text:p>1222600</text:p>
          </table:table-cell>
          <table:table-cell office:value-type="float" office:value="840000" table:style-name="ce7">
            <text:p>840000</text:p>
          </table:table-cell>
          <table:table-cell office:value-type="float" office:value="22377" table:style-name="ce7">
            <text:p>22377</text:p>
          </table:table-cell>
          <table:table-cell office:value-type="float" office:value="14677" table:style-name="ce7">
            <text:p>14677</text:p>
          </table:table-cell>
          <table:table-cell office:value-type="float" office:value="7700" table:style-name="ce7">
            <text:p>7700</text:p>
          </table:table-cell>
          <table:table-cell office:value-type="float" office:value="1812571" table:style-name="ce4">
            <text:p>1812571</text:p>
          </table:table-cell>
          <table:table-cell office:value-type="float" office:value="847700" table:style-name="ce4">
            <text:p>847700</text:p>
          </table:table-cell>
          <table:table-cell office:value-type="float" office:value="2660271" table:style-name="ce4">
            <text:p>2660271</text:p>
          </table:table-cell>
          <table:table-cell table:style-name="ce1"/>
          <table:table-cell table:style-name="ce6"/>
          <table:table-cell table:number-columns-repeated="4" table:style-name="ce4"/>
          <table:table-cell table:number-columns-repeated="16366" table:style-name="ce1"/>
        </table:table-row>
        <table:table-row table:style-name="ro1">
          <table:table-cell office:value-type="date" office:date-value="2020-09-24T00:00:00" table:style-name="ce2">
            <text:p>24/09/2020</text:p>
          </table:table-cell>
          <table:table-cell office:value-type="date" office:date-value="2020-09-30T00:00:00" table:style-name="ce2">
            <text:p>30/09/2020</text:p>
          </table:table-cell>
          <table:table-cell office:value-type="string" table:style-name="ce1">
            <text:p>UK</text:p>
          </table:table-cell>
          <table:table-cell office:value-type="float" office:value="576958" table:style-name="ce7">
            <text:p>576958</text:p>
          </table:table-cell>
          <table:table-cell office:value-type="float" office:value="1344400" table:style-name="ce7">
            <text:p>1344400</text:p>
          </table:table-cell>
          <table:table-cell office:value-type="float" office:value="840000" table:style-name="ce1">
            <text:p>840000</text:p>
          </table:table-cell>
          <table:table-cell office:value-type="float" office:value="101889" table:style-name="ce1">
            <text:p>101889</text:p>
          </table:table-cell>
          <table:table-cell office:value-type="float" office:value="94189" table:style-name="ce1">
            <text:p>94189</text:p>
          </table:table-cell>
          <table:table-cell office:value-type="float" office:value="7700" table:style-name="ce1">
            <text:p>7700</text:p>
          </table:table-cell>
          <table:table-cell office:value-type="float" office:value="2015547" table:style-name="ce4">
            <text:p>2015547</text:p>
          </table:table-cell>
          <table:table-cell office:value-type="float" office:value="847700" table:style-name="ce4">
            <text:p>847700</text:p>
          </table:table-cell>
          <table:table-cell office:value-type="float" office:value="2863247" table:style-name="ce4">
            <text:p>2863247</text:p>
          </table:table-cell>
          <table:table-cell table:style-name="ce1"/>
          <table:table-cell table:number-columns-repeated="2" table:style-name="ce6"/>
          <table:table-cell table:number-columns-repeated="3" table:style-name="ce4"/>
          <table:table-cell table:number-columns-repeated="16366" table:style-name="ce1"/>
        </table:table-row>
        <table:table-row table:style-name="ro1">
          <table:table-cell office:value-type="date" office:date-value="2020-10-01T00:00:00" table:style-name="ce2">
            <text:p>01/10/2020</text:p>
          </table:table-cell>
          <table:table-cell office:value-type="date" office:date-value="2020-10-07T00:00:00" table:style-name="ce2">
            <text:p>07/10/2020</text:p>
          </table:table-cell>
          <table:table-cell office:value-type="string" table:style-name="ce1">
            <text:p>UK</text:p>
          </table:table-cell>
          <table:table-cell office:value-type="float" office:value="575692" table:style-name="ce1">
            <text:p>575692</text:p>
          </table:table-cell>
          <table:table-cell office:value-type="float" office:value="1528850" table:style-name="ce1">
            <text:p>1528850</text:p>
          </table:table-cell>
          <table:table-cell office:value-type="float" office:value="840000" table:style-name="ce1">
            <text:p>840000</text:p>
          </table:table-cell>
          <table:table-cell office:value-type="float" office:value="69444" table:style-name="ce1">
            <text:p>69444</text:p>
          </table:table-cell>
          <table:table-cell office:value-type="float" office:value="61744" table:style-name="ce1">
            <text:p>61744</text:p>
          </table:table-cell>
          <table:table-cell office:value-type="float" office:value="7700" table:style-name="ce1">
            <text:p>7700</text:p>
          </table:table-cell>
          <table:table-cell office:value-type="float" office:value="2166286" table:style-name="ce4">
            <text:p>2166286</text:p>
          </table:table-cell>
          <table:table-cell office:value-type="float" office:value="847700" table:style-name="ce4">
            <text:p>847700</text:p>
          </table:table-cell>
          <table:table-cell office:value-type="float" office:value="3013986" table:style-name="ce1">
            <text:p>3013986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20-10-08T00:00:00" table:style-name="ce2">
            <text:p>08/10/2020</text:p>
          </table:table-cell>
          <table:table-cell office:value-type="date" office:date-value="2020-10-14T00:00:00" table:style-name="ce2">
            <text:p>14/10/2020</text:p>
          </table:table-cell>
          <table:table-cell office:value-type="string" table:style-name="ce1">
            <text:p>UK</text:p>
          </table:table-cell>
          <table:table-cell office:value-type="float" office:value="577179" table:style-name="ce1">
            <text:p>577179</text:p>
          </table:table-cell>
          <table:table-cell office:value-type="float" office:value="1653150" table:style-name="ce1">
            <text:p>1653150</text:p>
          </table:table-cell>
          <table:table-cell office:value-type="float" office:value="840000" table:style-name="ce1">
            <text:p>840000</text:p>
          </table:table-cell>
          <table:table-cell office:value-type="float" office:value="12977" table:style-name="ce1">
            <text:p>12977</text:p>
          </table:table-cell>
          <table:table-cell office:value-type="float" office:value="5277" table:style-name="ce1">
            <text:p>5277</text:p>
          </table:table-cell>
          <table:table-cell office:value-type="float" office:value="7700" table:style-name="ce1">
            <text:p>7700</text:p>
          </table:table-cell>
          <table:table-cell office:value-type="float" office:value="2235606" table:style-name="ce4">
            <text:p>2235606</text:p>
          </table:table-cell>
          <table:table-cell office:value-type="float" office:value="847700" table:style-name="ce4">
            <text:p>847700</text:p>
          </table:table-cell>
          <table:table-cell office:value-type="float" office:value="3083306" table:style-name="ce1">
            <text:p>3083306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20-10-15T00:00:00" table:style-name="ce2">
            <text:p>15/10/2020</text:p>
          </table:table-cell>
          <table:table-cell office:value-type="date" office:date-value="2020-10-21T00:00:00" table:style-name="ce2">
            <text:p>21/10/2020</text:p>
          </table:table-cell>
          <table:table-cell office:value-type="string" table:style-name="ce1">
            <text:p>UK</text:p>
          </table:table-cell>
          <table:table-cell office:value-type="float" office:value="581309" table:style-name="ce1">
            <text:p>581309</text:p>
          </table:table-cell>
          <table:table-cell office:value-type="float" office:value="1797125" table:style-name="ce1">
            <text:p>1797125</text:p>
          </table:table-cell>
          <table:table-cell office:value-type="float" office:value="840000" table:style-name="ce1">
            <text:p>840000</text:p>
          </table:table-cell>
          <table:table-cell office:value-type="float" office:value="19560" table:style-name="ce1">
            <text:p>19560</text:p>
          </table:table-cell>
          <table:table-cell office:value-type="float" office:value="11860" table:style-name="ce1">
            <text:p>11860</text:p>
          </table:table-cell>
          <table:table-cell office:value-type="float" office:value="7700" table:style-name="ce1">
            <text:p>7700</text:p>
          </table:table-cell>
          <table:table-cell office:value-type="float" office:value="2390294" table:style-name="ce1">
            <text:p>2390294</text:p>
          </table:table-cell>
          <table:table-cell office:value-type="float" office:value="847700" table:style-name="ce1">
            <text:p>847700</text:p>
          </table:table-cell>
          <table:table-cell office:value-type="float" office:value="3237994" table:style-name="ce1">
            <text:p>3237994</text:p>
          </table:table-cell>
          <table:table-cell table:number-columns-repeated="1637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Tests_SentOut" table:style-name="ta2">
        <table:table-column table:style-name="co1" table:default-cell-style-name="ce2"/>
        <table:table-column table:style-name="co12" table:default-cell-style-name="ce2"/>
        <table:table-column table:style-name="co2" table:default-cell-style-name="ce1"/>
        <table:table-column table:style-name="co13" table:number-columns-repeated="2" table:default-cell-style-name="ce1"/>
        <table:table-column table:style-name="co14" table:default-cell-style-name="ce7"/>
        <table:table-column table:style-name="co15" table:number-columns-repeated="2" table:default-cell-style-name="ce7"/>
        <table:table-column table:style-name="co16" table:default-cell-style-name="ce7"/>
        <table:table-column table:style-name="co9" table:number-columns-repeated="2" table:default-cell-style-name="ce7"/>
        <table:table-column table:style-name="co9" table:number-columns-repeated="16373" table:default-cell-style-name="ce1"/>
        <table:table-row table:style-name="ro1">
          <table:table-cell office:value-type="string" table:style-name="ce2">
            <text:p>Week_Start</text:p>
          </table:table-cell>
          <table:table-cell office:value-type="string" table:style-name="ce2">
            <text:p>Week_End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Pillar_2_Sent_Out_weekly</text:p>
          </table:table-cell>
          <table:table-cell office:value-type="string" table:style-name="ce1">
            <text:p>Pillar_4_Sent_Out_weekly</text:p>
          </table:table-cell>
          <table:table-cell office:value-type="string" table:style-name="ce7">
            <text:p>Total_Tests_Sent_Out_weekly</text:p>
          </table:table-cell>
          <table:table-cell office:value-type="string" table:style-name="ce7">
            <text:p>Pillar_2_Sent_Out_cumulative</text:p>
          </table:table-cell>
          <table:table-cell office:value-type="string" table:style-name="ce7">
            <text:p>Pillar_4_Sent_Out_cumulative</text:p>
          </table:table-cell>
          <table:table-cell office:value-type="string" table:style-name="ce7">
            <text:p>Total_Tests_Sent_Out_cumulative</text:p>
          </table:table-cell>
          <table:table-cell table:number-columns-repeated="16375"/>
        </table:table-row>
        <table:table-row table:style-name="ro1">
          <table:table-cell office:value-type="date" office:date-value="2020-03-26T00:00:00" table:style-name="ce8">
            <text:p>26/03/2020</text:p>
          </table:table-cell>
          <table:table-cell office:value-type="date" office:date-value="2020-04-01T00:00:00" table:style-name="ce2">
            <text:p>01/04/2020</text:p>
          </table:table-cell>
          <table:table-cell office:value-type="string" table:style-name="ce4">
            <text:p>UK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7" table:style-name="ce6">
            <text:p>127</text:p>
          </table:table-cell>
          <table:table-cell office:value-type="float" office:value="0" table:style-name="ce6">
            <text:p>0</text:p>
          </table:table-cell>
          <table:table-cell office:value-type="float" office:value="127" table:style-name="ce6">
            <text:p>127</text:p>
          </table:table-cell>
          <table:table-cell table:number-columns-repeated="16375"/>
        </table:table-row>
        <table:table-row table:style-name="ro1">
          <table:table-cell office:value-type="date" office:date-value="2020-04-02T00:00:00" table:style-name="ce2">
            <text:p>02/04/2020</text:p>
          </table:table-cell>
          <table:table-cell office:value-type="date" office:date-value="2020-04-08T00:00:00" table:style-name="ce2">
            <text:p>08/04/2020</text:p>
          </table:table-cell>
          <table:table-cell office:value-type="string" table:style-name="ce4">
            <text:p>UK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7" table:style-name="ce6">
            <text:p>127</text:p>
          </table:table-cell>
          <table:table-cell office:value-type="float" office:value="0" table:style-name="ce6">
            <text:p>0</text:p>
          </table:table-cell>
          <table:table-cell office:value-type="float" office:value="127" table:style-name="ce6">
            <text:p>127</text:p>
          </table:table-cell>
          <table:table-cell table:number-columns-repeated="16375"/>
        </table:table-row>
        <table:table-row table:style-name="ro1">
          <table:table-cell office:value-type="date" office:date-value="2020-04-09T00:00:00" table:style-name="ce2">
            <text:p>09/04/2020</text:p>
          </table:table-cell>
          <table:table-cell office:value-type="date" office:date-value="2020-04-15T00:00:00" table:style-name="ce2">
            <text:p>15/04/2020</text:p>
          </table:table-cell>
          <table:table-cell office:value-type="string" table:style-name="ce4">
            <text:p>UK</text:p>
          </table:table-cell>
          <table:table-cell office:value-type="float" office:value="172" table:style-name="ce4">
            <text:p>172</text:p>
          </table:table-cell>
          <table:table-cell office:value-type="float" office:value="0" table:style-name="ce4">
            <text:p>0</text:p>
          </table:table-cell>
          <table:table-cell office:value-type="float" office:value="172" table:style-name="ce6">
            <text:p>172</text:p>
          </table:table-cell>
          <table:table-cell office:value-type="float" office:value="299" table:style-name="ce6">
            <text:p>299</text:p>
          </table:table-cell>
          <table:table-cell office:value-type="float" office:value="0" table:style-name="ce6">
            <text:p>0</text:p>
          </table:table-cell>
          <table:table-cell office:value-type="float" office:value="299" table:style-name="ce6">
            <text:p>299</text:p>
          </table:table-cell>
          <table:table-cell table:number-columns-repeated="16375"/>
        </table:table-row>
        <table:table-row table:style-name="ro1">
          <table:table-cell office:value-type="date" office:date-value="2020-04-16T00:00:00" table:style-name="ce2">
            <text:p>16/04/2020</text:p>
          </table:table-cell>
          <table:table-cell office:value-type="date" office:date-value="2020-04-22T00:00:00" table:style-name="ce2">
            <text:p>22/04/2020</text:p>
          </table:table-cell>
          <table:table-cell office:value-type="string" table:style-name="ce4">
            <text:p>UK</text:p>
          </table:table-cell>
          <table:table-cell office:value-type="float" office:value="3926" table:style-name="ce4">
            <text:p>3926</text:p>
          </table:table-cell>
          <table:table-cell office:value-type="float" office:value="0" table:style-name="ce4">
            <text:p>0</text:p>
          </table:table-cell>
          <table:table-cell office:value-type="float" office:value="3926" table:style-name="ce6">
            <text:p>3926</text:p>
          </table:table-cell>
          <table:table-cell office:value-type="float" office:value="4225" table:style-name="ce6">
            <text:p>4225</text:p>
          </table:table-cell>
          <table:table-cell office:value-type="float" office:value="0" table:style-name="ce6">
            <text:p>0</text:p>
          </table:table-cell>
          <table:table-cell office:value-type="float" office:value="4225" table:style-name="ce6">
            <text:p>4225</text:p>
          </table:table-cell>
          <table:table-cell table:number-columns-repeated="16375"/>
        </table:table-row>
        <table:table-row table:style-name="ro1">
          <table:table-cell office:value-type="date" office:date-value="2020-04-23T00:00:00" table:style-name="ce2">
            <text:p>23/04/2020</text:p>
          </table:table-cell>
          <table:table-cell office:value-type="date" office:date-value="2020-04-29T00:00:00" table:style-name="ce2">
            <text:p>29/04/2020</text:p>
          </table:table-cell>
          <table:table-cell office:value-type="string" table:style-name="ce4">
            <text:p>UK</text:p>
          </table:table-cell>
          <table:table-cell office:value-type="float" office:value="45008" table:style-name="ce4">
            <text:p>45008</text:p>
          </table:table-cell>
          <table:table-cell office:value-type="float" office:value="0" table:style-name="ce4">
            <text:p>0</text:p>
          </table:table-cell>
          <table:table-cell office:value-type="float" office:value="45008" table:style-name="ce6">
            <text:p>45008</text:p>
          </table:table-cell>
          <table:table-cell office:value-type="float" office:value="49233" table:style-name="ce6">
            <text:p>49233</text:p>
          </table:table-cell>
          <table:table-cell office:value-type="float" office:value="0" table:style-name="ce6">
            <text:p>0</text:p>
          </table:table-cell>
          <table:table-cell office:value-type="float" office:value="49233" table:style-name="ce6">
            <text:p>49233</text:p>
          </table:table-cell>
          <table:table-cell table:number-columns-repeated="16375"/>
        </table:table-row>
        <table:table-row table:style-name="ro1">
          <table:table-cell office:value-type="date" office:date-value="2020-04-30T00:00:00" table:style-name="ce2">
            <text:p>30/04/2020</text:p>
          </table:table-cell>
          <table:table-cell office:value-type="date" office:date-value="2020-05-06T00:00:00" table:style-name="ce2">
            <text:p>06/05/2020</text:p>
          </table:table-cell>
          <table:table-cell office:value-type="string" table:style-name="ce4">
            <text:p>UK</text:p>
          </table:table-cell>
          <table:table-cell office:value-type="float" office:value="154690" table:style-name="ce4">
            <text:p>154690</text:p>
          </table:table-cell>
          <table:table-cell office:value-type="float" office:value="9867" table:style-name="ce4">
            <text:p>9867</text:p>
          </table:table-cell>
          <table:table-cell office:value-type="float" office:value="164557" table:style-name="ce6">
            <text:p>164557</text:p>
          </table:table-cell>
          <table:table-cell office:value-type="float" office:value="203923" table:style-name="ce6">
            <text:p>203923</text:p>
          </table:table-cell>
          <table:table-cell office:value-type="float" office:value="10013" table:style-name="ce6">
            <text:p>10013</text:p>
          </table:table-cell>
          <table:table-cell office:value-type="float" office:value="213936" table:style-name="ce6">
            <text:p>213936</text:p>
          </table:table-cell>
          <table:table-cell table:number-columns-repeated="16375"/>
        </table:table-row>
        <table:table-row table:style-name="ro1">
          <table:table-cell office:value-type="date" office:date-value="2020-05-07T00:00:00" table:style-name="ce2">
            <text:p>07/05/2020</text:p>
          </table:table-cell>
          <table:table-cell office:value-type="date" office:date-value="2020-05-13T00:00:00" table:style-name="ce2">
            <text:p>13/05/2020</text:p>
          </table:table-cell>
          <table:table-cell office:value-type="string" table:style-name="ce4">
            <text:p>UK</text:p>
          </table:table-cell>
          <table:table-cell office:value-type="float" office:value="199016" table:style-name="ce4">
            <text:p>199016</text:p>
          </table:table-cell>
          <table:table-cell office:value-type="float" office:value="11927" table:style-name="ce4">
            <text:p>11927</text:p>
          </table:table-cell>
          <table:table-cell office:value-type="float" office:value="210943" table:style-name="ce6">
            <text:p>210943</text:p>
          </table:table-cell>
          <table:table-cell office:value-type="float" office:value="402939" table:style-name="ce6">
            <text:p>402939</text:p>
          </table:table-cell>
          <table:table-cell office:value-type="float" office:value="21879" table:style-name="ce6">
            <text:p>21879</text:p>
          </table:table-cell>
          <table:table-cell office:value-type="float" office:value="424818" table:style-name="ce6">
            <text:p>424818</text:p>
          </table:table-cell>
          <table:table-cell table:number-columns-repeated="16375"/>
        </table:table-row>
        <table:table-row table:style-name="ro1">
          <table:table-cell office:value-type="date" office:date-value="2020-05-14T00:00:00" table:style-name="ce2">
            <text:p>14/05/2020</text:p>
          </table:table-cell>
          <table:table-cell office:value-type="date" office:date-value="2020-05-20T00:00:00" table:style-name="ce2">
            <text:p>20/05/2020</text:p>
          </table:table-cell>
          <table:table-cell office:value-type="string" table:style-name="ce4">
            <text:p>UK</text:p>
          </table:table-cell>
          <table:table-cell office:value-type="float" office:value="310219" table:style-name="ce4">
            <text:p>310219</text:p>
          </table:table-cell>
          <table:table-cell office:value-type="float" office:value="114681" table:style-name="ce4">
            <text:p>114681</text:p>
          </table:table-cell>
          <table:table-cell office:value-type="float" office:value="424900" table:style-name="ce6">
            <text:p>424900</text:p>
          </table:table-cell>
          <table:table-cell office:value-type="float" office:value="713158" table:style-name="ce6">
            <text:p>713158</text:p>
          </table:table-cell>
          <table:table-cell office:value-type="float" office:value="134965" table:style-name="ce6">
            <text:p>134965</text:p>
          </table:table-cell>
          <table:table-cell office:value-type="float" office:value="848123" table:style-name="ce6">
            <text:p>848123</text:p>
          </table:table-cell>
          <table:table-cell table:number-columns-repeated="16375"/>
        </table:table-row>
        <table:table-row table:style-name="ro1">
          <table:table-cell office:value-type="date" office:date-value="2020-05-21T00:00:00" table:style-name="ce2">
            <text:p>21/05/2020</text:p>
          </table:table-cell>
          <table:table-cell office:value-type="date" office:date-value="2020-05-27T00:00:00" table:style-name="ce2">
            <text:p>27/05/2020</text:p>
          </table:table-cell>
          <table:table-cell office:value-type="string" table:style-name="ce4">
            <text:p>UK</text:p>
          </table:table-cell>
          <table:table-cell office:value-type="float" office:value="362712" table:style-name="ce4">
            <text:p>362712</text:p>
          </table:table-cell>
          <table:table-cell office:value-type="float" office:value="37530" table:style-name="ce4">
            <text:p>37530</text:p>
          </table:table-cell>
          <table:table-cell office:value-type="float" office:value="400242" table:style-name="ce6">
            <text:p>400242</text:p>
          </table:table-cell>
          <table:table-cell office:value-type="float" office:value="1075870" table:style-name="ce6">
            <text:p>1075870</text:p>
          </table:table-cell>
          <table:table-cell office:value-type="float" office:value="173350" table:style-name="ce6">
            <text:p>173350</text:p>
          </table:table-cell>
          <table:table-cell office:value-type="float" office:value="1249220" table:style-name="ce6">
            <text:p>1249220</text:p>
          </table:table-cell>
          <table:table-cell table:number-columns-repeated="16375"/>
        </table:table-row>
        <table:table-row table:style-name="ro1">
          <table:table-cell office:value-type="date" office:date-value="2020-05-28T00:00:00" table:style-name="ce2">
            <text:p>28/05/2020</text:p>
          </table:table-cell>
          <table:table-cell office:value-type="date" office:date-value="2020-06-03T00:00:00" table:style-name="ce2">
            <text:p>03/06/2020</text:p>
          </table:table-cell>
          <table:table-cell office:value-type="string" table:style-name="ce4">
            <text:p>UK</text:p>
          </table:table-cell>
          <table:table-cell office:value-type="float" office:value="380014" table:style-name="ce4">
            <text:p>380014</text:p>
          </table:table-cell>
          <table:table-cell office:value-type="float" office:value="12502" table:style-name="ce4">
            <text:p>12502</text:p>
          </table:table-cell>
          <table:table-cell office:value-type="float" office:value="392516" table:style-name="ce6">
            <text:p>392516</text:p>
          </table:table-cell>
          <table:table-cell office:value-type="float" office:value="1455884" table:style-name="ce6">
            <text:p>1455884</text:p>
          </table:table-cell>
          <table:table-cell office:value-type="float" office:value="185798" table:style-name="ce6">
            <text:p>185798</text:p>
          </table:table-cell>
          <table:table-cell office:value-type="float" office:value="1641682" table:style-name="ce6">
            <text:p>1641682</text:p>
          </table:table-cell>
          <table:table-cell table:number-columns-repeated="16375"/>
        </table:table-row>
        <table:table-row table:style-name="ro1">
          <table:table-cell office:value-type="date" office:date-value="2020-06-04T00:00:00" table:style-name="ce2">
            <text:p>04/06/2020</text:p>
          </table:table-cell>
          <table:table-cell office:value-type="date" office:date-value="2020-06-10T00:00:00" table:style-name="ce2">
            <text:p>10/06/2020</text:p>
          </table:table-cell>
          <table:table-cell office:value-type="string" table:style-name="ce4">
            <text:p>UK</text:p>
          </table:table-cell>
          <table:table-cell office:value-type="float" office:value="457497" table:style-name="ce4">
            <text:p>457497</text:p>
          </table:table-cell>
          <table:table-cell office:value-type="float" office:value="1380" table:style-name="ce4">
            <text:p>1380</text:p>
          </table:table-cell>
          <table:table-cell office:value-type="float" office:value="458877" table:style-name="ce6">
            <text:p>458877</text:p>
          </table:table-cell>
          <table:table-cell office:value-type="float" office:value="1913381" table:style-name="ce6">
            <text:p>1913381</text:p>
          </table:table-cell>
          <table:table-cell office:value-type="float" office:value="188948" table:style-name="ce6">
            <text:p>188948</text:p>
          </table:table-cell>
          <table:table-cell office:value-type="float" office:value="2102329" table:style-name="ce6">
            <text:p>2102329</text:p>
          </table:table-cell>
          <table:table-cell table:number-columns-repeated="16375"/>
        </table:table-row>
        <table:table-row table:style-name="ro1">
          <table:table-cell office:value-type="date" office:date-value="2020-06-11T00:00:00" table:style-name="ce2">
            <text:p>11/06/2020</text:p>
          </table:table-cell>
          <table:table-cell office:value-type="date" office:date-value="2020-06-17T00:00:00" table:style-name="ce2">
            <text:p>17/06/2020</text:p>
          </table:table-cell>
          <table:table-cell office:value-type="string" table:style-name="ce4">
            <text:p>UK</text:p>
          </table:table-cell>
          <table:table-cell office:value-type="float" office:value="321257" table:style-name="ce4">
            <text:p>321257</text:p>
          </table:table-cell>
          <table:table-cell office:value-type="float" office:value="9820" table:style-name="ce4">
            <text:p>9820</text:p>
          </table:table-cell>
          <table:table-cell office:value-type="float" office:value="331077" table:style-name="ce6">
            <text:p>331077</text:p>
          </table:table-cell>
          <table:table-cell office:value-type="float" office:value="2234638" table:style-name="ce6">
            <text:p>2234638</text:p>
          </table:table-cell>
          <table:table-cell office:value-type="float" office:value="198768" table:style-name="ce6">
            <text:p>198768</text:p>
          </table:table-cell>
          <table:table-cell office:value-type="float" office:value="2433406" table:style-name="ce6">
            <text:p>2433406</text:p>
          </table:table-cell>
          <table:table-cell table:number-columns-repeated="16375"/>
        </table:table-row>
        <table:table-row table:style-name="ro1">
          <table:table-cell office:value-type="date" office:date-value="2020-06-18T00:00:00" table:style-name="ce2">
            <text:p>18/06/2020</text:p>
          </table:table-cell>
          <table:table-cell office:value-type="date" office:date-value="2020-06-24T00:00:00" table:style-name="ce2">
            <text:p>24/06/2020</text:p>
          </table:table-cell>
          <table:table-cell office:value-type="string" table:style-name="ce4">
            <text:p>UK</text:p>
          </table:table-cell>
          <table:table-cell office:value-type="float" office:value="445374" table:style-name="ce4">
            <text:p>445374</text:p>
          </table:table-cell>
          <table:table-cell office:value-type="float" office:value="205275" table:style-name="ce4">
            <text:p>205275</text:p>
          </table:table-cell>
          <table:table-cell office:value-type="float" office:value="650649" table:style-name="ce6">
            <text:p>650649</text:p>
          </table:table-cell>
          <table:table-cell office:value-type="float" office:value="2680012" table:style-name="ce6">
            <text:p>2680012</text:p>
          </table:table-cell>
          <table:table-cell office:value-type="float" office:value="494443" table:style-name="ce6">
            <text:p>494443</text:p>
          </table:table-cell>
          <table:table-cell office:value-type="float" office:value="3174455" table:style-name="ce6">
            <text:p>3174455</text:p>
          </table:table-cell>
          <table:table-cell table:number-columns-repeated="16375"/>
        </table:table-row>
        <table:table-row table:style-name="ro1">
          <table:table-cell office:value-type="date" office:date-value="2020-06-25T00:00:00" table:style-name="ce2">
            <text:p>25/06/2020</text:p>
          </table:table-cell>
          <table:table-cell office:value-type="date" office:date-value="2020-07-01T00:00:00" table:style-name="ce2">
            <text:p>01/07/2020</text:p>
          </table:table-cell>
          <table:table-cell office:value-type="string" table:style-name="ce4">
            <text:p>UK</text:p>
          </table:table-cell>
          <table:table-cell office:value-type="float" office:value="299281" table:style-name="ce4">
            <text:p>299281</text:p>
          </table:table-cell>
          <table:table-cell office:value-type="float" office:value="68618" table:style-name="ce4">
            <text:p>68618</text:p>
          </table:table-cell>
          <table:table-cell office:value-type="float" office:value="367899" table:style-name="ce6">
            <text:p>367899</text:p>
          </table:table-cell>
          <table:table-cell office:value-type="float" office:value="2979293" table:style-name="ce6">
            <text:p>2979293</text:p>
          </table:table-cell>
          <table:table-cell office:value-type="float" office:value="563067" table:style-name="ce6">
            <text:p>563067</text:p>
          </table:table-cell>
          <table:table-cell office:value-type="float" office:value="3542360" table:style-name="ce6">
            <text:p>3542360</text:p>
          </table:table-cell>
          <table:table-cell table:number-columns-repeated="16375"/>
        </table:table-row>
        <table:table-row table:style-name="ro1">
          <table:table-cell office:value-type="date" office:date-value="2020-07-02T00:00:00" table:style-name="ce2">
            <text:p>02/07/2020</text:p>
          </table:table-cell>
          <table:table-cell office:value-type="date" office:date-value="2020-07-08T00:00:00" table:style-name="ce2">
            <text:p>08/07/2020</text:p>
          </table:table-cell>
          <table:table-cell office:value-type="string" table:style-name="ce4">
            <text:p>UK</text:p>
          </table:table-cell>
          <table:table-cell office:value-type="float" office:value="565467" table:style-name="ce4">
            <text:p>565467</text:p>
          </table:table-cell>
          <table:table-cell office:value-type="float" office:value="18363" table:style-name="ce4">
            <text:p>18363</text:p>
          </table:table-cell>
          <table:table-cell office:value-type="float" office:value="583830" table:style-name="ce6">
            <text:p>583830</text:p>
          </table:table-cell>
          <table:table-cell office:value-type="float" office:value="3544760" table:style-name="ce6">
            <text:p>3544760</text:p>
          </table:table-cell>
          <table:table-cell office:value-type="float" office:value="603910" table:style-name="ce6">
            <text:p>603910</text:p>
          </table:table-cell>
          <table:table-cell office:value-type="float" office:value="4148670" table:style-name="ce6">
            <text:p>4148670</text:p>
          </table:table-cell>
          <table:table-cell table:number-columns-repeated="16375"/>
        </table:table-row>
        <table:table-row table:style-name="ro1">
          <table:table-cell office:value-type="date" office:date-value="2020-07-09T00:00:00" table:style-name="ce2">
            <text:p>09/07/2020</text:p>
          </table:table-cell>
          <table:table-cell office:value-type="date" office:date-value="2020-07-15T00:00:00" table:style-name="ce2">
            <text:p>15/07/2020</text:p>
          </table:table-cell>
          <table:table-cell office:value-type="string" table:style-name="ce4">
            <text:p>UK</text:p>
          </table:table-cell>
          <table:table-cell office:value-type="float" office:value="524095" table:style-name="ce4">
            <text:p>524095</text:p>
          </table:table-cell>
          <table:table-cell office:value-type="float" office:value="50759" table:style-name="ce4">
            <text:p>50759</text:p>
          </table:table-cell>
          <table:table-cell office:value-type="float" office:value="574854" table:style-name="ce6">
            <text:p>574854</text:p>
          </table:table-cell>
          <table:table-cell office:value-type="float" office:value="4068855" table:style-name="ce6">
            <text:p>4068855</text:p>
          </table:table-cell>
          <table:table-cell office:value-type="float" office:value="654672" table:style-name="ce6">
            <text:p>654672</text:p>
          </table:table-cell>
          <table:table-cell office:value-type="float" office:value="4723527" table:style-name="ce6">
            <text:p>4723527</text:p>
          </table:table-cell>
          <table:table-cell table:number-columns-repeated="16375"/>
        </table:table-row>
        <table:table-row table:style-name="ro1">
          <table:table-cell office:value-type="date" office:date-value="2020-07-16T00:00:00" table:style-name="ce2">
            <text:p>16/07/2020</text:p>
          </table:table-cell>
          <table:table-cell office:value-type="date" office:date-value="2020-07-22T00:00:00" table:style-name="ce2">
            <text:p>22/07/2020</text:p>
          </table:table-cell>
          <table:table-cell office:value-type="string" table:style-name="ce4">
            <text:p>UK</text:p>
          </table:table-cell>
          <table:table-cell office:value-type="float" office:value="416331" table:style-name="ce4">
            <text:p>416331</text:p>
          </table:table-cell>
          <table:table-cell office:value-type="float" office:value="4915" table:style-name="ce4">
            <text:p>4915</text:p>
          </table:table-cell>
          <table:table-cell office:value-type="float" office:value="421246" table:style-name="ce6">
            <text:p>421246</text:p>
          </table:table-cell>
          <table:table-cell office:value-type="float" office:value="4485186" table:style-name="ce6">
            <text:p>4485186</text:p>
          </table:table-cell>
          <table:table-cell office:value-type="float" office:value="659587" table:style-name="ce6">
            <text:p>659587</text:p>
          </table:table-cell>
          <table:table-cell office:value-type="float" office:value="5144773" table:style-name="ce6">
            <text:p>5144773</text:p>
          </table:table-cell>
          <table:table-cell table:number-columns-repeated="16375"/>
        </table:table-row>
        <table:table-row table:style-name="ro1">
          <table:table-cell office:value-type="date" office:date-value="2020-07-23T00:00:00" table:style-name="ce2">
            <text:p>23/07/2020</text:p>
          </table:table-cell>
          <table:table-cell office:value-type="date" office:date-value="2020-07-29T00:00:00" table:style-name="ce2">
            <text:p>29/07/2020</text:p>
          </table:table-cell>
          <table:table-cell office:value-type="string" table:style-name="ce4">
            <text:p>UK</text:p>
          </table:table-cell>
          <table:table-cell office:value-type="float" office:value="699596" table:style-name="ce4">
            <text:p>699596</text:p>
          </table:table-cell>
          <table:table-cell office:value-type="float" office:value="181015" table:style-name="ce4">
            <text:p>181015</text:p>
          </table:table-cell>
          <table:table-cell office:value-type="float" office:value="880611" table:style-name="ce6">
            <text:p>880611</text:p>
          </table:table-cell>
          <table:table-cell office:value-type="float" office:value="5184782" table:style-name="ce6">
            <text:p>5184782</text:p>
          </table:table-cell>
          <table:table-cell office:value-type="float" office:value="840602" table:style-name="ce6">
            <text:p>840602</text:p>
          </table:table-cell>
          <table:table-cell office:value-type="float" office:value="6025384" table:style-name="ce6">
            <text:p>6025384</text:p>
          </table:table-cell>
          <table:table-cell table:number-columns-repeated="16375"/>
        </table:table-row>
        <table:table-row table:style-name="ro1">
          <table:table-cell office:value-type="date" office:date-value="2020-07-30T00:00:00" table:style-name="ce2">
            <text:p>30/07/2020</text:p>
          </table:table-cell>
          <table:table-cell office:value-type="date" office:date-value="2020-08-05T00:00:00" table:style-name="ce2">
            <text:p>05/08/2020</text:p>
          </table:table-cell>
          <table:table-cell office:value-type="string" table:style-name="ce4">
            <text:p>UK</text:p>
          </table:table-cell>
          <table:table-cell office:value-type="float" office:value="752292" table:style-name="ce4">
            <text:p>752292</text:p>
          </table:table-cell>
          <table:table-cell office:value-type="float" office:value="79361" table:style-name="ce4">
            <text:p>79361</text:p>
          </table:table-cell>
          <table:table-cell office:value-type="float" office:value="831653" table:style-name="ce6">
            <text:p>831653</text:p>
          </table:table-cell>
          <table:table-cell office:value-type="float" office:value="5937074" table:style-name="ce6">
            <text:p>5937074</text:p>
          </table:table-cell>
          <table:table-cell office:value-type="float" office:value="920022" table:style-name="ce6">
            <text:p>920022</text:p>
          </table:table-cell>
          <table:table-cell office:value-type="float" office:value="6857096" table:style-name="ce6">
            <text:p>6857096</text:p>
          </table:table-cell>
          <table:table-cell table:number-columns-repeated="16375"/>
        </table:table-row>
        <table:table-row table:style-name="ro1">
          <table:table-cell office:value-type="date" office:date-value="2020-08-06T00:00:00" table:style-name="ce2">
            <text:p>06/08/2020</text:p>
          </table:table-cell>
          <table:table-cell office:value-type="date" office:date-value="2020-08-12T00:00:00" table:style-name="ce2">
            <text:p>12/08/2020</text:p>
          </table:table-cell>
          <table:table-cell office:value-type="string" table:style-name="ce4">
            <text:p>UK</text:p>
          </table:table-cell>
          <table:table-cell office:value-type="float" office:value="867040" table:style-name="ce4">
            <text:p>867040</text:p>
          </table:table-cell>
          <table:table-cell office:value-type="float" office:value="7114" table:style-name="ce4">
            <text:p>7114</text:p>
          </table:table-cell>
          <table:table-cell office:value-type="float" office:value="874154" table:style-name="ce6">
            <text:p>874154</text:p>
          </table:table-cell>
          <table:table-cell office:value-type="float" office:value="6804114" table:style-name="ce6">
            <text:p>6804114</text:p>
          </table:table-cell>
          <table:table-cell office:value-type="float" office:value="1027120" table:style-name="ce6">
            <text:p>1027120</text:p>
          </table:table-cell>
          <table:table-cell office:value-type="float" office:value="7831234" table:style-name="ce6">
            <text:p>7831234</text:p>
          </table:table-cell>
          <table:table-cell table:number-columns-repeated="16375"/>
        </table:table-row>
        <table:table-row table:style-name="ro1">
          <table:table-cell office:value-type="date" office:date-value="2020-08-13T00:00:00" table:style-name="ce2">
            <text:p>13/08/2020</text:p>
          </table:table-cell>
          <table:table-cell office:value-type="date" office:date-value="2020-08-19T00:00:00" table:style-name="ce2">
            <text:p>19/08/2020</text:p>
          </table:table-cell>
          <table:table-cell office:value-type="string" table:style-name="ce4">
            <text:p>UK</text:p>
          </table:table-cell>
          <table:table-cell office:value-type="float" office:value="816728" table:style-name="ce4">
            <text:p>816728</text:p>
          </table:table-cell>
          <table:table-cell office:value-type="float" office:value="13259" table:style-name="ce4">
            <text:p>13259</text:p>
          </table:table-cell>
          <table:table-cell office:value-type="float" office:value="829987" table:style-name="ce6">
            <text:p>829987</text:p>
          </table:table-cell>
          <table:table-cell office:value-type="float" office:value="7627383" table:style-name="ce6">
            <text:p>7627383</text:p>
          </table:table-cell>
          <table:table-cell office:value-type="float" office:value="1040379" table:style-name="ce6">
            <text:p>1040379</text:p>
          </table:table-cell>
          <table:table-cell office:value-type="float" office:value="8667762" table:style-name="ce6">
            <text:p>8667762</text:p>
          </table:table-cell>
          <table:table-cell table:number-columns-repeated="16375"/>
        </table:table-row>
        <table:table-row table:style-name="ro1">
          <table:table-cell office:value-type="date" office:date-value="2020-08-20T00:00:00" table:style-name="ce2">
            <text:p>20/08/2020</text:p>
          </table:table-cell>
          <table:table-cell office:value-type="date" office:date-value="2020-08-26T00:00:00" table:style-name="ce2">
            <text:p>26/08/2020</text:p>
          </table:table-cell>
          <table:table-cell office:value-type="string" table:style-name="ce4">
            <text:p>UK</text:p>
          </table:table-cell>
          <table:table-cell office:value-type="float" office:value="828698" table:style-name="ce4">
            <text:p>828698</text:p>
          </table:table-cell>
          <table:table-cell office:value-type="float" office:value="187432" table:style-name="ce4">
            <text:p>187432</text:p>
          </table:table-cell>
          <table:table-cell office:value-type="float" office:value="1016130" table:style-name="ce6">
            <text:p>1016130</text:p>
          </table:table-cell>
          <table:table-cell office:value-type="float" office:value="8462885" table:style-name="ce6">
            <text:p>8462885</text:p>
          </table:table-cell>
          <table:table-cell office:value-type="float" office:value="1227811" table:style-name="ce6">
            <text:p>1227811</text:p>
          </table:table-cell>
          <table:table-cell office:value-type="float" office:value="9690696" table:style-name="ce6">
            <text:p>9690696</text:p>
          </table:table-cell>
          <table:table-cell table:number-columns-repeated="16375"/>
        </table:table-row>
        <table:table-row table:style-name="ro1">
          <table:table-cell office:value-type="date" office:date-value="2020-08-27T00:00:00" table:style-name="ce2">
            <text:p>27/08/2020</text:p>
          </table:table-cell>
          <table:table-cell office:value-type="date" office:date-value="2020-09-02T00:00:00" table:style-name="ce2">
            <text:p>02/09/2020</text:p>
          </table:table-cell>
          <table:table-cell office:value-type="string" table:style-name="ce4">
            <text:p>UK</text:p>
          </table:table-cell>
          <table:table-cell office:value-type="float" office:value="1082056" table:style-name="ce4">
            <text:p>1082056</text:p>
          </table:table-cell>
          <table:table-cell office:value-type="float" office:value="33391" table:style-name="ce4">
            <text:p>33391</text:p>
          </table:table-cell>
          <table:table-cell office:value-type="float" office:value="1115447" table:style-name="ce6">
            <text:p>1115447</text:p>
          </table:table-cell>
          <table:table-cell office:value-type="float" office:value="9561103" table:style-name="ce6">
            <text:p>9561103</text:p>
          </table:table-cell>
          <table:table-cell office:value-type="float" office:value="1261202" table:style-name="ce6">
            <text:p>1261202</text:p>
          </table:table-cell>
          <table:table-cell office:value-type="float" office:value="10822305" table:style-name="ce6">
            <text:p>10822305</text:p>
          </table:table-cell>
          <table:table-cell table:number-columns-repeated="16375"/>
        </table:table-row>
        <table:table-row table:style-name="ro1">
          <table:table-cell office:value-type="date" office:date-value="2020-09-03T00:00:00" table:style-name="ce2">
            <text:p>03/09/2020</text:p>
          </table:table-cell>
          <table:table-cell office:value-type="date" office:date-value="2020-09-09T00:00:00" table:style-name="ce2">
            <text:p>09/09/2020</text:p>
          </table:table-cell>
          <table:table-cell office:value-type="string" table:style-name="ce4">
            <text:p>UK</text:p>
          </table:table-cell>
          <table:table-cell office:value-type="float" office:value="1160953" table:style-name="ce4">
            <text:p>1160953</text:p>
          </table:table-cell>
          <table:table-cell office:value-type="float" office:value="0" table:style-name="ce4">
            <text:p>0</text:p>
          </table:table-cell>
          <table:table-cell office:value-type="float" office:value="1160953" table:style-name="ce6">
            <text:p>1160953</text:p>
          </table:table-cell>
          <table:table-cell office:value-type="float" office:value="10740323" table:style-name="ce6">
            <text:p>10740323</text:p>
          </table:table-cell>
          <table:table-cell office:value-type="float" office:value="1261202" table:style-name="ce6">
            <text:p>1261202</text:p>
          </table:table-cell>
          <table:table-cell office:value-type="float" office:value="12001525" table:style-name="ce6">
            <text:p>12001525</text:p>
          </table:table-cell>
          <table:table-cell table:number-columns-repeated="16375"/>
        </table:table-row>
        <table:table-row table:style-name="ro1">
          <table:table-cell office:value-type="date" office:date-value="2020-09-10T00:00:00" table:style-name="ce2">
            <text:p>10/09/2020</text:p>
          </table:table-cell>
          <table:table-cell office:value-type="date" office:date-value="2020-09-16T00:00:00" table:style-name="ce2">
            <text:p>16/09/2020</text:p>
          </table:table-cell>
          <table:table-cell office:value-type="string" table:style-name="ce1">
            <text:p>UK</text:p>
          </table:table-cell>
          <table:table-cell office:value-type="float" office:value="1014700" table:style-name="ce1">
            <text:p>1014700</text:p>
          </table:table-cell>
          <table:table-cell office:value-type="float" office:value="178300" table:style-name="ce1">
            <text:p>178300</text:p>
          </table:table-cell>
          <table:table-cell office:value-type="float" office:value="1193000" table:style-name="ce7">
            <text:p>1193000</text:p>
          </table:table-cell>
          <table:table-cell office:value-type="float" office:value="11763151" table:style-name="ce7">
            <text:p>11763151</text:p>
          </table:table-cell>
          <table:table-cell office:value-type="float" office:value="1453703" table:style-name="ce7">
            <text:p>1453703</text:p>
          </table:table-cell>
          <table:table-cell office:value-type="float" office:value="13216854" table:style-name="ce7">
            <text:p>13216854</text:p>
          </table:table-cell>
          <table:table-cell table:number-columns-repeated="16375"/>
        </table:table-row>
        <table:table-row table:style-name="ro1">
          <table:table-cell office:value-type="date" office:date-value="2020-09-17T00:00:00" table:style-name="ce2">
            <text:p>17/09/2020</text:p>
          </table:table-cell>
          <table:table-cell office:value-type="date" office:date-value="2020-09-23T00:00:00" table:style-name="ce2">
            <text:p>23/09/2020</text:p>
          </table:table-cell>
          <table:table-cell office:value-type="string" table:style-name="ce1">
            <text:p>UK</text:p>
          </table:table-cell>
          <table:table-cell office:value-type="float" office:value="1003245" table:style-name="ce1">
            <text:p>1003245</text:p>
          </table:table-cell>
          <table:table-cell office:value-type="float" office:value="204887" table:style-name="ce1">
            <text:p>204887</text:p>
          </table:table-cell>
          <table:table-cell office:value-type="float" office:value="1208132" table:style-name="ce7">
            <text:p>1208132</text:p>
          </table:table-cell>
          <table:table-cell office:value-type="float" office:value="12779816" table:style-name="ce7">
            <text:p>12779816</text:p>
          </table:table-cell>
          <table:table-cell office:value-type="float" office:value="1658590" table:style-name="ce7">
            <text:p>1658590</text:p>
          </table:table-cell>
          <table:table-cell office:value-type="float" office:value="14438406" table:style-name="ce7">
            <text:p>14438406</text:p>
          </table:table-cell>
          <table:table-cell table:number-columns-repeated="16375"/>
        </table:table-row>
        <table:table-row table:style-name="ro1">
          <table:table-cell office:value-type="date" office:date-value="2020-09-24T00:00:00" table:style-name="ce2">
            <text:p>24/09/2020</text:p>
          </table:table-cell>
          <table:table-cell office:value-type="date" office:date-value="2020-09-30T00:00:00" table:style-name="ce2">
            <text:p>30/09/2020</text:p>
          </table:table-cell>
          <table:table-cell office:value-type="string" table:style-name="ce1">
            <text:p>UK</text:p>
          </table:table-cell>
          <table:table-cell office:value-type="float" office:value="1199327" table:style-name="ce1">
            <text:p>1199327</text:p>
          </table:table-cell>
          <table:table-cell office:value-type="float" office:value="43458" table:style-name="ce1">
            <text:p>43458</text:p>
          </table:table-cell>
          <table:table-cell office:value-type="float" office:value="1242785" table:style-name="ce7">
            <text:p>1242785</text:p>
          </table:table-cell>
          <table:table-cell office:value-type="float" office:value="13988542" table:style-name="ce7">
            <text:p>13988542</text:p>
          </table:table-cell>
          <table:table-cell office:value-type="float" office:value="1711724" table:style-name="ce7">
            <text:p>1711724</text:p>
          </table:table-cell>
          <table:table-cell office:value-type="float" office:value="15700266" table:style-name="ce7">
            <text:p>15700266</text:p>
          </table:table-cell>
          <table:table-cell table:number-columns-repeated="16375"/>
        </table:table-row>
        <table:table-row table:style-name="ro1">
          <table:table-cell office:value-type="date" office:date-value="2020-10-01T00:00:00" table:style-name="ce2">
            <text:p>01/10/2020</text:p>
          </table:table-cell>
          <table:table-cell office:value-type="date" office:date-value="2020-10-07T00:00:00" table:style-name="ce2">
            <text:p>07/10/2020</text:p>
          </table:table-cell>
          <table:table-cell office:value-type="string" table:style-name="ce1">
            <text:p>UK</text:p>
          </table:table-cell>
          <table:table-cell office:value-type="float" office:value="1003470" table:style-name="ce1">
            <text:p>1003470</text:p>
          </table:table-cell>
          <table:table-cell office:value-type="float" office:value="0" table:style-name="ce1">
            <text:p>0</text:p>
          </table:table-cell>
          <table:table-cell office:value-type="float" office:value="1003470" table:style-name="ce7">
            <text:p>1003470</text:p>
          </table:table-cell>
          <table:table-cell office:value-type="float" office:value="14991202" table:style-name="ce7">
            <text:p>14991202</text:p>
          </table:table-cell>
          <table:table-cell office:value-type="float" office:value="1717280" table:style-name="ce7">
            <text:p>1717280</text:p>
          </table:table-cell>
          <table:table-cell office:value-type="float" office:value="16708482" table:style-name="ce7">
            <text:p>16708482</text:p>
          </table:table-cell>
          <table:table-cell table:number-columns-repeated="16375"/>
        </table:table-row>
        <table:table-row table:style-name="ro1">
          <table:table-cell office:value-type="date" office:date-value="2020-10-08T00:00:00" table:style-name="ce2">
            <text:p>08/10/2020</text:p>
          </table:table-cell>
          <table:table-cell office:value-type="date" office:date-value="2020-10-14T00:00:00" table:style-name="ce2">
            <text:p>14/10/2020</text:p>
          </table:table-cell>
          <table:table-cell office:value-type="string" table:style-name="ce1">
            <text:p>UK</text:p>
          </table:table-cell>
          <table:table-cell office:value-type="float" office:value="884583" table:style-name="ce1">
            <text:p>884583</text:p>
          </table:table-cell>
          <table:table-cell office:value-type="float" office:value="0" table:style-name="ce1">
            <text:p>0</text:p>
          </table:table-cell>
          <table:table-cell office:value-type="float" office:value="884583" table:style-name="ce7">
            <text:p>884583</text:p>
          </table:table-cell>
          <table:table-cell office:value-type="float" office:value="15831639" table:style-name="ce7">
            <text:p>15831639</text:p>
          </table:table-cell>
          <table:table-cell office:value-type="float" office:value="1721056" table:style-name="ce7">
            <text:p>1721056</text:p>
          </table:table-cell>
          <table:table-cell office:value-type="float" office:value="17552695" table:style-name="ce7">
            <text:p>17552695</text:p>
          </table:table-cell>
          <table:table-cell table:number-columns-repeated="16375"/>
        </table:table-row>
        <table:table-row table:style-name="ro1">
          <table:table-cell office:value-type="date" office:date-value="2020-10-15T00:00:00" table:style-name="ce2">
            <text:p>15/10/2020</text:p>
          </table:table-cell>
          <table:table-cell office:value-type="date" office:date-value="2020-10-21T00:00:00" table:style-name="ce2">
            <text:p>21/10/2020</text:p>
          </table:table-cell>
          <table:table-cell office:value-type="string" table:style-name="ce1">
            <text:p>UK</text:p>
          </table:table-cell>
          <table:table-cell office:value-type="float" office:value="1041500" table:style-name="ce1">
            <text:p>1041500</text:p>
          </table:table-cell>
          <table:table-cell office:value-type="float" office:value="165600" table:style-name="ce1">
            <text:p>165600</text:p>
          </table:table-cell>
          <table:table-cell office:value-type="float" office:value="1207100" table:style-name="ce7">
            <text:p>1207100</text:p>
          </table:table-cell>
          <table:table-cell office:value-type="float" office:value="16908465" table:style-name="ce7">
            <text:p>16908465</text:p>
          </table:table-cell>
          <table:table-cell office:value-type="float" office:value="1886356" table:style-name="ce7">
            <text:p>1886356</text:p>
          </table:table-cell>
          <table:table-cell office:value-type="float" office:value="18794821" table:style-name="ce7">
            <text:p>18794821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6" table:style-name="ce7"/>
          <table:table-cell table:number-columns-repeated="16373"/>
        </table:table-row>
        <table:table-row table:number-rows-repeated="1048544" table:style-name="ro2">
          <table:table-cell table:number-columns-repeated="16384"/>
        </table:table-row>
      </table:table>
      <table:table table:name="Tests_Processed" table:style-name="ta1">
        <table:table-column table:style-name="co17" table:default-cell-style-name="ce2"/>
        <table:table-column table:style-name="co18" table:default-cell-style-name="ce2"/>
        <table:table-column table:style-name="co11" table:default-cell-style-name="ce1"/>
        <table:table-column table:style-name="co5" table:number-columns-repeated="5" table:default-cell-style-name="ce1"/>
        <table:table-column table:style-name="co19" table:default-cell-style-name="ce1"/>
        <table:table-column table:style-name="co5" table:number-columns-repeated="5" table:default-cell-style-name="ce1"/>
        <table:table-column table:style-name="co5" table:default-cell-style-name="ce9"/>
        <table:table-column table:style-name="co5" table:number-columns-repeated="2" table:default-cell-style-name="ce1"/>
        <table:table-column table:style-name="co20" table:default-cell-style-name="ce1"/>
        <table:table-column table:style-name="co9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59" table:default-cell-style-name="ce1"/>
        <table:table-row table:style-name="ro1">
          <table:table-cell office:value-type="string" table:style-name="ce2">
            <text:p>Week_Start</text:p>
          </table:table-cell>
          <table:table-cell office:value-type="string" table:style-name="ce2">
            <text:p>Week_End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Pillar_1_Processed_weekly</text:p>
          </table:table-cell>
          <table:table-cell office:value-type="string" table:style-name="ce1">
            <text:p>Pillar_2_Processed_weekly</text:p>
          </table:table-cell>
          <table:table-cell office:value-type="string" table:style-name="ce1">
            <text:p>Pillar_3_Processed_weekly</text:p>
          </table:table-cell>
          <table:table-cell office:value-type="string" table:style-name="ce1">
            <text:p>Pillar_4_Processed_weekly</text:p>
          </table:table-cell>
          <table:table-cell office:value-type="string" table:style-name="ce1">
            <text:p>Pillar_4_Swab_Processed_weekly</text:p>
          </table:table-cell>
          <table:table-cell office:value-type="string" table:style-name="ce1">
            <text:p>Pillar_4_Antibody_Processed_weekly</text:p>
          </table:table-cell>
          <table:table-cell office:value-type="string" table:style-name="ce1">
            <text:p>All_Swab_Processed_weekly</text:p>
          </table:table-cell>
          <table:table-cell office:value-type="string" table:style-name="ce1">
            <text:p>All_Antibody_Processed_weekly</text:p>
          </table:table-cell>
          <table:table-cell office:value-type="string" table:style-name="ce1">
            <text:p>All_Pillars_Processed_weekly</text:p>
          </table:table-cell>
          <table:table-cell office:value-type="string" table:style-name="ce1">
            <text:p>Pillar_1_Processed_cumulative</text:p>
          </table:table-cell>
          <table:table-cell office:value-type="string" table:style-name="ce1">
            <text:p>Pillar_2_Processed_cumulative</text:p>
          </table:table-cell>
          <table:table-cell office:value-type="string" table:style-name="ce9">
            <text:p>Pillar_3_Processed_cumulative</text:p>
          </table:table-cell>
          <table:table-cell office:value-type="string" table:style-name="ce1">
            <text:p>Pillar_4_Processed_cumulative</text:p>
          </table:table-cell>
          <table:table-cell office:value-type="string" table:style-name="ce1">
            <text:p>All_Pillars_Processed_cumulative</text:p>
          </table:table-cell>
          <table:table-cell table:number-columns-repeated="16367"/>
        </table:table-row>
        <table:table-row table:style-name="ro1">
          <table:table-cell office:value-type="date" office:date-value="2020-03-26T00:00:00" table:style-name="ce8">
            <text:p>26/03/2020</text:p>
          </table:table-cell>
          <table:table-cell office:value-type="date" office:date-value="2020-04-01T00:00:00" table:style-name="ce2">
            <text:p>01/04/2020</text:p>
          </table:table-cell>
          <table:table-cell office:value-type="string" table:style-name="ce4">
            <text:p>UK</text:p>
          </table:table-cell>
          <table:table-cell office:value-type="float" office:value="11267" table:style-name="ce4">
            <text:p>11267</text:p>
          </table:table-cell>
          <table:table-cell office:value-type="float" office:value="1586" table:style-name="ce4">
            <text:p>15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853" table:style-name="ce4">
            <text:p>12853</text:p>
          </table:table-cell>
          <table:table-cell office:value-type="float" office:value="0" table:style-name="ce4">
            <text:p>0</text:p>
          </table:table-cell>
          <table:table-cell office:value-type="float" office:value="12853" table:style-name="ce4">
            <text:p>12853</text:p>
          </table:table-cell>
          <table:table-cell office:value-type="float" office:value="153588" table:style-name="ce4">
            <text:p>153588</text:p>
          </table:table-cell>
          <table:table-cell office:value-type="float" office:value="1586" table:style-name="ce4">
            <text:p>1586</text:p>
          </table:table-cell>
          <table:table-cell table:style-name="ce10"/>
          <table:table-cell office:value-type="float" office:value="0" table:style-name="ce4">
            <text:p>0</text:p>
          </table:table-cell>
          <table:table-cell office:value-type="float" office:value="155174" table:style-name="ce4">
            <text:p>155174</text:p>
          </table:table-cell>
          <table:table-cell table:number-columns-repeated="16367"/>
        </table:table-row>
        <table:table-row table:style-name="ro1">
          <table:table-cell office:value-type="date" office:date-value="2020-03-26T00:00:00" table:style-name="ce8">
            <text:p>26/03/2020</text:p>
          </table:table-cell>
          <table:table-cell office:value-type="date" office:date-value="2020-04-01T00:00:00" table:style-name="ce2">
            <text:p>01/04/2020</text:p>
          </table:table-cell>
          <table:table-cell office:value-type="string" table:style-name="ce4">
            <text:p>England</text:p>
          </table:table-cell>
          <table:table-cell office:value-type="float" office:value="10412" table:style-name="ce4">
            <text:p>10412</text:p>
          </table:table-cell>
          <table:table-cell office:value-type="string" table:style-name="ce4">
            <text:p>Unavailable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float" office:value="10412" table:style-name="ce4">
            <text:p>10412</text:p>
          </table:table-cell>
          <table:table-cell office:value-type="float" office:value="0" table:style-name="ce4">
            <text:p>0</text:p>
          </table:table-cell>
          <table:table-cell office:value-type="float" office:value="10412" table:style-name="ce4">
            <text:p>10412</text:p>
          </table:table-cell>
          <table:table-cell office:value-type="float" office:value="143601" table:style-name="ce4">
            <text:p>143601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43601" table:style-name="ce4">
            <text:p>143601</text:p>
          </table:table-cell>
          <table:table-cell table:number-columns-repeated="16367"/>
        </table:table-row>
        <table:table-row table:style-name="ro1">
          <table:table-cell office:value-type="date" office:date-value="2020-03-26T00:00:00" table:style-name="ce8">
            <text:p>26/03/2020</text:p>
          </table:table-cell>
          <table:table-cell office:value-type="date" office:date-value="2020-04-01T00:00:00" table:style-name="ce2">
            <text:p>01/04/2020</text:p>
          </table:table-cell>
          <table:table-cell office:value-type="string" table:style-name="ce4">
            <text:p>Scotland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0" table:style-name="ce4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20-03-26T00:00:00" table:style-name="ce2">
            <text:p>26/03/2020</text:p>
          </table:table-cell>
          <table:table-cell office:value-type="date" office:date-value="2020-04-01T00:00:00" table:style-name="ce2">
            <text:p>01/04/2020</text:p>
          </table:table-cell>
          <table:table-cell office:value-type="string" table:style-name="ce4">
            <text:p>Wales</text:p>
          </table:table-cell>
          <table:table-cell office:value-type="float" office:value="855" table:style-name="ce4">
            <text:p>855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855" table:style-name="ce4">
            <text:p>855</text:p>
          </table:table-cell>
          <table:table-cell table:style-name="ce4"/>
          <table:table-cell office:value-type="float" office:value="855" table:style-name="ce4">
            <text:p>855</text:p>
          </table:table-cell>
          <table:table-cell office:value-type="float" office:value="9987" table:style-name="ce4">
            <text:p>9987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9987" table:style-name="ce4">
            <text:p>9987</text:p>
          </table:table-cell>
          <table:table-cell table:number-columns-repeated="16367"/>
        </table:table-row>
        <table:table-row table:style-name="ro1">
          <table:table-cell office:value-type="date" office:date-value="2020-03-26T00:00:00" table:style-name="ce2">
            <text:p>26/03/2020</text:p>
          </table:table-cell>
          <table:table-cell office:value-type="date" office:date-value="2020-04-01T00:00:00" table:style-name="ce2">
            <text:p>01/04/2020</text:p>
          </table:table-cell>
          <table:table-cell office:value-type="string" table:style-name="ce4">
            <text:p>Northern Ireland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0" table:style-name="ce4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20-04-02T00:00:00" table:style-name="ce2">
            <text:p>02/04/2020</text:p>
          </table:table-cell>
          <table:table-cell office:value-type="date" office:date-value="2020-04-08T00:00:00" table:style-name="ce2">
            <text:p>08/04/2020</text:p>
          </table:table-cell>
          <table:table-cell office:value-type="string" table:style-name="ce4">
            <text:p>UK</text:p>
          </table:table-cell>
          <table:table-cell office:value-type="float" office:value="90616" table:style-name="ce4">
            <text:p>90616</text:p>
          </table:table-cell>
          <table:table-cell office:value-type="float" office:value="5793" table:style-name="ce4">
            <text:p>5793</text:p>
          </table:table-cell>
          <table:table-cell office:value-type="float" office:value="0" table:style-name="ce4">
            <text:p>0</text:p>
          </table:table-cell>
          <table:table-cell office:value-type="float" office:value="1306" table:style-name="ce4">
            <text:p>1306</text:p>
          </table:table-cell>
          <table:table-cell office:value-type="float" office:value="0" table:style-name="ce4">
            <text:p>0</text:p>
          </table:table-cell>
          <table:table-cell office:value-type="float" office:value="1306" table:style-name="ce4">
            <text:p>1306</text:p>
          </table:table-cell>
          <table:table-cell office:value-type="float" office:value="96409" table:style-name="ce4">
            <text:p>96409</text:p>
          </table:table-cell>
          <table:table-cell office:value-type="float" office:value="1306" table:style-name="ce4">
            <text:p>1306</text:p>
          </table:table-cell>
          <table:table-cell office:value-type="float" office:value="97715" table:style-name="ce4">
            <text:p>97715</text:p>
          </table:table-cell>
          <table:table-cell office:value-type="float" office:value="272925" table:style-name="ce4">
            <text:p>272925</text:p>
          </table:table-cell>
          <table:table-cell office:value-type="float" office:value="7379" table:style-name="ce4">
            <text:p>7379</text:p>
          </table:table-cell>
          <table:table-cell table:style-name="ce10"/>
          <table:table-cell office:value-type="float" office:value="1422" table:style-name="ce4">
            <text:p>1422</text:p>
          </table:table-cell>
          <table:table-cell office:value-type="float" office:value="281726" table:style-name="ce4">
            <text:p>281726</text:p>
          </table:table-cell>
          <table:table-cell table:number-columns-repeated="16367"/>
        </table:table-row>
        <table:table-row table:style-name="ro1">
          <table:table-cell office:value-type="date" office:date-value="2020-04-02T00:00:00" table:style-name="ce2">
            <text:p>02/04/2020</text:p>
          </table:table-cell>
          <table:table-cell office:value-type="date" office:date-value="2020-04-08T00:00:00" table:style-name="ce2">
            <text:p>08/04/2020</text:p>
          </table:table-cell>
          <table:table-cell office:value-type="string" table:style-name="ce4">
            <text:p>England</text:p>
          </table:table-cell>
          <table:table-cell office:value-type="float" office:value="75876" table:style-name="ce4">
            <text:p>75876</text:p>
          </table:table-cell>
          <table:table-cell office:value-type="string" table:style-name="ce4">
            <text:p>Unavailable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float" office:value="75876" table:style-name="ce4">
            <text:p>75876</text:p>
          </table:table-cell>
          <table:table-cell office:value-type="float" office:value="0" table:style-name="ce4">
            <text:p>0</text:p>
          </table:table-cell>
          <table:table-cell office:value-type="float" office:value="75876" table:style-name="ce4">
            <text:p>75876</text:p>
          </table:table-cell>
          <table:table-cell office:value-type="float" office:value="222230" table:style-name="ce4">
            <text:p>22223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22230" table:style-name="ce4">
            <text:p>222230</text:p>
          </table:table-cell>
          <table:table-cell table:number-columns-repeated="16367"/>
        </table:table-row>
        <table:table-row table:style-name="ro1">
          <table:table-cell office:value-type="date" office:date-value="2020-04-02T00:00:00" table:style-name="ce2">
            <text:p>02/04/2020</text:p>
          </table:table-cell>
          <table:table-cell office:value-type="date" office:date-value="2020-04-08T00:00:00" table:style-name="ce2">
            <text:p>08/04/2020</text:p>
          </table:table-cell>
          <table:table-cell office:value-type="string" table:style-name="ce4">
            <text:p>Scotland</text:p>
          </table:table-cell>
          <table:table-cell office:value-type="float" office:value="8198" table:style-name="ce4">
            <text:p>8198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8198" table:style-name="ce4">
            <text:p>8198</text:p>
          </table:table-cell>
          <table:table-cell table:style-name="ce4"/>
          <table:table-cell office:value-type="float" office:value="8198" table:style-name="ce4">
            <text:p>8198</text:p>
          </table:table-cell>
          <table:table-cell office:value-type="float" office:value="34166" table:style-name="ce4">
            <text:p>34166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34166" table:style-name="ce4">
            <text:p>34166</text:p>
          </table:table-cell>
          <table:table-cell table:number-columns-repeated="16367"/>
        </table:table-row>
        <table:table-row table:style-name="ro1">
          <table:table-cell office:value-type="date" office:date-value="2020-04-02T00:00:00" table:style-name="ce2">
            <text:p>02/04/2020</text:p>
          </table:table-cell>
          <table:table-cell office:value-type="date" office:date-value="2020-04-08T00:00:00" table:style-name="ce2">
            <text:p>08/04/2020</text:p>
          </table:table-cell>
          <table:table-cell office:value-type="string" table:style-name="ce4">
            <text:p>Wales</text:p>
          </table:table-cell>
          <table:table-cell office:value-type="float" office:value="6542" table:style-name="ce4">
            <text:p>6542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6542" table:style-name="ce4">
            <text:p>6542</text:p>
          </table:table-cell>
          <table:table-cell table:style-name="ce4"/>
          <table:table-cell office:value-type="float" office:value="6542" table:style-name="ce4">
            <text:p>6542</text:p>
          </table:table-cell>
          <table:table-cell office:value-type="float" office:value="16529" table:style-name="ce4">
            <text:p>16529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6529" table:style-name="ce4">
            <text:p>16529</text:p>
          </table:table-cell>
          <table:table-cell table:number-columns-repeated="16367"/>
        </table:table-row>
        <table:table-row table:style-name="ro1">
          <table:table-cell office:value-type="date" office:date-value="2020-04-02T00:00:00" table:style-name="ce2">
            <text:p>02/04/2020</text:p>
          </table:table-cell>
          <table:table-cell office:value-type="date" office:date-value="2020-04-08T00:00:00" table:style-name="ce2">
            <text:p>08/04/2020</text:p>
          </table:table-cell>
          <table:table-cell office:value-type="string" table:style-name="ce4">
            <text:p>Northern Ireland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0" table:style-name="ce4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20-04-09T00:00:00" table:style-name="ce2">
            <text:p>09/04/2020</text:p>
          </table:table-cell>
          <table:table-cell office:value-type="date" office:date-value="2020-04-15T00:00:00" table:style-name="ce2">
            <text:p>15/04/2020</text:p>
          </table:table-cell>
          <table:table-cell office:value-type="string" table:style-name="ce4">
            <text:p>UK</text:p>
          </table:table-cell>
          <table:table-cell office:value-type="float" office:value="101342" table:style-name="ce4">
            <text:p>101342</text:p>
          </table:table-cell>
          <table:table-cell office:value-type="float" office:value="14395" table:style-name="ce4">
            <text:p>14395</text:p>
          </table:table-cell>
          <table:table-cell office:value-type="float" office:value="0" table:style-name="ce4">
            <text:p>0</text:p>
          </table:table-cell>
          <table:table-cell office:value-type="float" office:value="1395" table:style-name="ce4">
            <text:p>1395</text:p>
          </table:table-cell>
          <table:table-cell office:value-type="float" office:value="0" table:style-name="ce4">
            <text:p>0</text:p>
          </table:table-cell>
          <table:table-cell office:value-type="float" office:value="1395" table:style-name="ce4">
            <text:p>1395</text:p>
          </table:table-cell>
          <table:table-cell office:value-type="float" office:value="115737" table:style-name="ce4">
            <text:p>115737</text:p>
          </table:table-cell>
          <table:table-cell office:value-type="float" office:value="1395" table:style-name="ce4">
            <text:p>1395</text:p>
          </table:table-cell>
          <table:table-cell office:value-type="float" office:value="117132" table:style-name="ce4">
            <text:p>117132</text:p>
          </table:table-cell>
          <table:table-cell office:value-type="float" office:value="374497" table:style-name="ce4">
            <text:p>374497</text:p>
          </table:table-cell>
          <table:table-cell office:value-type="float" office:value="21415" table:style-name="ce4">
            <text:p>21415</text:p>
          </table:table-cell>
          <table:table-cell table:style-name="ce10"/>
          <table:table-cell office:value-type="float" office:value="3004" table:style-name="ce4">
            <text:p>3004</text:p>
          </table:table-cell>
          <table:table-cell office:value-type="float" office:value="398916" table:style-name="ce4">
            <text:p>398916</text:p>
          </table:table-cell>
          <table:table-cell table:number-columns-repeated="16367"/>
        </table:table-row>
        <table:table-row table:style-name="ro1">
          <table:table-cell office:value-type="date" office:date-value="2020-04-09T00:00:00" table:style-name="ce2">
            <text:p>09/04/2020</text:p>
          </table:table-cell>
          <table:table-cell office:value-type="date" office:date-value="2020-04-15T00:00:00" table:style-name="ce2">
            <text:p>15/04/2020</text:p>
          </table:table-cell>
          <table:table-cell office:value-type="string" table:style-name="ce4">
            <text:p>England</text:p>
          </table:table-cell>
          <table:table-cell office:value-type="float" office:value="86056" table:style-name="ce4">
            <text:p>86056</text:p>
          </table:table-cell>
          <table:table-cell office:value-type="string" table:style-name="ce4">
            <text:p>Unavailable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float" office:value="86056" table:style-name="ce4">
            <text:p>86056</text:p>
          </table:table-cell>
          <table:table-cell office:value-type="float" office:value="0" table:style-name="ce4">
            <text:p>0</text:p>
          </table:table-cell>
          <table:table-cell office:value-type="float" office:value="86056" table:style-name="ce4">
            <text:p>86056</text:p>
          </table:table-cell>
          <table:table-cell office:value-type="float" office:value="308516" table:style-name="ce4">
            <text:p>308516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308516" table:style-name="ce4">
            <text:p>308516</text:p>
          </table:table-cell>
          <table:table-cell table:number-columns-repeated="16367"/>
        </table:table-row>
        <table:table-row table:style-name="ro1">
          <table:table-cell office:value-type="date" office:date-value="2020-04-09T00:00:00" table:style-name="ce2">
            <text:p>09/04/2020</text:p>
          </table:table-cell>
          <table:table-cell office:value-type="date" office:date-value="2020-04-15T00:00:00" table:style-name="ce2">
            <text:p>15/04/2020</text:p>
          </table:table-cell>
          <table:table-cell office:value-type="string" table:style-name="ce4">
            <text:p>Scotland</text:p>
          </table:table-cell>
          <table:table-cell office:value-type="float" office:value="9943" table:style-name="ce4">
            <text:p>9943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9943" table:style-name="ce4">
            <text:p>9943</text:p>
          </table:table-cell>
          <table:table-cell table:style-name="ce4"/>
          <table:table-cell office:value-type="float" office:value="9943" table:style-name="ce4">
            <text:p>9943</text:p>
          </table:table-cell>
          <table:table-cell office:value-type="float" office:value="44109" table:style-name="ce4">
            <text:p>44109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44109" table:style-name="ce4">
            <text:p>44109</text:p>
          </table:table-cell>
          <table:table-cell table:number-columns-repeated="16367"/>
        </table:table-row>
        <table:table-row table:style-name="ro1">
          <table:table-cell office:value-type="date" office:date-value="2020-04-09T00:00:00" table:style-name="ce2">
            <text:p>09/04/2020</text:p>
          </table:table-cell>
          <table:table-cell office:value-type="date" office:date-value="2020-04-15T00:00:00" table:style-name="ce2">
            <text:p>15/04/2020</text:p>
          </table:table-cell>
          <table:table-cell office:value-type="string" table:style-name="ce4">
            <text:p>Wales</text:p>
          </table:table-cell>
          <table:table-cell office:value-type="float" office:value="5343" table:style-name="ce4">
            <text:p>5343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5343" table:style-name="ce4">
            <text:p>5343</text:p>
          </table:table-cell>
          <table:table-cell table:style-name="ce4"/>
          <table:table-cell office:value-type="float" office:value="5343" table:style-name="ce4">
            <text:p>5343</text:p>
          </table:table-cell>
          <table:table-cell office:value-type="float" office:value="21872" table:style-name="ce4">
            <text:p>21872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1872" table:style-name="ce4">
            <text:p>21872</text:p>
          </table:table-cell>
          <table:table-cell table:number-columns-repeated="16367"/>
        </table:table-row>
        <table:table-row table:style-name="ro1">
          <table:table-cell office:value-type="date" office:date-value="2020-04-09T00:00:00" table:style-name="ce2">
            <text:p>09/04/2020</text:p>
          </table:table-cell>
          <table:table-cell office:value-type="date" office:date-value="2020-04-15T00:00:00" table:style-name="ce2">
            <text:p>15/04/2020</text:p>
          </table:table-cell>
          <table:table-cell office:value-type="string" table:style-name="ce4">
            <text:p>Northern Ireland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0" table:style-name="ce4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20-04-16T00:00:00" table:style-name="ce2">
            <text:p>16/04/2020</text:p>
          </table:table-cell>
          <table:table-cell office:value-type="date" office:date-value="2020-04-22T00:00:00" table:style-name="ce2">
            <text:p>22/04/2020</text:p>
          </table:table-cell>
          <table:table-cell office:value-type="string" table:style-name="ce4">
            <text:p>UK</text:p>
          </table:table-cell>
          <table:table-cell office:value-type="float" office:value="116128" table:style-name="ce4">
            <text:p>116128</text:p>
          </table:table-cell>
          <table:table-cell office:value-type="float" office:value="25041" table:style-name="ce4">
            <text:p>25041</text:p>
          </table:table-cell>
          <table:table-cell office:value-type="float" office:value="0" table:style-name="ce4">
            <text:p>0</text:p>
          </table:table-cell>
          <table:table-cell office:value-type="float" office:value="1939" table:style-name="ce4">
            <text:p>1939</text:p>
          </table:table-cell>
          <table:table-cell office:value-type="float" office:value="0" table:style-name="ce4">
            <text:p>0</text:p>
          </table:table-cell>
          <table:table-cell office:value-type="float" office:value="1939" table:style-name="ce4">
            <text:p>1939</text:p>
          </table:table-cell>
          <table:table-cell office:value-type="float" office:value="141169" table:style-name="ce4">
            <text:p>141169</text:p>
          </table:table-cell>
          <table:table-cell office:value-type="float" office:value="1939" table:style-name="ce4">
            <text:p>1939</text:p>
          </table:table-cell>
          <table:table-cell office:value-type="float" office:value="143108" table:style-name="ce4">
            <text:p>143108</text:p>
          </table:table-cell>
          <table:table-cell office:value-type="float" office:value="508536" table:style-name="ce4">
            <text:p>508536</text:p>
          </table:table-cell>
          <table:table-cell office:value-type="float" office:value="46456" table:style-name="ce4">
            <text:p>46456</text:p>
          </table:table-cell>
          <table:table-cell table:style-name="ce10"/>
          <table:table-cell office:value-type="float" office:value="4943" table:style-name="ce4">
            <text:p>4943</text:p>
          </table:table-cell>
          <table:table-cell office:value-type="float" office:value="559935" table:style-name="ce4">
            <text:p>559935</text:p>
          </table:table-cell>
          <table:table-cell table:number-columns-repeated="16367"/>
        </table:table-row>
        <table:table-row table:style-name="ro1">
          <table:table-cell office:value-type="date" office:date-value="2020-04-16T00:00:00" table:style-name="ce2">
            <text:p>16/04/2020</text:p>
          </table:table-cell>
          <table:table-cell office:value-type="date" office:date-value="2020-04-22T00:00:00" table:style-name="ce2">
            <text:p>22/04/2020</text:p>
          </table:table-cell>
          <table:table-cell office:value-type="string" table:style-name="ce4">
            <text:p>England</text:p>
          </table:table-cell>
          <table:table-cell office:value-type="float" office:value="97958" table:style-name="ce4">
            <text:p>97958</text:p>
          </table:table-cell>
          <table:table-cell office:value-type="string" table:style-name="ce4">
            <text:p>Unavailable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float" office:value="97958" table:style-name="ce4">
            <text:p>97958</text:p>
          </table:table-cell>
          <table:table-cell office:value-type="float" office:value="0" table:style-name="ce4">
            <text:p>0</text:p>
          </table:table-cell>
          <table:table-cell office:value-type="float" office:value="97958" table:style-name="ce4">
            <text:p>97958</text:p>
          </table:table-cell>
          <table:table-cell office:value-type="float" office:value="406694" table:style-name="ce4">
            <text:p>406694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406694" table:style-name="ce4">
            <text:p>406694</text:p>
          </table:table-cell>
          <table:table-cell table:number-columns-repeated="16367"/>
        </table:table-row>
        <table:table-row table:style-name="ro1">
          <table:table-cell office:value-type="date" office:date-value="2020-04-16T00:00:00" table:style-name="ce2">
            <text:p>16/04/2020</text:p>
          </table:table-cell>
          <table:table-cell office:value-type="date" office:date-value="2020-04-22T00:00:00" table:style-name="ce2">
            <text:p>22/04/2020</text:p>
          </table:table-cell>
          <table:table-cell office:value-type="string" table:style-name="ce4">
            <text:p>Scotland</text:p>
          </table:table-cell>
          <table:table-cell office:value-type="float" office:value="11397" table:style-name="ce4">
            <text:p>11397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1397" table:style-name="ce4">
            <text:p>11397</text:p>
          </table:table-cell>
          <table:table-cell table:style-name="ce4"/>
          <table:table-cell office:value-type="float" office:value="11397" table:style-name="ce4">
            <text:p>11397</text:p>
          </table:table-cell>
          <table:table-cell office:value-type="float" office:value="55506" table:style-name="ce4">
            <text:p>55506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55506" table:style-name="ce4">
            <text:p>55506</text:p>
          </table:table-cell>
          <table:table-cell table:number-columns-repeated="16367"/>
        </table:table-row>
        <table:table-row table:style-name="ro1">
          <table:table-cell office:value-type="date" office:date-value="2020-04-16T00:00:00" table:style-name="ce2">
            <text:p>16/04/2020</text:p>
          </table:table-cell>
          <table:table-cell office:value-type="date" office:date-value="2020-04-22T00:00:00" table:style-name="ce2">
            <text:p>22/04/2020</text:p>
          </table:table-cell>
          <table:table-cell office:value-type="string" table:style-name="ce4">
            <text:p>Wales</text:p>
          </table:table-cell>
          <table:table-cell office:value-type="float" office:value="6217" table:style-name="ce4">
            <text:p>6217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6217" table:style-name="ce4">
            <text:p>6217</text:p>
          </table:table-cell>
          <table:table-cell table:style-name="ce4"/>
          <table:table-cell office:value-type="float" office:value="6217" table:style-name="ce4">
            <text:p>6217</text:p>
          </table:table-cell>
          <table:table-cell office:value-type="float" office:value="28088" table:style-name="ce4">
            <text:p>28088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8088" table:style-name="ce4">
            <text:p>28088</text:p>
          </table:table-cell>
          <table:table-cell table:number-columns-repeated="16367"/>
        </table:table-row>
        <table:table-row table:style-name="ro1">
          <table:table-cell office:value-type="date" office:date-value="2020-04-16T00:00:00" table:style-name="ce2">
            <text:p>16/04/2020</text:p>
          </table:table-cell>
          <table:table-cell office:value-type="date" office:date-value="2020-04-22T00:00:00" table:style-name="ce2">
            <text:p>22/04/2020</text:p>
          </table:table-cell>
          <table:table-cell office:value-type="string" table:style-name="ce4">
            <text:p>Northern Ireland</text:p>
          </table:table-cell>
          <table:table-cell office:value-type="float" office:value="556" table:style-name="ce4">
            <text:p>556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556" table:style-name="ce4">
            <text:p>556</text:p>
          </table:table-cell>
          <table:table-cell table:style-name="ce4"/>
          <table:table-cell office:value-type="float" office:value="556" table:style-name="ce4">
            <text:p>556</text:p>
          </table:table-cell>
          <table:table-cell office:value-type="float" office:value="18248" table:style-name="ce4">
            <text:p>18248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8248" table:style-name="ce4">
            <text:p>18248</text:p>
          </table:table-cell>
          <table:table-cell table:number-columns-repeated="16367"/>
        </table:table-row>
        <table:table-row table:style-name="ro1">
          <table:table-cell office:value-type="date" office:date-value="2020-04-23T00:00:00" table:style-name="ce2">
            <text:p>23/04/2020</text:p>
          </table:table-cell>
          <table:table-cell office:value-type="date" office:date-value="2020-04-29T00:00:00" table:style-name="ce2">
            <text:p>29/04/2020</text:p>
          </table:table-cell>
          <table:table-cell office:value-type="string" table:style-name="ce4">
            <text:p>UK</text:p>
          </table:table-cell>
          <table:table-cell office:value-type="float" office:value="138429" table:style-name="ce4">
            <text:p>138429</text:p>
          </table:table-cell>
          <table:table-cell office:value-type="float" office:value="78277" table:style-name="ce4">
            <text:p>78277</text:p>
          </table:table-cell>
          <table:table-cell office:value-type="float" office:value="0" table:style-name="ce4">
            <text:p>0</text:p>
          </table:table-cell>
          <table:table-cell office:value-type="float" office:value="3606" table:style-name="ce4">
            <text:p>3606</text:p>
          </table:table-cell>
          <table:table-cell office:value-type="float" office:value="0" table:style-name="ce4">
            <text:p>0</text:p>
          </table:table-cell>
          <table:table-cell office:value-type="float" office:value="3606" table:style-name="ce4">
            <text:p>3606</text:p>
          </table:table-cell>
          <table:table-cell office:value-type="float" office:value="216706" table:style-name="ce4">
            <text:p>216706</text:p>
          </table:table-cell>
          <table:table-cell office:value-type="float" office:value="3606" table:style-name="ce4">
            <text:p>3606</text:p>
          </table:table-cell>
          <table:table-cell office:value-type="float" office:value="220312" table:style-name="ce4">
            <text:p>220312</text:p>
          </table:table-cell>
          <table:table-cell office:value-type="float" office:value="647084" table:style-name="ce4">
            <text:p>647084</text:p>
          </table:table-cell>
          <table:table-cell office:value-type="float" office:value="124733" table:style-name="ce4">
            <text:p>124733</text:p>
          </table:table-cell>
          <table:table-cell table:style-name="ce10"/>
          <table:table-cell office:value-type="float" office:value="8549" table:style-name="ce4">
            <text:p>8549</text:p>
          </table:table-cell>
          <table:table-cell office:value-type="float" office:value="780366" table:style-name="ce4">
            <text:p>780366</text:p>
          </table:table-cell>
          <table:table-cell table:number-columns-repeated="16367"/>
        </table:table-row>
        <table:table-row table:style-name="ro1">
          <table:table-cell office:value-type="date" office:date-value="2020-04-23T00:00:00" table:style-name="ce2">
            <text:p>23/04/2020</text:p>
          </table:table-cell>
          <table:table-cell office:value-type="date" office:date-value="2020-04-29T00:00:00" table:style-name="ce2">
            <text:p>29/04/2020</text:p>
          </table:table-cell>
          <table:table-cell office:value-type="string" table:style-name="ce4">
            <text:p>England</text:p>
          </table:table-cell>
          <table:table-cell office:value-type="float" office:value="112826" table:style-name="ce4">
            <text:p>112826</text:p>
          </table:table-cell>
          <table:table-cell office:value-type="string" table:style-name="ce4">
            <text:p>Unavailable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float" office:value="112826" table:style-name="ce4">
            <text:p>112826</text:p>
          </table:table-cell>
          <table:table-cell office:value-type="float" office:value="0" table:style-name="ce4">
            <text:p>0</text:p>
          </table:table-cell>
          <table:table-cell office:value-type="float" office:value="112826" table:style-name="ce4">
            <text:p>112826</text:p>
          </table:table-cell>
          <table:table-cell office:value-type="float" office:value="519639" table:style-name="ce4">
            <text:p>519639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519639" table:style-name="ce4">
            <text:p>519639</text:p>
          </table:table-cell>
          <table:table-cell table:number-columns-repeated="16367"/>
        </table:table-row>
        <table:table-row table:style-name="ro1">
          <table:table-cell office:value-type="date" office:date-value="2020-04-23T00:00:00" table:style-name="ce2">
            <text:p>23/04/2020</text:p>
          </table:table-cell>
          <table:table-cell office:value-type="date" office:date-value="2020-04-29T00:00:00" table:style-name="ce2">
            <text:p>29/04/2020</text:p>
          </table:table-cell>
          <table:table-cell office:value-type="string" table:style-name="ce4">
            <text:p>Scotland</text:p>
          </table:table-cell>
          <table:table-cell office:value-type="float" office:value="12398" table:style-name="ce4">
            <text:p>12398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2398" table:style-name="ce4">
            <text:p>12398</text:p>
          </table:table-cell>
          <table:table-cell table:style-name="ce4"/>
          <table:table-cell office:value-type="float" office:value="12398" table:style-name="ce4">
            <text:p>12398</text:p>
          </table:table-cell>
          <table:table-cell office:value-type="float" office:value="67904" table:style-name="ce4">
            <text:p>67904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67904" table:style-name="ce4">
            <text:p>67904</text:p>
          </table:table-cell>
          <table:table-cell table:number-columns-repeated="16367"/>
        </table:table-row>
        <table:table-row table:style-name="ro1">
          <table:table-cell office:value-type="date" office:date-value="2020-04-23T00:00:00" table:style-name="ce2">
            <text:p>23/04/2020</text:p>
          </table:table-cell>
          <table:table-cell office:value-type="date" office:date-value="2020-04-29T00:00:00" table:style-name="ce2">
            <text:p>29/04/2020</text:p>
          </table:table-cell>
          <table:table-cell office:value-type="string" table:style-name="ce4">
            <text:p>Wales</text:p>
          </table:table-cell>
          <table:table-cell office:value-type="float" office:value="7094" table:style-name="ce4">
            <text:p>7094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7094" table:style-name="ce4">
            <text:p>7094</text:p>
          </table:table-cell>
          <table:table-cell table:style-name="ce4"/>
          <table:table-cell office:value-type="float" office:value="7094" table:style-name="ce4">
            <text:p>7094</text:p>
          </table:table-cell>
          <table:table-cell office:value-type="float" office:value="35182" table:style-name="ce4">
            <text:p>35182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35182" table:style-name="ce4">
            <text:p>35182</text:p>
          </table:table-cell>
          <table:table-cell table:number-columns-repeated="16367"/>
        </table:table-row>
        <table:table-row table:style-name="ro1">
          <table:table-cell office:value-type="date" office:date-value="2020-04-23T00:00:00" table:style-name="ce2">
            <text:p>23/04/2020</text:p>
          </table:table-cell>
          <table:table-cell office:value-type="date" office:date-value="2020-04-29T00:00:00" table:style-name="ce2">
            <text:p>29/04/2020</text:p>
          </table:table-cell>
          <table:table-cell office:value-type="string" table:style-name="ce4">
            <text:p>Northern Ireland</text:p>
          </table:table-cell>
          <table:table-cell office:value-type="float" office:value="6111" table:style-name="ce4">
            <text:p>6111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6111" table:style-name="ce4">
            <text:p>6111</text:p>
          </table:table-cell>
          <table:table-cell table:style-name="ce4"/>
          <table:table-cell office:value-type="float" office:value="6111" table:style-name="ce4">
            <text:p>6111</text:p>
          </table:table-cell>
          <table:table-cell office:value-type="float" office:value="24359" table:style-name="ce4">
            <text:p>24359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4359" table:style-name="ce4">
            <text:p>24359</text:p>
          </table:table-cell>
          <table:table-cell table:number-columns-repeated="16367"/>
        </table:table-row>
        <table:table-row table:style-name="ro1">
          <table:table-cell office:value-type="date" office:date-value="2020-04-30T00:00:00" table:style-name="ce2">
            <text:p>30/04/2020</text:p>
          </table:table-cell>
          <table:table-cell office:value-type="date" office:date-value="2020-05-06T00:00:00" table:style-name="ce2">
            <text:p>06/05/2020</text:p>
          </table:table-cell>
          <table:table-cell office:value-type="string" table:style-name="ce4">
            <text:p>UK</text:p>
          </table:table-cell>
          <table:table-cell office:value-type="float" office:value="224133" table:style-name="ce4">
            <text:p>224133</text:p>
          </table:table-cell>
          <table:table-cell office:value-type="float" office:value="268124" table:style-name="ce4">
            <text:p>268124</text:p>
          </table:table-cell>
          <table:table-cell office:value-type="float" office:value="0" table:style-name="ce4">
            <text:p>0</text:p>
          </table:table-cell>
          <table:table-cell office:value-type="float" office:value="6587" table:style-name="ce4">
            <text:p>6587</text:p>
          </table:table-cell>
          <table:table-cell office:value-type="float" office:value="1982" table:style-name="ce4">
            <text:p>1982</text:p>
          </table:table-cell>
          <table:table-cell office:value-type="float" office:value="4605" table:style-name="ce4">
            <text:p>4605</text:p>
          </table:table-cell>
          <table:table-cell office:value-type="float" office:value="494239" table:style-name="ce4">
            <text:p>494239</text:p>
          </table:table-cell>
          <table:table-cell office:value-type="float" office:value="4605" table:style-name="ce4">
            <text:p>4605</text:p>
          </table:table-cell>
          <table:table-cell office:value-type="float" office:value="498844" table:style-name="ce4">
            <text:p>498844</text:p>
          </table:table-cell>
          <table:table-cell office:value-type="float" office:value="875253" table:style-name="ce4">
            <text:p>875253</text:p>
          </table:table-cell>
          <table:table-cell office:value-type="float" office:value="392801" table:style-name="ce4">
            <text:p>392801</text:p>
          </table:table-cell>
          <table:table-cell table:style-name="ce10"/>
          <table:table-cell office:value-type="float" office:value="15389" table:style-name="ce4">
            <text:p>15389</text:p>
          </table:table-cell>
          <table:table-cell office:value-type="float" office:value="1283443" table:style-name="ce4">
            <text:p>1283443</text:p>
          </table:table-cell>
          <table:table-cell table:number-columns-repeated="16367"/>
        </table:table-row>
        <table:table-row table:style-name="ro1">
          <table:table-cell office:value-type="date" office:date-value="2020-04-30T00:00:00" table:style-name="ce2">
            <text:p>30/04/2020</text:p>
          </table:table-cell>
          <table:table-cell office:value-type="date" office:date-value="2020-05-06T00:00:00" table:style-name="ce2">
            <text:p>06/05/2020</text:p>
          </table:table-cell>
          <table:table-cell office:value-type="string" table:style-name="ce4">
            <text:p>England</text:p>
          </table:table-cell>
          <table:table-cell office:value-type="float" office:value="189910" table:style-name="ce4">
            <text:p>189910</text:p>
          </table:table-cell>
          <table:table-cell office:value-type="string" table:style-name="ce4">
            <text:p>Unavailable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float" office:value="189910" table:style-name="ce4">
            <text:p>189910</text:p>
          </table:table-cell>
          <table:table-cell office:value-type="float" office:value="0" table:style-name="ce4">
            <text:p>0</text:p>
          </table:table-cell>
          <table:table-cell office:value-type="float" office:value="189910" table:style-name="ce4">
            <text:p>189910</text:p>
          </table:table-cell>
          <table:table-cell office:value-type="float" office:value="711448" table:style-name="ce4">
            <text:p>711448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711448" table:style-name="ce4">
            <text:p>711448</text:p>
          </table:table-cell>
          <table:table-cell table:number-columns-repeated="16367"/>
        </table:table-row>
        <table:table-row table:style-name="ro1">
          <table:table-cell office:value-type="date" office:date-value="2020-04-30T00:00:00" table:style-name="ce2">
            <text:p>30/04/2020</text:p>
          </table:table-cell>
          <table:table-cell office:value-type="date" office:date-value="2020-05-06T00:00:00" table:style-name="ce2">
            <text:p>06/05/2020</text:p>
          </table:table-cell>
          <table:table-cell office:value-type="string" table:style-name="ce4">
            <text:p>Scotland</text:p>
          </table:table-cell>
          <table:table-cell office:value-type="float" office:value="17280" table:style-name="ce4">
            <text:p>17280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7280" table:style-name="ce4">
            <text:p>17280</text:p>
          </table:table-cell>
          <table:table-cell table:style-name="ce4"/>
          <table:table-cell office:value-type="float" office:value="17280" table:style-name="ce4">
            <text:p>17280</text:p>
          </table:table-cell>
          <table:table-cell office:value-type="float" office:value="87321" table:style-name="ce4">
            <text:p>87321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87321" table:style-name="ce4">
            <text:p>87321</text:p>
          </table:table-cell>
          <table:table-cell table:number-columns-repeated="16367"/>
        </table:table-row>
        <table:table-row table:style-name="ro1">
          <table:table-cell office:value-type="date" office:date-value="2020-04-30T00:00:00" table:style-name="ce2">
            <text:p>30/04/2020</text:p>
          </table:table-cell>
          <table:table-cell office:value-type="date" office:date-value="2020-05-06T00:00:00" table:style-name="ce2">
            <text:p>06/05/2020</text:p>
          </table:table-cell>
          <table:table-cell office:value-type="string" table:style-name="ce4">
            <text:p>Wales</text:p>
          </table:table-cell>
          <table:table-cell office:value-type="float" office:value="7907" table:style-name="ce4">
            <text:p>7907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7907" table:style-name="ce4">
            <text:p>7907</text:p>
          </table:table-cell>
          <table:table-cell table:style-name="ce4"/>
          <table:table-cell office:value-type="float" office:value="7907" table:style-name="ce4">
            <text:p>7907</text:p>
          </table:table-cell>
          <table:table-cell office:value-type="float" office:value="43089" table:style-name="ce4">
            <text:p>43089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43089" table:style-name="ce4">
            <text:p>43089</text:p>
          </table:table-cell>
          <table:table-cell table:number-columns-repeated="16367"/>
        </table:table-row>
        <table:table-row table:style-name="ro1">
          <table:table-cell office:value-type="date" office:date-value="2020-04-30T00:00:00" table:style-name="ce2">
            <text:p>30/04/2020</text:p>
          </table:table-cell>
          <table:table-cell office:value-type="date" office:date-value="2020-05-06T00:00:00" table:style-name="ce2">
            <text:p>06/05/2020</text:p>
          </table:table-cell>
          <table:table-cell office:value-type="string" table:style-name="ce4">
            <text:p>Northern Ireland</text:p>
          </table:table-cell>
          <table:table-cell office:value-type="float" office:value="9036" table:style-name="ce4">
            <text:p>9036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9036" table:style-name="ce4">
            <text:p>9036</text:p>
          </table:table-cell>
          <table:table-cell table:style-name="ce4"/>
          <table:table-cell office:value-type="float" office:value="9036" table:style-name="ce4">
            <text:p>9036</text:p>
          </table:table-cell>
          <table:table-cell office:value-type="float" office:value="33395" table:style-name="ce4">
            <text:p>33395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33395" table:style-name="ce4">
            <text:p>33395</text:p>
          </table:table-cell>
          <table:table-cell table:number-columns-repeated="16367"/>
        </table:table-row>
        <table:table-row table:style-name="ro1">
          <table:table-cell office:value-type="date" office:date-value="2020-05-07T00:00:00" table:style-name="ce2">
            <text:p>07/05/2020</text:p>
          </table:table-cell>
          <table:table-cell office:value-type="date" office:date-value="2020-05-13T00:00:00" table:style-name="ce2">
            <text:p>13/05/2020</text:p>
          </table:table-cell>
          <table:table-cell office:value-type="string" table:style-name="ce4">
            <text:p>UK</text:p>
          </table:table-cell>
          <table:table-cell office:value-type="float" office:value="211025" table:style-name="ce4">
            <text:p>211025</text:p>
          </table:table-cell>
          <table:table-cell office:value-type="float" office:value="301440" table:style-name="ce4">
            <text:p>301440</text:p>
          </table:table-cell>
          <table:table-cell office:value-type="float" office:value="0" table:style-name="ce4">
            <text:p>0</text:p>
          </table:table-cell>
          <table:table-cell office:value-type="float" office:value="18463" table:style-name="ce4">
            <text:p>18463</text:p>
          </table:table-cell>
          <table:table-cell office:value-type="float" office:value="15003" table:style-name="ce4">
            <text:p>15003</text:p>
          </table:table-cell>
          <table:table-cell office:value-type="float" office:value="3460" table:style-name="ce4">
            <text:p>3460</text:p>
          </table:table-cell>
          <table:table-cell office:value-type="float" office:value="527468" table:style-name="ce4">
            <text:p>527468</text:p>
          </table:table-cell>
          <table:table-cell office:value-type="float" office:value="3460" table:style-name="ce4">
            <text:p>3460</text:p>
          </table:table-cell>
          <table:table-cell office:value-type="float" office:value="530928" table:style-name="ce4">
            <text:p>530928</text:p>
          </table:table-cell>
          <table:table-cell office:value-type="float" office:value="1086365" table:style-name="ce4">
            <text:p>1086365</text:p>
          </table:table-cell>
          <table:table-cell office:value-type="float" office:value="696631" table:style-name="ce4">
            <text:p>696631</text:p>
          </table:table-cell>
          <table:table-cell table:style-name="ce10"/>
          <table:table-cell office:value-type="float" office:value="33852" table:style-name="ce4">
            <text:p>33852</text:p>
          </table:table-cell>
          <table:table-cell office:value-type="float" office:value="1816848" table:style-name="ce4">
            <text:p>1816848</text:p>
          </table:table-cell>
          <table:table-cell table:number-columns-repeated="16367"/>
        </table:table-row>
        <table:table-row table:style-name="ro1">
          <table:table-cell office:value-type="date" office:date-value="2020-05-07T00:00:00" table:style-name="ce2">
            <text:p>07/05/2020</text:p>
          </table:table-cell>
          <table:table-cell office:value-type="date" office:date-value="2020-05-13T00:00:00" table:style-name="ce2">
            <text:p>13/05/2020</text:p>
          </table:table-cell>
          <table:table-cell office:value-type="string" table:style-name="ce4">
            <text:p>England</text:p>
          </table:table-cell>
          <table:table-cell office:value-type="float" office:value="173285" table:style-name="ce4">
            <text:p>173285</text:p>
          </table:table-cell>
          <table:table-cell office:value-type="string" table:style-name="ce4">
            <text:p>Unavailable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float" office:value="173285" table:style-name="ce4">
            <text:p>173285</text:p>
          </table:table-cell>
          <table:table-cell office:value-type="float" office:value="0" table:style-name="ce4">
            <text:p>0</text:p>
          </table:table-cell>
          <table:table-cell office:value-type="float" office:value="173285" table:style-name="ce4">
            <text:p>173285</text:p>
          </table:table-cell>
          <table:table-cell office:value-type="float" office:value="884820" table:style-name="ce4">
            <text:p>88482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884820" table:style-name="ce4">
            <text:p>884820</text:p>
          </table:table-cell>
          <table:table-cell table:number-columns-repeated="16367"/>
        </table:table-row>
        <table:table-row table:style-name="ro1">
          <table:table-cell office:value-type="date" office:date-value="2020-05-07T00:00:00" table:style-name="ce2">
            <text:p>07/05/2020</text:p>
          </table:table-cell>
          <table:table-cell office:value-type="date" office:date-value="2020-05-13T00:00:00" table:style-name="ce2">
            <text:p>13/05/2020</text:p>
          </table:table-cell>
          <table:table-cell office:value-type="string" table:style-name="ce4">
            <text:p>Scotland</text:p>
          </table:table-cell>
          <table:table-cell office:value-type="float" office:value="19931" table:style-name="ce4">
            <text:p>19931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9931" table:style-name="ce4">
            <text:p>19931</text:p>
          </table:table-cell>
          <table:table-cell table:style-name="ce4"/>
          <table:table-cell office:value-type="float" office:value="19931" table:style-name="ce4">
            <text:p>19931</text:p>
          </table:table-cell>
          <table:table-cell office:value-type="float" office:value="107252" table:style-name="ce4">
            <text:p>107252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07252" table:style-name="ce4">
            <text:p>107252</text:p>
          </table:table-cell>
          <table:table-cell table:number-columns-repeated="16367"/>
        </table:table-row>
        <table:table-row table:style-name="ro1">
          <table:table-cell office:value-type="date" office:date-value="2020-05-07T00:00:00" table:style-name="ce2">
            <text:p>07/05/2020</text:p>
          </table:table-cell>
          <table:table-cell office:value-type="date" office:date-value="2020-05-13T00:00:00" table:style-name="ce2">
            <text:p>13/05/2020</text:p>
          </table:table-cell>
          <table:table-cell office:value-type="string" table:style-name="ce4">
            <text:p>Wales</text:p>
          </table:table-cell>
          <table:table-cell office:value-type="float" office:value="8774" table:style-name="ce4">
            <text:p>8774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8774" table:style-name="ce4">
            <text:p>8774</text:p>
          </table:table-cell>
          <table:table-cell table:style-name="ce4"/>
          <table:table-cell office:value-type="float" office:value="8774" table:style-name="ce4">
            <text:p>8774</text:p>
          </table:table-cell>
          <table:table-cell office:value-type="float" office:value="51863" table:style-name="ce4">
            <text:p>51863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51863" table:style-name="ce4">
            <text:p>51863</text:p>
          </table:table-cell>
          <table:table-cell table:number-columns-repeated="16367"/>
        </table:table-row>
        <table:table-row table:style-name="ro1">
          <table:table-cell office:value-type="date" office:date-value="2020-05-07T00:00:00" table:style-name="ce2">
            <text:p>07/05/2020</text:p>
          </table:table-cell>
          <table:table-cell office:value-type="date" office:date-value="2020-05-13T00:00:00" table:style-name="ce2">
            <text:p>13/05/2020</text:p>
          </table:table-cell>
          <table:table-cell office:value-type="string" table:style-name="ce4">
            <text:p>Northern Ireland</text:p>
          </table:table-cell>
          <table:table-cell office:value-type="float" office:value="9035" table:style-name="ce4">
            <text:p>9035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9035" table:style-name="ce4">
            <text:p>9035</text:p>
          </table:table-cell>
          <table:table-cell table:style-name="ce4"/>
          <table:table-cell office:value-type="float" office:value="9035" table:style-name="ce4">
            <text:p>9035</text:p>
          </table:table-cell>
          <table:table-cell office:value-type="float" office:value="42430" table:style-name="ce4">
            <text:p>4243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42430" table:style-name="ce4">
            <text:p>42430</text:p>
          </table:table-cell>
          <table:table-cell table:number-columns-repeated="16367"/>
        </table:table-row>
        <table:table-row table:style-name="ro1">
          <table:table-cell office:value-type="date" office:date-value="2020-05-14T00:00:00" table:style-name="ce2">
            <text:p>14/05/2020</text:p>
          </table:table-cell>
          <table:table-cell office:value-type="date" office:date-value="2020-05-20T00:00:00" table:style-name="ce2">
            <text:p>20/05/2020</text:p>
          </table:table-cell>
          <table:table-cell office:value-type="string" table:style-name="ce4">
            <text:p>UK</text:p>
          </table:table-cell>
          <table:table-cell office:value-type="float" office:value="221685" table:style-name="ce4">
            <text:p>221685</text:p>
          </table:table-cell>
          <table:table-cell office:value-type="float" office:value="334902" table:style-name="ce4">
            <text:p>334902</text:p>
          </table:table-cell>
          <table:table-cell office:value-type="float" office:value="0" table:style-name="ce4">
            <text:p>0</text:p>
          </table:table-cell>
          <table:table-cell office:value-type="float" office:value="42137" table:style-name="ce4">
            <text:p>42137</text:p>
          </table:table-cell>
          <table:table-cell office:value-type="float" office:value="31383" table:style-name="ce4">
            <text:p>31383</text:p>
          </table:table-cell>
          <table:table-cell office:value-type="float" office:value="10754" table:style-name="ce4">
            <text:p>10754</text:p>
          </table:table-cell>
          <table:table-cell office:value-type="float" office:value="587970" table:style-name="ce4">
            <text:p>587970</text:p>
          </table:table-cell>
          <table:table-cell office:value-type="float" office:value="10754" table:style-name="ce4">
            <text:p>10754</text:p>
          </table:table-cell>
          <table:table-cell office:value-type="float" office:value="598724" table:style-name="ce4">
            <text:p>598724</text:p>
          </table:table-cell>
          <table:table-cell office:value-type="float" office:value="1303659" table:style-name="ce4">
            <text:p>1303659</text:p>
          </table:table-cell>
          <table:table-cell office:value-type="float" office:value="1028401" table:style-name="ce4">
            <text:p>1028401</text:p>
          </table:table-cell>
          <table:table-cell table:style-name="ce10"/>
          <table:table-cell office:value-type="float" office:value="78037" table:style-name="ce4">
            <text:p>78037</text:p>
          </table:table-cell>
          <table:table-cell office:value-type="float" office:value="2410097" table:style-name="ce4">
            <text:p>2410097</text:p>
          </table:table-cell>
          <table:table-cell table:number-columns-repeated="16367"/>
        </table:table-row>
        <table:table-row table:style-name="ro1">
          <table:table-cell office:value-type="date" office:date-value="2020-05-14T00:00:00" table:style-name="ce2">
            <text:p>14/05/2020</text:p>
          </table:table-cell>
          <table:table-cell office:value-type="date" office:date-value="2020-05-20T00:00:00" table:style-name="ce2">
            <text:p>20/05/2020</text:p>
          </table:table-cell>
          <table:table-cell office:value-type="string" table:style-name="ce4">
            <text:p>England</text:p>
          </table:table-cell>
          <table:table-cell office:value-type="float" office:value="177394" table:style-name="ce4">
            <text:p>177394</text:p>
          </table:table-cell>
          <table:table-cell office:value-type="string" table:style-name="ce4">
            <text:p>Unavailable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float" office:value="177394" table:style-name="ce4">
            <text:p>177394</text:p>
          </table:table-cell>
          <table:table-cell office:value-type="float" office:value="0" table:style-name="ce4">
            <text:p>0</text:p>
          </table:table-cell>
          <table:table-cell office:value-type="float" office:value="177394" table:style-name="ce4">
            <text:p>177394</text:p>
          </table:table-cell>
          <table:table-cell office:value-type="float" office:value="1057825" table:style-name="ce4">
            <text:p>1057825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057825" table:style-name="ce4">
            <text:p>1057825</text:p>
          </table:table-cell>
          <table:table-cell table:number-columns-repeated="16367"/>
        </table:table-row>
        <table:table-row table:style-name="ro1">
          <table:table-cell office:value-type="date" office:date-value="2020-05-14T00:00:00" table:style-name="ce2">
            <text:p>14/05/2020</text:p>
          </table:table-cell>
          <table:table-cell office:value-type="date" office:date-value="2020-05-20T00:00:00" table:style-name="ce2">
            <text:p>20/05/2020</text:p>
          </table:table-cell>
          <table:table-cell office:value-type="string" table:style-name="ce4">
            <text:p>Scotland</text:p>
          </table:table-cell>
          <table:table-cell office:value-type="float" office:value="23983" table:style-name="ce4">
            <text:p>23983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3983" table:style-name="ce4">
            <text:p>23983</text:p>
          </table:table-cell>
          <table:table-cell table:style-name="ce4"/>
          <table:table-cell office:value-type="float" office:value="23983" table:style-name="ce4">
            <text:p>23983</text:p>
          </table:table-cell>
          <table:table-cell office:value-type="float" office:value="131235" table:style-name="ce4">
            <text:p>131235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31235" table:style-name="ce4">
            <text:p>131235</text:p>
          </table:table-cell>
          <table:table-cell table:number-columns-repeated="16367"/>
        </table:table-row>
        <table:table-row table:style-name="ro1">
          <table:table-cell office:value-type="date" office:date-value="2020-05-14T00:00:00" table:style-name="ce2">
            <text:p>14/05/2020</text:p>
          </table:table-cell>
          <table:table-cell office:value-type="date" office:date-value="2020-05-20T00:00:00" table:style-name="ce2">
            <text:p>20/05/2020</text:p>
          </table:table-cell>
          <table:table-cell office:value-type="string" table:style-name="ce4">
            <text:p>Wales</text:p>
          </table:table-cell>
          <table:table-cell office:value-type="float" office:value="11526" table:style-name="ce4">
            <text:p>11526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1526" table:style-name="ce4">
            <text:p>11526</text:p>
          </table:table-cell>
          <table:table-cell table:style-name="ce4"/>
          <table:table-cell office:value-type="float" office:value="11526" table:style-name="ce4">
            <text:p>11526</text:p>
          </table:table-cell>
          <table:table-cell office:value-type="float" office:value="63387" table:style-name="ce4">
            <text:p>63387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63387" table:style-name="ce4">
            <text:p>63387</text:p>
          </table:table-cell>
          <table:table-cell table:number-columns-repeated="16367"/>
        </table:table-row>
        <table:table-row table:style-name="ro1">
          <table:table-cell office:value-type="date" office:date-value="2020-05-14T00:00:00" table:style-name="ce2">
            <text:p>14/05/2020</text:p>
          </table:table-cell>
          <table:table-cell office:value-type="date" office:date-value="2020-05-20T00:00:00" table:style-name="ce2">
            <text:p>20/05/2020</text:p>
          </table:table-cell>
          <table:table-cell office:value-type="string" table:style-name="ce4">
            <text:p>Northern Ireland</text:p>
          </table:table-cell>
          <table:table-cell office:value-type="float" office:value="8782" table:style-name="ce4">
            <text:p>8782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8782" table:style-name="ce4">
            <text:p>8782</text:p>
          </table:table-cell>
          <table:table-cell table:style-name="ce4"/>
          <table:table-cell office:value-type="float" office:value="8782" table:style-name="ce4">
            <text:p>8782</text:p>
          </table:table-cell>
          <table:table-cell office:value-type="float" office:value="51212" table:style-name="ce4">
            <text:p>51212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51212" table:style-name="ce4">
            <text:p>51212</text:p>
          </table:table-cell>
          <table:table-cell table:number-columns-repeated="16367"/>
        </table:table-row>
        <table:table-row table:style-name="ro1">
          <table:table-cell office:value-type="date" office:date-value="2020-05-21T00:00:00" table:style-name="ce2">
            <text:p>21/05/2020</text:p>
          </table:table-cell>
          <table:table-cell office:value-type="date" office:date-value="2020-05-27T00:00:00" table:style-name="ce2">
            <text:p>27/05/2020</text:p>
          </table:table-cell>
          <table:table-cell office:value-type="string" table:style-name="ce4">
            <text:p>UK</text:p>
          </table:table-cell>
          <table:table-cell office:value-type="float" office:value="228132" table:style-name="ce4">
            <text:p>228132</text:p>
          </table:table-cell>
          <table:table-cell office:value-type="float" office:value="295621" table:style-name="ce4">
            <text:p>295621</text:p>
          </table:table-cell>
          <table:table-cell office:value-type="float" office:value="0" table:style-name="ce4">
            <text:p>0</text:p>
          </table:table-cell>
          <table:table-cell office:value-type="float" office:value="72650" table:style-name="ce4">
            <text:p>72650</text:p>
          </table:table-cell>
          <table:table-cell office:value-type="float" office:value="67167" table:style-name="ce4">
            <text:p>67167</text:p>
          </table:table-cell>
          <table:table-cell office:value-type="float" office:value="5483" table:style-name="ce4">
            <text:p>5483</text:p>
          </table:table-cell>
          <table:table-cell office:value-type="float" office:value="590920" table:style-name="ce4">
            <text:p>590920</text:p>
          </table:table-cell>
          <table:table-cell office:value-type="float" office:value="5483" table:style-name="ce4">
            <text:p>5483</text:p>
          </table:table-cell>
          <table:table-cell office:value-type="float" office:value="596403" table:style-name="ce4">
            <text:p>596403</text:p>
          </table:table-cell>
          <table:table-cell office:value-type="float" office:value="1531977" table:style-name="ce4">
            <text:p>1531977</text:p>
          </table:table-cell>
          <table:table-cell office:value-type="float" office:value="1391527" table:style-name="ce4">
            <text:p>1391527</text:p>
          </table:table-cell>
          <table:table-cell table:style-name="ce10"/>
          <table:table-cell office:value-type="float" office:value="153141" table:style-name="ce4">
            <text:p>153141</text:p>
          </table:table-cell>
          <table:table-cell office:value-type="float" office:value="3076645" table:style-name="ce4">
            <text:p>3076645</text:p>
          </table:table-cell>
          <table:table-cell table:number-columns-repeated="16367"/>
        </table:table-row>
        <table:table-row table:style-name="ro1">
          <table:table-cell office:value-type="date" office:date-value="2020-05-21T00:00:00" table:style-name="ce2">
            <text:p>21/05/2020</text:p>
          </table:table-cell>
          <table:table-cell office:value-type="date" office:date-value="2020-05-27T00:00:00" table:style-name="ce2">
            <text:p>27/05/2020</text:p>
          </table:table-cell>
          <table:table-cell office:value-type="string" table:style-name="ce4">
            <text:p>England</text:p>
          </table:table-cell>
          <table:table-cell office:value-type="float" office:value="177783" table:style-name="ce4">
            <text:p>177783</text:p>
          </table:table-cell>
          <table:table-cell office:value-type="string" table:style-name="ce4">
            <text:p>Unavailable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float" office:value="177783" table:style-name="ce4">
            <text:p>177783</text:p>
          </table:table-cell>
          <table:table-cell office:value-type="float" office:value="0" table:style-name="ce4">
            <text:p>0</text:p>
          </table:table-cell>
          <table:table-cell office:value-type="float" office:value="177783" table:style-name="ce4">
            <text:p>177783</text:p>
          </table:table-cell>
          <table:table-cell office:value-type="float" office:value="1235794" table:style-name="ce4">
            <text:p>1235794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235794" table:style-name="ce4">
            <text:p>1235794</text:p>
          </table:table-cell>
          <table:table-cell table:number-columns-repeated="16367"/>
        </table:table-row>
        <table:table-row table:style-name="ro1">
          <table:table-cell office:value-type="date" office:date-value="2020-05-21T00:00:00" table:style-name="ce2">
            <text:p>21/05/2020</text:p>
          </table:table-cell>
          <table:table-cell office:value-type="date" office:date-value="2020-05-27T00:00:00" table:style-name="ce2">
            <text:p>27/05/2020</text:p>
          </table:table-cell>
          <table:table-cell office:value-type="string" table:style-name="ce4">
            <text:p>Scotland</text:p>
          </table:table-cell>
          <table:table-cell office:value-type="float" office:value="24717" table:style-name="ce4">
            <text:p>24717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4717" table:style-name="ce4">
            <text:p>24717</text:p>
          </table:table-cell>
          <table:table-cell table:style-name="ce4"/>
          <table:table-cell office:value-type="float" office:value="24717" table:style-name="ce4">
            <text:p>24717</text:p>
          </table:table-cell>
          <table:table-cell office:value-type="float" office:value="155952" table:style-name="ce4">
            <text:p>155952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55952" table:style-name="ce4">
            <text:p>155952</text:p>
          </table:table-cell>
          <table:table-cell table:number-columns-repeated="16367"/>
        </table:table-row>
        <table:table-row table:style-name="ro1">
          <table:table-cell office:value-type="date" office:date-value="2020-05-21T00:00:00" table:style-name="ce2">
            <text:p>21/05/2020</text:p>
          </table:table-cell>
          <table:table-cell office:value-type="date" office:date-value="2020-05-27T00:00:00" table:style-name="ce2">
            <text:p>27/05/2020</text:p>
          </table:table-cell>
          <table:table-cell office:value-type="string" table:style-name="ce4">
            <text:p>Wales</text:p>
          </table:table-cell>
          <table:table-cell office:value-type="float" office:value="16539" table:style-name="ce4">
            <text:p>16539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6539" table:style-name="ce4">
            <text:p>16539</text:p>
          </table:table-cell>
          <table:table-cell table:style-name="ce4"/>
          <table:table-cell office:value-type="float" office:value="16539" table:style-name="ce4">
            <text:p>16539</text:p>
          </table:table-cell>
          <table:table-cell office:value-type="float" office:value="79926" table:style-name="ce4">
            <text:p>79926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79926" table:style-name="ce4">
            <text:p>79926</text:p>
          </table:table-cell>
          <table:table-cell table:number-columns-repeated="16367"/>
        </table:table-row>
        <table:table-row table:style-name="ro1">
          <table:table-cell office:value-type="date" office:date-value="2020-05-21T00:00:00" table:style-name="ce2">
            <text:p>21/05/2020</text:p>
          </table:table-cell>
          <table:table-cell office:value-type="date" office:date-value="2020-05-27T00:00:00" table:style-name="ce2">
            <text:p>27/05/2020</text:p>
          </table:table-cell>
          <table:table-cell office:value-type="string" table:style-name="ce4">
            <text:p>Northern Ireland</text:p>
          </table:table-cell>
          <table:table-cell office:value-type="float" office:value="9093" table:style-name="ce4">
            <text:p>9093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9093" table:style-name="ce4">
            <text:p>9093</text:p>
          </table:table-cell>
          <table:table-cell table:style-name="ce4"/>
          <table:table-cell office:value-type="float" office:value="9093" table:style-name="ce4">
            <text:p>9093</text:p>
          </table:table-cell>
          <table:table-cell office:value-type="float" office:value="60305" table:style-name="ce4">
            <text:p>60305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60305" table:style-name="ce4">
            <text:p>60305</text:p>
          </table:table-cell>
          <table:table-cell table:number-columns-repeated="16367"/>
        </table:table-row>
        <table:table-row table:style-name="ro1">
          <table:table-cell office:value-type="date" office:date-value="2020-05-28T00:00:00" table:style-name="ce2">
            <text:p>28/05/2020</text:p>
          </table:table-cell>
          <table:table-cell office:value-type="date" office:date-value="2020-06-03T00:00:00" table:style-name="ce2">
            <text:p>03/06/2020</text:p>
          </table:table-cell>
          <table:table-cell office:value-type="string" table:style-name="ce4">
            <text:p>UK</text:p>
          </table:table-cell>
          <table:table-cell office:value-type="float" office:value="238124" table:style-name="ce4">
            <text:p>238124</text:p>
          </table:table-cell>
          <table:table-cell office:value-type="float" office:value="328549" table:style-name="ce4">
            <text:p>328549</text:p>
          </table:table-cell>
          <table:table-cell office:value-type="float" office:value="112293" table:style-name="ce4">
            <text:p>112293</text:p>
          </table:table-cell>
          <table:table-cell office:value-type="float" office:value="70720" table:style-name="ce4">
            <text:p>70720</text:p>
          </table:table-cell>
          <table:table-cell office:value-type="float" office:value="65394" table:style-name="ce4">
            <text:p>65394</text:p>
          </table:table-cell>
          <table:table-cell office:value-type="float" office:value="5326" table:style-name="ce4">
            <text:p>5326</text:p>
          </table:table-cell>
          <table:table-cell office:value-type="float" office:value="632067" table:style-name="ce4">
            <text:p>632067</text:p>
          </table:table-cell>
          <table:table-cell office:value-type="float" office:value="117619" table:style-name="ce4">
            <text:p>117619</text:p>
          </table:table-cell>
          <table:table-cell office:value-type="float" office:value="749686" table:style-name="ce4">
            <text:p>749686</text:p>
          </table:table-cell>
          <table:table-cell office:value-type="float" office:value="1770451" table:style-name="ce4">
            <text:p>1770451</text:p>
          </table:table-cell>
          <table:table-cell office:value-type="float" office:value="1720076" table:style-name="ce4">
            <text:p>1720076</text:p>
          </table:table-cell>
          <table:table-cell office:value-type="float" office:value="155344" table:style-name="ce10">
            <text:p>155344<text:s/></text:p>
          </table:table-cell>
          <table:table-cell office:value-type="float" office:value="223750" table:style-name="ce4">
            <text:p>223750</text:p>
          </table:table-cell>
          <table:table-cell office:value-type="float" office:value="3869621" table:style-name="ce4">
            <text:p>3869621</text:p>
          </table:table-cell>
          <table:table-cell table:number-columns-repeated="16367"/>
        </table:table-row>
        <table:table-row table:style-name="ro1">
          <table:table-cell office:value-type="date" office:date-value="2020-05-28T00:00:00" table:style-name="ce2">
            <text:p>28/05/2020</text:p>
          </table:table-cell>
          <table:table-cell office:value-type="date" office:date-value="2020-06-03T00:00:00" table:style-name="ce2">
            <text:p>03/06/2020</text:p>
          </table:table-cell>
          <table:table-cell office:value-type="string" table:style-name="ce4">
            <text:p>England</text:p>
          </table:table-cell>
          <table:table-cell office:value-type="float" office:value="189119" table:style-name="ce4">
            <text:p>189119</text:p>
          </table:table-cell>
          <table:table-cell office:value-type="string" table:style-name="ce4">
            <text:p>Unavailable</text:p>
          </table:table-cell>
          <table:table-cell office:value-type="float" office:value="112293" table:style-name="ce4">
            <text:p>112293</text:p>
          </table:table-cell>
          <table:table-cell table:number-columns-repeated="3" table:style-name="ce4"/>
          <table:table-cell office:value-type="float" office:value="189119" table:style-name="ce4">
            <text:p>189119</text:p>
          </table:table-cell>
          <table:table-cell office:value-type="float" office:value="112293" table:style-name="ce4">
            <text:p>112293</text:p>
          </table:table-cell>
          <table:table-cell office:value-type="float" office:value="301412" table:style-name="ce4">
            <text:p>301412</text:p>
          </table:table-cell>
          <table:table-cell office:value-type="float" office:value="1425263" table:style-name="ce4">
            <text:p>1425263</text:p>
          </table:table-cell>
          <table:table-cell office:value-type="string" table:style-name="ce4">
            <text:p>Unavailable</text:p>
          </table:table-cell>
          <table:table-cell office:value-type="float" office:value="155344" table:style-name="ce10">
            <text:p>155344<text:s/></text:p>
          </table:table-cell>
          <table:table-cell table:style-name="ce4"/>
          <table:table-cell office:value-type="float" office:value="1580607" table:style-name="ce4">
            <text:p>1580607</text:p>
          </table:table-cell>
          <table:table-cell table:number-columns-repeated="16367"/>
        </table:table-row>
        <table:table-row table:style-name="ro1">
          <table:table-cell office:value-type="date" office:date-value="2020-05-28T00:00:00" table:style-name="ce2">
            <text:p>28/05/2020</text:p>
          </table:table-cell>
          <table:table-cell office:value-type="date" office:date-value="2020-06-03T00:00:00" table:style-name="ce2">
            <text:p>03/06/2020</text:p>
          </table:table-cell>
          <table:table-cell office:value-type="string" table:style-name="ce4">
            <text:p>Scotland</text:p>
          </table:table-cell>
          <table:table-cell office:value-type="float" office:value="22869" table:style-name="ce4">
            <text:p>22869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2869" table:style-name="ce4">
            <text:p>22869</text:p>
          </table:table-cell>
          <table:table-cell table:style-name="ce4"/>
          <table:table-cell office:value-type="float" office:value="22869" table:style-name="ce4">
            <text:p>22869</text:p>
          </table:table-cell>
          <table:table-cell office:value-type="float" office:value="178821" table:style-name="ce4">
            <text:p>178821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78821" table:style-name="ce4">
            <text:p>178821</text:p>
          </table:table-cell>
          <table:table-cell table:number-columns-repeated="16367"/>
        </table:table-row>
        <table:table-row table:style-name="ro1">
          <table:table-cell office:value-type="date" office:date-value="2020-05-28T00:00:00" table:style-name="ce2">
            <text:p>28/05/2020</text:p>
          </table:table-cell>
          <table:table-cell office:value-type="date" office:date-value="2020-06-03T00:00:00" table:style-name="ce2">
            <text:p>03/06/2020</text:p>
          </table:table-cell>
          <table:table-cell office:value-type="string" table:style-name="ce4">
            <text:p>Wales</text:p>
          </table:table-cell>
          <table:table-cell office:value-type="float" office:value="17641" table:style-name="ce4">
            <text:p>17641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7641" table:style-name="ce4">
            <text:p>17641</text:p>
          </table:table-cell>
          <table:table-cell table:style-name="ce4"/>
          <table:table-cell office:value-type="float" office:value="17641" table:style-name="ce4">
            <text:p>17641</text:p>
          </table:table-cell>
          <table:table-cell office:value-type="float" office:value="97567" table:style-name="ce4">
            <text:p>97567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97567" table:style-name="ce4">
            <text:p>97567</text:p>
          </table:table-cell>
          <table:table-cell table:number-columns-repeated="16367"/>
        </table:table-row>
        <table:table-row table:style-name="ro1">
          <table:table-cell office:value-type="date" office:date-value="2020-05-28T00:00:00" table:style-name="ce2">
            <text:p>28/05/2020</text:p>
          </table:table-cell>
          <table:table-cell office:value-type="date" office:date-value="2020-06-03T00:00:00" table:style-name="ce2">
            <text:p>03/06/2020</text:p>
          </table:table-cell>
          <table:table-cell office:value-type="string" table:style-name="ce4">
            <text:p>Northern Ireland</text:p>
          </table:table-cell>
          <table:table-cell office:value-type="float" office:value="8495" table:style-name="ce4">
            <text:p>8495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8495" table:style-name="ce4">
            <text:p>8495</text:p>
          </table:table-cell>
          <table:table-cell table:style-name="ce4"/>
          <table:table-cell office:value-type="float" office:value="8495" table:style-name="ce4">
            <text:p>8495</text:p>
          </table:table-cell>
          <table:table-cell office:value-type="float" office:value="68800" table:style-name="ce4">
            <text:p>6880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68800" table:style-name="ce4">
            <text:p>68800</text:p>
          </table:table-cell>
          <table:table-cell table:number-columns-repeated="16367"/>
        </table:table-row>
        <table:table-row table:style-name="ro1">
          <table:table-cell office:value-type="date" office:date-value="2020-06-04T00:00:00" table:style-name="ce2">
            <text:p>04/06/2020</text:p>
          </table:table-cell>
          <table:table-cell office:value-type="date" office:date-value="2020-06-10T00:00:00" table:style-name="ce2">
            <text:p>10/06/2020</text:p>
          </table:table-cell>
          <table:table-cell office:value-type="string" table:style-name="ce4">
            <text:p>UK</text:p>
          </table:table-cell>
          <table:table-cell office:value-type="float" office:value="258707" table:style-name="ce4">
            <text:p>258707</text:p>
          </table:table-cell>
          <table:table-cell office:value-type="float" office:value="364806" table:style-name="ce4">
            <text:p>364806</text:p>
          </table:table-cell>
          <table:table-cell office:value-type="float" office:value="229442" table:style-name="ce4">
            <text:p>229442</text:p>
          </table:table-cell>
          <table:table-cell office:value-type="float" office:value="33006" table:style-name="ce4">
            <text:p>33006</text:p>
          </table:table-cell>
          <table:table-cell office:value-type="float" office:value="23855" table:style-name="ce4">
            <text:p>23855</text:p>
          </table:table-cell>
          <table:table-cell office:value-type="float" office:value="9151" table:style-name="ce4">
            <text:p>9151</text:p>
          </table:table-cell>
          <table:table-cell office:value-type="float" office:value="647368" table:style-name="ce4">
            <text:p>647368</text:p>
          </table:table-cell>
          <table:table-cell office:value-type="float" office:value="238593" table:style-name="ce4">
            <text:p>238593</text:p>
          </table:table-cell>
          <table:table-cell office:value-type="float" office:value="885961" table:style-name="ce4">
            <text:p>885961</text:p>
          </table:table-cell>
          <table:table-cell office:value-type="float" office:value="2030819" table:style-name="ce4">
            <text:p>2030819</text:p>
          </table:table-cell>
          <table:table-cell office:value-type="float" office:value="2120335" table:style-name="ce4">
            <text:p>2120335</text:p>
          </table:table-cell>
          <table:table-cell office:value-type="float" office:value="386984" table:style-name="ce10">
            <text:p>386984<text:s/></text:p>
          </table:table-cell>
          <table:table-cell office:value-type="float" office:value="257330" table:style-name="ce4">
            <text:p>257330</text:p>
          </table:table-cell>
          <table:table-cell office:value-type="float" office:value="4795468" table:style-name="ce4">
            <text:p>4795468</text:p>
          </table:table-cell>
          <table:table-cell table:number-columns-repeated="16367"/>
        </table:table-row>
        <table:table-row table:style-name="ro1">
          <table:table-cell office:value-type="date" office:date-value="2020-06-04T00:00:00" table:style-name="ce2">
            <text:p>04/06/2020</text:p>
          </table:table-cell>
          <table:table-cell office:value-type="date" office:date-value="2020-06-10T00:00:00" table:style-name="ce2">
            <text:p>10/06/2020</text:p>
          </table:table-cell>
          <table:table-cell office:value-type="string" table:style-name="ce4">
            <text:p>England</text:p>
          </table:table-cell>
          <table:table-cell office:value-type="float" office:value="203275" table:style-name="ce4">
            <text:p>203275</text:p>
          </table:table-cell>
          <table:table-cell office:value-type="string" table:style-name="ce4">
            <text:p>Unavailable</text:p>
          </table:table-cell>
          <table:table-cell office:value-type="float" office:value="229442" table:style-name="ce4">
            <text:p>229442</text:p>
          </table:table-cell>
          <table:table-cell table:number-columns-repeated="3" table:style-name="ce4"/>
          <table:table-cell office:value-type="float" office:value="203275" table:style-name="ce4">
            <text:p>203275</text:p>
          </table:table-cell>
          <table:table-cell office:value-type="float" office:value="229442" table:style-name="ce4">
            <text:p>229442</text:p>
          </table:table-cell>
          <table:table-cell office:value-type="float" office:value="432717" table:style-name="ce4">
            <text:p>432717</text:p>
          </table:table-cell>
          <table:table-cell office:value-type="float" office:value="1630199" table:style-name="ce4">
            <text:p>1630199</text:p>
          </table:table-cell>
          <table:table-cell office:value-type="string" table:style-name="ce4">
            <text:p>Unavailable</text:p>
          </table:table-cell>
          <table:table-cell office:value-type="float" office:value="386984" table:style-name="ce10">
            <text:p>386984<text:s/></text:p>
          </table:table-cell>
          <table:table-cell table:style-name="ce4"/>
          <table:table-cell office:value-type="float" office:value="2017183" table:style-name="ce4">
            <text:p>2017183</text:p>
          </table:table-cell>
          <table:table-cell table:number-columns-repeated="16367"/>
        </table:table-row>
        <table:table-row table:style-name="ro1">
          <table:table-cell office:value-type="date" office:date-value="2020-06-04T00:00:00" table:style-name="ce2">
            <text:p>04/06/2020</text:p>
          </table:table-cell>
          <table:table-cell office:value-type="date" office:date-value="2020-06-10T00:00:00" table:style-name="ce2">
            <text:p>10/06/2020</text:p>
          </table:table-cell>
          <table:table-cell office:value-type="string" table:style-name="ce4">
            <text:p>Scotland</text:p>
          </table:table-cell>
          <table:table-cell office:value-type="float" office:value="23519" table:style-name="ce4">
            <text:p>23519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3519" table:style-name="ce4">
            <text:p>23519</text:p>
          </table:table-cell>
          <table:table-cell table:style-name="ce4"/>
          <table:table-cell office:value-type="float" office:value="23519" table:style-name="ce4">
            <text:p>23519</text:p>
          </table:table-cell>
          <table:table-cell office:value-type="float" office:value="202340" table:style-name="ce4">
            <text:p>20234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02340" table:style-name="ce4">
            <text:p>202340</text:p>
          </table:table-cell>
          <table:table-cell table:number-columns-repeated="16367"/>
        </table:table-row>
        <table:table-row table:style-name="ro1">
          <table:table-cell office:value-type="date" office:date-value="2020-06-04T00:00:00" table:style-name="ce2">
            <text:p>04/06/2020</text:p>
          </table:table-cell>
          <table:table-cell office:value-type="date" office:date-value="2020-06-10T00:00:00" table:style-name="ce2">
            <text:p>10/06/2020</text:p>
          </table:table-cell>
          <table:table-cell office:value-type="string" table:style-name="ce4">
            <text:p>Wales</text:p>
          </table:table-cell>
          <table:table-cell office:value-type="float" office:value="22272" table:style-name="ce4">
            <text:p>22272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2272" table:style-name="ce4">
            <text:p>22272</text:p>
          </table:table-cell>
          <table:table-cell table:style-name="ce4"/>
          <table:table-cell office:value-type="float" office:value="22272" table:style-name="ce4">
            <text:p>22272</text:p>
          </table:table-cell>
          <table:table-cell office:value-type="float" office:value="119839" table:style-name="ce4">
            <text:p>119839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19839" table:style-name="ce4">
            <text:p>119839</text:p>
          </table:table-cell>
          <table:table-cell table:number-columns-repeated="16367"/>
        </table:table-row>
        <table:table-row table:style-name="ro1">
          <table:table-cell office:value-type="date" office:date-value="2020-06-04T00:00:00" table:style-name="ce2">
            <text:p>04/06/2020</text:p>
          </table:table-cell>
          <table:table-cell office:value-type="date" office:date-value="2020-06-10T00:00:00" table:style-name="ce2">
            <text:p>10/06/2020</text:p>
          </table:table-cell>
          <table:table-cell office:value-type="string" table:style-name="ce4">
            <text:p>Northern Ireland</text:p>
          </table:table-cell>
          <table:table-cell office:value-type="float" office:value="9641" table:style-name="ce4">
            <text:p>9641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9641" table:style-name="ce4">
            <text:p>9641</text:p>
          </table:table-cell>
          <table:table-cell table:style-name="ce4"/>
          <table:table-cell office:value-type="float" office:value="9641" table:style-name="ce4">
            <text:p>9641</text:p>
          </table:table-cell>
          <table:table-cell office:value-type="float" office:value="78441" table:style-name="ce4">
            <text:p>78441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78441" table:style-name="ce4">
            <text:p>78441</text:p>
          </table:table-cell>
          <table:table-cell table:number-columns-repeated="16367"/>
        </table:table-row>
        <table:table-row table:style-name="ro1">
          <table:table-cell office:value-type="date" office:date-value="2020-06-11T00:00:00" table:style-name="ce2">
            <text:p>11/06/2020</text:p>
          </table:table-cell>
          <table:table-cell office:value-type="date" office:date-value="2020-06-17T00:00:00" table:style-name="ce2">
            <text:p>17/06/2020</text:p>
          </table:table-cell>
          <table:table-cell office:value-type="string" table:style-name="ce4">
            <text:p>UK</text:p>
          </table:table-cell>
          <table:table-cell office:value-type="float" office:value="270618" table:style-name="ce4">
            <text:p>270618</text:p>
          </table:table-cell>
          <table:table-cell office:value-type="float" office:value="330865" table:style-name="ce4">
            <text:p>330865</text:p>
          </table:table-cell>
          <table:table-cell office:value-type="float" office:value="239292" table:style-name="ce4">
            <text:p>239292</text:p>
          </table:table-cell>
          <table:table-cell office:value-type="float" office:value="29323" table:style-name="ce4">
            <text:p>29323</text:p>
          </table:table-cell>
          <table:table-cell office:value-type="float" office:value="20994" table:style-name="ce4">
            <text:p>20994</text:p>
          </table:table-cell>
          <table:table-cell office:value-type="float" office:value="8329" table:style-name="ce4">
            <text:p>8329</text:p>
          </table:table-cell>
          <table:table-cell office:value-type="float" office:value="622477" table:style-name="ce4">
            <text:p>622477</text:p>
          </table:table-cell>
          <table:table-cell office:value-type="float" office:value="247621" table:style-name="ce4">
            <text:p>247621</text:p>
          </table:table-cell>
          <table:table-cell office:value-type="float" office:value="870098" table:style-name="ce4">
            <text:p>870098</text:p>
          </table:table-cell>
          <table:table-cell office:value-type="float" office:value="2305284" table:style-name="ce4">
            <text:p>2305284</text:p>
          </table:table-cell>
          <table:table-cell office:value-type="float" office:value="2451200" table:style-name="ce4">
            <text:p>2451200</text:p>
          </table:table-cell>
          <table:table-cell office:value-type="float" office:value="632146" table:style-name="ce10">
            <text:p>632146<text:s/></text:p>
          </table:table-cell>
          <table:table-cell office:value-type="float" office:value="286653" table:style-name="ce4">
            <text:p>286653</text:p>
          </table:table-cell>
          <table:table-cell office:value-type="float" office:value="5675283" table:style-name="ce4">
            <text:p>5675283</text:p>
          </table:table-cell>
          <table:table-cell table:number-columns-repeated="16367"/>
        </table:table-row>
        <table:table-row table:style-name="ro1">
          <table:table-cell office:value-type="date" office:date-value="2020-06-11T00:00:00" table:style-name="ce2">
            <text:p>11/06/2020</text:p>
          </table:table-cell>
          <table:table-cell office:value-type="date" office:date-value="2020-06-17T00:00:00" table:style-name="ce2">
            <text:p>17/06/2020</text:p>
          </table:table-cell>
          <table:table-cell office:value-type="string" table:style-name="ce4">
            <text:p>England</text:p>
          </table:table-cell>
          <table:table-cell office:value-type="float" office:value="213915" table:style-name="ce4">
            <text:p>213915</text:p>
          </table:table-cell>
          <table:table-cell office:value-type="string" table:style-name="ce4">
            <text:p>Unavailable</text:p>
          </table:table-cell>
          <table:table-cell office:value-type="float" office:value="239292" table:style-name="ce4">
            <text:p>239292</text:p>
          </table:table-cell>
          <table:table-cell table:number-columns-repeated="3" table:style-name="ce4"/>
          <table:table-cell office:value-type="float" office:value="213915" table:style-name="ce4">
            <text:p>213915</text:p>
          </table:table-cell>
          <table:table-cell office:value-type="float" office:value="239292" table:style-name="ce4">
            <text:p>239292</text:p>
          </table:table-cell>
          <table:table-cell office:value-type="float" office:value="453207" table:style-name="ce4">
            <text:p>453207</text:p>
          </table:table-cell>
          <table:table-cell office:value-type="float" office:value="1847961" table:style-name="ce4">
            <text:p>1847961</text:p>
          </table:table-cell>
          <table:table-cell office:value-type="string" table:style-name="ce4">
            <text:p>Unavailable</text:p>
          </table:table-cell>
          <table:table-cell office:value-type="float" office:value="632146" table:style-name="ce10">
            <text:p>632146<text:s/></text:p>
          </table:table-cell>
          <table:table-cell table:style-name="ce4"/>
          <table:table-cell office:value-type="float" office:value="2480107" table:style-name="ce4">
            <text:p>2480107</text:p>
          </table:table-cell>
          <table:table-cell table:number-columns-repeated="16367"/>
        </table:table-row>
        <table:table-row table:style-name="ro1">
          <table:table-cell office:value-type="date" office:date-value="2020-06-11T00:00:00" table:style-name="ce2">
            <text:p>11/06/2020</text:p>
          </table:table-cell>
          <table:table-cell office:value-type="date" office:date-value="2020-06-17T00:00:00" table:style-name="ce2">
            <text:p>17/06/2020</text:p>
          </table:table-cell>
          <table:table-cell office:value-type="string" table:style-name="ce4">
            <text:p>Scotland</text:p>
          </table:table-cell>
          <table:table-cell office:value-type="float" office:value="25720" table:style-name="ce4">
            <text:p>25720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5720" table:style-name="ce4">
            <text:p>25720</text:p>
          </table:table-cell>
          <table:table-cell table:style-name="ce4"/>
          <table:table-cell office:value-type="float" office:value="25720" table:style-name="ce4">
            <text:p>25720</text:p>
          </table:table-cell>
          <table:table-cell office:value-type="float" office:value="228060" table:style-name="ce4">
            <text:p>22806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28060" table:style-name="ce4">
            <text:p>228060</text:p>
          </table:table-cell>
          <table:table-cell table:number-columns-repeated="16367"/>
        </table:table-row>
        <table:table-row table:style-name="ro1">
          <table:table-cell office:value-type="date" office:date-value="2020-06-11T00:00:00" table:style-name="ce2">
            <text:p>11/06/2020</text:p>
          </table:table-cell>
          <table:table-cell office:value-type="date" office:date-value="2020-06-17T00:00:00" table:style-name="ce2">
            <text:p>17/06/2020</text:p>
          </table:table-cell>
          <table:table-cell office:value-type="string" table:style-name="ce4">
            <text:p>Wales</text:p>
          </table:table-cell>
          <table:table-cell office:value-type="float" office:value="22031" table:style-name="ce4">
            <text:p>22031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2031" table:style-name="ce4">
            <text:p>22031</text:p>
          </table:table-cell>
          <table:table-cell table:style-name="ce4"/>
          <table:table-cell office:value-type="float" office:value="22031" table:style-name="ce4">
            <text:p>22031</text:p>
          </table:table-cell>
          <table:table-cell office:value-type="float" office:value="141870" table:style-name="ce4">
            <text:p>14187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41870" table:style-name="ce4">
            <text:p>141870</text:p>
          </table:table-cell>
          <table:table-cell table:number-columns-repeated="16367"/>
        </table:table-row>
        <table:table-row table:style-name="ro1">
          <table:table-cell office:value-type="date" office:date-value="2020-06-11T00:00:00" table:style-name="ce2">
            <text:p>11/06/2020</text:p>
          </table:table-cell>
          <table:table-cell office:value-type="date" office:date-value="2020-06-17T00:00:00" table:style-name="ce2">
            <text:p>17/06/2020</text:p>
          </table:table-cell>
          <table:table-cell office:value-type="string" table:style-name="ce4">
            <text:p>Northern Ireland</text:p>
          </table:table-cell>
          <table:table-cell office:value-type="float" office:value="8952" table:style-name="ce4">
            <text:p>8952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8952" table:style-name="ce4">
            <text:p>8952</text:p>
          </table:table-cell>
          <table:table-cell table:style-name="ce4"/>
          <table:table-cell office:value-type="float" office:value="8952" table:style-name="ce4">
            <text:p>8952</text:p>
          </table:table-cell>
          <table:table-cell office:value-type="float" office:value="87393" table:style-name="ce4">
            <text:p>87393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87393" table:style-name="ce4">
            <text:p>87393</text:p>
          </table:table-cell>
          <table:table-cell table:number-columns-repeated="16367"/>
        </table:table-row>
        <table:table-row table:style-name="ro1">
          <table:table-cell office:value-type="date" office:date-value="2020-06-18T00:00:00" table:style-name="ce2">
            <text:p>18/06/2020</text:p>
          </table:table-cell>
          <table:table-cell office:value-type="date" office:date-value="2020-06-24T00:00:00" table:style-name="ce2">
            <text:p>24/06/2020</text:p>
          </table:table-cell>
          <table:table-cell office:value-type="string" table:style-name="ce4">
            <text:p>UK</text:p>
          </table:table-cell>
          <table:table-cell office:value-type="float" office:value="273638" table:style-name="ce4">
            <text:p>273638</text:p>
          </table:table-cell>
          <table:table-cell office:value-type="float" office:value="248360" table:style-name="ce4">
            <text:p>248360</text:p>
          </table:table-cell>
          <table:table-cell office:value-type="float" office:value="221550" table:style-name="ce4">
            <text:p>221550</text:p>
          </table:table-cell>
          <table:table-cell office:value-type="float" office:value="85594" table:style-name="ce4">
            <text:p>85594</text:p>
          </table:table-cell>
          <table:table-cell office:value-type="float" office:value="25223" table:style-name="ce4">
            <text:p>25223</text:p>
          </table:table-cell>
          <table:table-cell office:value-type="float" office:value="60371" table:style-name="ce4">
            <text:p>60371</text:p>
          </table:table-cell>
          <table:table-cell office:value-type="float" office:value="547221" table:style-name="ce4">
            <text:p>547221</text:p>
          </table:table-cell>
          <table:table-cell office:value-type="float" office:value="281921" table:style-name="ce4">
            <text:p>281921</text:p>
          </table:table-cell>
          <table:table-cell office:value-type="float" office:value="829142" table:style-name="ce4">
            <text:p>829142</text:p>
          </table:table-cell>
          <table:table-cell office:value-type="float" office:value="2586357" table:style-name="ce4">
            <text:p>2586357</text:p>
          </table:table-cell>
          <table:table-cell office:value-type="float" office:value="2699560" table:style-name="ce4">
            <text:p>2699560</text:p>
          </table:table-cell>
          <table:table-cell office:value-type="float" office:value="857323" table:style-name="ce10">
            <text:p>857323<text:s/></text:p>
          </table:table-cell>
          <table:table-cell office:value-type="float" office:value="364102" table:style-name="ce4">
            <text:p>364102</text:p>
          </table:table-cell>
          <table:table-cell office:value-type="float" office:value="6507342" table:style-name="ce4">
            <text:p>6507342</text:p>
          </table:table-cell>
          <table:table-cell table:number-columns-repeated="16367"/>
        </table:table-row>
        <table:table-row table:style-name="ro1">
          <table:table-cell office:value-type="date" office:date-value="2020-06-18T00:00:00" table:style-name="ce2">
            <text:p>18/06/2020</text:p>
          </table:table-cell>
          <table:table-cell office:value-type="date" office:date-value="2020-06-24T00:00:00" table:style-name="ce2">
            <text:p>24/06/2020</text:p>
          </table:table-cell>
          <table:table-cell office:value-type="string" table:style-name="ce4">
            <text:p>England</text:p>
          </table:table-cell>
          <table:table-cell office:value-type="float" office:value="222811" table:style-name="ce4">
            <text:p>222811</text:p>
          </table:table-cell>
          <table:table-cell office:value-type="string" table:style-name="ce4">
            <text:p>Unavailable</text:p>
          </table:table-cell>
          <table:table-cell office:value-type="float" office:value="221550" table:style-name="ce4">
            <text:p>221550</text:p>
          </table:table-cell>
          <table:table-cell table:number-columns-repeated="3" table:style-name="ce4"/>
          <table:table-cell office:value-type="float" office:value="222811" table:style-name="ce4">
            <text:p>222811</text:p>
          </table:table-cell>
          <table:table-cell office:value-type="float" office:value="221550" table:style-name="ce4">
            <text:p>221550</text:p>
          </table:table-cell>
          <table:table-cell office:value-type="float" office:value="444361" table:style-name="ce4">
            <text:p>444361</text:p>
          </table:table-cell>
          <table:table-cell office:value-type="float" office:value="2075454" table:style-name="ce4">
            <text:p>2075454</text:p>
          </table:table-cell>
          <table:table-cell office:value-type="string" table:style-name="ce4">
            <text:p>Unavailable</text:p>
          </table:table-cell>
          <table:table-cell office:value-type="float" office:value="857323" table:style-name="ce10">
            <text:p>857323<text:s/></text:p>
          </table:table-cell>
          <table:table-cell table:style-name="ce4"/>
          <table:table-cell office:value-type="float" office:value="2932777" table:style-name="ce4">
            <text:p>2932777</text:p>
          </table:table-cell>
          <table:table-cell table:number-columns-repeated="16367"/>
        </table:table-row>
        <table:table-row table:style-name="ro1">
          <table:table-cell office:value-type="date" office:date-value="2020-06-18T00:00:00" table:style-name="ce2">
            <text:p>18/06/2020</text:p>
          </table:table-cell>
          <table:table-cell office:value-type="date" office:date-value="2020-06-24T00:00:00" table:style-name="ce2">
            <text:p>24/06/2020</text:p>
          </table:table-cell>
          <table:table-cell office:value-type="string" table:style-name="ce4">
            <text:p>Scotland</text:p>
          </table:table-cell>
          <table:table-cell office:value-type="float" office:value="24441" table:style-name="ce4">
            <text:p>24441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4441" table:style-name="ce4">
            <text:p>24441</text:p>
          </table:table-cell>
          <table:table-cell table:style-name="ce4"/>
          <table:table-cell office:value-type="float" office:value="24441" table:style-name="ce4">
            <text:p>24441</text:p>
          </table:table-cell>
          <table:table-cell office:value-type="float" office:value="252501" table:style-name="ce4">
            <text:p>252501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52501" table:style-name="ce4">
            <text:p>252501</text:p>
          </table:table-cell>
          <table:table-cell table:number-columns-repeated="16367"/>
        </table:table-row>
        <table:table-row table:style-name="ro1">
          <table:table-cell office:value-type="date" office:date-value="2020-06-18T00:00:00" table:style-name="ce2">
            <text:p>18/06/2020</text:p>
          </table:table-cell>
          <table:table-cell office:value-type="date" office:date-value="2020-06-24T00:00:00" table:style-name="ce2">
            <text:p>24/06/2020</text:p>
          </table:table-cell>
          <table:table-cell office:value-type="string" table:style-name="ce4">
            <text:p>Wales</text:p>
          </table:table-cell>
          <table:table-cell office:value-type="float" office:value="18237" table:style-name="ce4">
            <text:p>18237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8237" table:style-name="ce4">
            <text:p>18237</text:p>
          </table:table-cell>
          <table:table-cell table:style-name="ce4"/>
          <table:table-cell office:value-type="float" office:value="18237" table:style-name="ce4">
            <text:p>18237</text:p>
          </table:table-cell>
          <table:table-cell office:value-type="float" office:value="162860" table:style-name="ce4">
            <text:p>16286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62860" table:style-name="ce4">
            <text:p>162860</text:p>
          </table:table-cell>
          <table:table-cell table:number-columns-repeated="16367"/>
        </table:table-row>
        <table:table-row table:style-name="ro1">
          <table:table-cell office:value-type="date" office:date-value="2020-06-18T00:00:00" table:style-name="ce2">
            <text:p>18/06/2020</text:p>
          </table:table-cell>
          <table:table-cell office:value-type="date" office:date-value="2020-06-24T00:00:00" table:style-name="ce2">
            <text:p>24/06/2020</text:p>
          </table:table-cell>
          <table:table-cell office:value-type="string" table:style-name="ce4">
            <text:p>Northern Ireland</text:p>
          </table:table-cell>
          <table:table-cell office:value-type="float" office:value="8149" table:style-name="ce4">
            <text:p>8149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8149" table:style-name="ce4">
            <text:p>8149</text:p>
          </table:table-cell>
          <table:table-cell table:style-name="ce4"/>
          <table:table-cell office:value-type="float" office:value="8149" table:style-name="ce4">
            <text:p>8149</text:p>
          </table:table-cell>
          <table:table-cell office:value-type="float" office:value="95542" table:style-name="ce4">
            <text:p>95542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95542" table:style-name="ce4">
            <text:p>95542</text:p>
          </table:table-cell>
          <table:table-cell table:number-columns-repeated="16367"/>
        </table:table-row>
        <table:table-row table:style-name="ro1">
          <table:table-cell office:value-type="date" office:date-value="2020-06-25T00:00:00" table:style-name="ce2">
            <text:p>25/06/2020</text:p>
          </table:table-cell>
          <table:table-cell office:value-type="date" office:date-value="2020-07-01T00:00:00" table:style-name="ce2">
            <text:p>01/07/2020</text:p>
          </table:table-cell>
          <table:table-cell office:value-type="string" table:style-name="ce4">
            <text:p>UK</text:p>
          </table:table-cell>
          <table:table-cell office:value-type="float" office:value="287765" table:style-name="ce4">
            <text:p>287765</text:p>
          </table:table-cell>
          <table:table-cell office:value-type="float" office:value="302129" table:style-name="ce4">
            <text:p>302129</text:p>
          </table:table-cell>
          <table:table-cell office:value-type="float" office:value="178289" table:style-name="ce4">
            <text:p>178289</text:p>
          </table:table-cell>
          <table:table-cell office:value-type="float" office:value="130365" table:style-name="ce4">
            <text:p>130365</text:p>
          </table:table-cell>
          <table:table-cell office:value-type="float" office:value="86950" table:style-name="ce4">
            <text:p>86950</text:p>
          </table:table-cell>
          <table:table-cell office:value-type="float" office:value="43415" table:style-name="ce4">
            <text:p>43415</text:p>
          </table:table-cell>
          <table:table-cell office:value-type="float" office:value="676844" table:style-name="ce4">
            <text:p>676844</text:p>
          </table:table-cell>
          <table:table-cell office:value-type="float" office:value="221704" table:style-name="ce4">
            <text:p>221704</text:p>
          </table:table-cell>
          <table:table-cell office:value-type="float" office:value="898548" table:style-name="ce4">
            <text:p>898548</text:p>
          </table:table-cell>
          <table:table-cell office:value-type="float" office:value="2897765" table:style-name="ce4">
            <text:p>2897765</text:p>
          </table:table-cell>
          <table:table-cell office:value-type="float" office:value="3024818" table:style-name="ce4">
            <text:p>3024818</text:p>
          </table:table-cell>
          <table:table-cell office:value-type="float" office:value="1036898" table:style-name="ce10">
            <text:p>1036898<text:s/></text:p>
          </table:table-cell>
          <table:table-cell office:value-type="float" office:value="526804" table:style-name="ce4">
            <text:p>526804</text:p>
          </table:table-cell>
          <table:table-cell office:value-type="float" office:value="7486285" table:style-name="ce4">
            <text:p>7486285</text:p>
          </table:table-cell>
          <table:table-cell table:number-columns-repeated="16367"/>
        </table:table-row>
        <table:table-row table:style-name="ro1">
          <table:table-cell office:value-type="date" office:date-value="2020-06-25T00:00:00" table:style-name="ce2">
            <text:p>25/06/2020</text:p>
          </table:table-cell>
          <table:table-cell office:value-type="date" office:date-value="2020-07-01T00:00:00" table:style-name="ce2">
            <text:p>01/07/2020</text:p>
          </table:table-cell>
          <table:table-cell office:value-type="string" table:style-name="ce4">
            <text:p>England</text:p>
          </table:table-cell>
          <table:table-cell office:value-type="float" office:value="235007" table:style-name="ce4">
            <text:p>235007</text:p>
          </table:table-cell>
          <table:table-cell office:value-type="string" table:style-name="ce4">
            <text:p>Unavailable</text:p>
          </table:table-cell>
          <table:table-cell office:value-type="float" office:value="178289" table:style-name="ce4">
            <text:p>178289</text:p>
          </table:table-cell>
          <table:table-cell table:number-columns-repeated="3" table:style-name="ce4"/>
          <table:table-cell office:value-type="float" office:value="235007" table:style-name="ce4">
            <text:p>235007</text:p>
          </table:table-cell>
          <table:table-cell office:value-type="float" office:value="178289" table:style-name="ce4">
            <text:p>178289</text:p>
          </table:table-cell>
          <table:table-cell office:value-type="float" office:value="413296" table:style-name="ce4">
            <text:p>413296</text:p>
          </table:table-cell>
          <table:table-cell office:value-type="float" office:value="2334014" table:style-name="ce4">
            <text:p>2334014</text:p>
          </table:table-cell>
          <table:table-cell office:value-type="string" table:style-name="ce4">
            <text:p>Unavailable</text:p>
          </table:table-cell>
          <table:table-cell office:value-type="float" office:value="1036898" table:style-name="ce10">
            <text:p>1036898<text:s/></text:p>
          </table:table-cell>
          <table:table-cell table:style-name="ce4"/>
          <table:table-cell office:value-type="float" office:value="3370912" table:style-name="ce4">
            <text:p>3370912</text:p>
          </table:table-cell>
          <table:table-cell table:number-columns-repeated="16367"/>
        </table:table-row>
        <table:table-row table:style-name="ro1">
          <table:table-cell office:value-type="date" office:date-value="2020-06-25T00:00:00" table:style-name="ce2">
            <text:p>25/06/2020</text:p>
          </table:table-cell>
          <table:table-cell office:value-type="date" office:date-value="2020-07-01T00:00:00" table:style-name="ce2">
            <text:p>01/07/2020</text:p>
          </table:table-cell>
          <table:table-cell office:value-type="string" table:style-name="ce4">
            <text:p>Scotland</text:p>
          </table:table-cell>
          <table:table-cell office:value-type="float" office:value="23469" table:style-name="ce4">
            <text:p>23469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3469" table:style-name="ce4">
            <text:p>23469</text:p>
          </table:table-cell>
          <table:table-cell table:style-name="ce4"/>
          <table:table-cell office:value-type="float" office:value="23469" table:style-name="ce4">
            <text:p>23469</text:p>
          </table:table-cell>
          <table:table-cell office:value-type="float" office:value="275970" table:style-name="ce4">
            <text:p>27597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75970" table:style-name="ce4">
            <text:p>275970</text:p>
          </table:table-cell>
          <table:table-cell table:number-columns-repeated="16367"/>
        </table:table-row>
        <table:table-row table:style-name="ro1">
          <table:table-cell office:value-type="date" office:date-value="2020-06-25T00:00:00" table:style-name="ce2">
            <text:p>25/06/2020</text:p>
          </table:table-cell>
          <table:table-cell office:value-type="date" office:date-value="2020-07-01T00:00:00" table:style-name="ce2">
            <text:p>01/07/2020</text:p>
          </table:table-cell>
          <table:table-cell office:value-type="string" table:style-name="ce4">
            <text:p>Wales</text:p>
          </table:table-cell>
          <table:table-cell office:value-type="float" office:value="22251" table:style-name="ce4">
            <text:p>22251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2251" table:style-name="ce4">
            <text:p>22251</text:p>
          </table:table-cell>
          <table:table-cell table:style-name="ce4"/>
          <table:table-cell office:value-type="float" office:value="22251" table:style-name="ce4">
            <text:p>22251</text:p>
          </table:table-cell>
          <table:table-cell office:value-type="float" office:value="185111" table:style-name="ce4">
            <text:p>185111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85111" table:style-name="ce4">
            <text:p>185111</text:p>
          </table:table-cell>
          <table:table-cell table:number-columns-repeated="16367"/>
        </table:table-row>
        <table:table-row table:style-name="ro1">
          <table:table-cell office:value-type="date" office:date-value="2020-06-25T00:00:00" table:style-name="ce2">
            <text:p>25/06/2020</text:p>
          </table:table-cell>
          <table:table-cell office:value-type="date" office:date-value="2020-07-01T00:00:00" table:style-name="ce2">
            <text:p>01/07/2020</text:p>
          </table:table-cell>
          <table:table-cell office:value-type="string" table:style-name="ce4">
            <text:p>Northern Ireland</text:p>
          </table:table-cell>
          <table:table-cell office:value-type="float" office:value="7038" table:style-name="ce4">
            <text:p>7038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7038" table:style-name="ce4">
            <text:p>7038</text:p>
          </table:table-cell>
          <table:table-cell table:style-name="ce4"/>
          <table:table-cell office:value-type="float" office:value="7038" table:style-name="ce4">
            <text:p>7038</text:p>
          </table:table-cell>
          <table:table-cell office:value-type="float" office:value="102670" table:style-name="ce4">
            <text:p>10267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02670" table:style-name="ce4">
            <text:p>102670</text:p>
          </table:table-cell>
          <table:table-cell table:number-columns-repeated="16367"/>
        </table:table-row>
        <table:table-row table:style-name="ro1">
          <table:table-cell office:value-type="date" office:date-value="2020-07-02T00:00:00" table:style-name="ce2">
            <text:p>02/07/2020</text:p>
          </table:table-cell>
          <table:table-cell office:value-type="date" office:date-value="2020-07-08T00:00:00" table:style-name="ce2">
            <text:p>08/07/2020</text:p>
          </table:table-cell>
          <table:table-cell office:value-type="string" table:style-name="ce4">
            <text:p>UK</text:p>
          </table:table-cell>
          <table:table-cell office:value-type="float" office:value="310257" table:style-name="ce4">
            <text:p>310257</text:p>
          </table:table-cell>
          <table:table-cell office:value-type="float" office:value="363066" table:style-name="ce4">
            <text:p>363066</text:p>
          </table:table-cell>
          <table:table-cell office:value-type="float" office:value="135088" table:style-name="ce4">
            <text:p>135088</text:p>
          </table:table-cell>
          <table:table-cell office:value-type="float" office:value="134482" table:style-name="ce4">
            <text:p>134482</text:p>
          </table:table-cell>
          <table:table-cell office:value-type="float" office:value="116923" table:style-name="ce4">
            <text:p>116923</text:p>
          </table:table-cell>
          <table:table-cell office:value-type="float" office:value="17559" table:style-name="ce4">
            <text:p>17559</text:p>
          </table:table-cell>
          <table:table-cell office:value-type="float" office:value="790246" table:style-name="ce4">
            <text:p>790246</text:p>
          </table:table-cell>
          <table:table-cell office:value-type="float" office:value="152647" table:style-name="ce4">
            <text:p>152647</text:p>
          </table:table-cell>
          <table:table-cell office:value-type="float" office:value="942893" table:style-name="ce4">
            <text:p>942893</text:p>
          </table:table-cell>
          <table:table-cell office:value-type="float" office:value="3209459" table:style-name="ce4">
            <text:p>3209459</text:p>
          </table:table-cell>
          <table:table-cell office:value-type="float" office:value="3387883" table:style-name="ce4">
            <text:p>3387883</text:p>
          </table:table-cell>
          <table:table-cell office:value-type="float" office:value="1172356" table:style-name="ce10">
            <text:p>1172356<text:s/></text:p>
          </table:table-cell>
          <table:table-cell office:value-type="float" office:value="661928" table:style-name="ce4">
            <text:p>661928</text:p>
          </table:table-cell>
          <table:table-cell office:value-type="float" office:value="8431626" table:style-name="ce4">
            <text:p>8431626</text:p>
          </table:table-cell>
          <table:table-cell table:number-columns-repeated="16367"/>
        </table:table-row>
        <table:table-row table:style-name="ro1">
          <table:table-cell office:value-type="date" office:date-value="2020-07-02T00:00:00" table:style-name="ce2">
            <text:p>02/07/2020</text:p>
          </table:table-cell>
          <table:table-cell office:value-type="date" office:date-value="2020-07-08T00:00:00" table:style-name="ce2">
            <text:p>08/07/2020</text:p>
          </table:table-cell>
          <table:table-cell office:value-type="string" table:style-name="ce4">
            <text:p>England</text:p>
          </table:table-cell>
          <table:table-cell office:value-type="float" office:value="259248" table:style-name="ce4">
            <text:p>259248</text:p>
          </table:table-cell>
          <table:table-cell office:value-type="string" table:style-name="ce4">
            <text:p>Unavailable</text:p>
          </table:table-cell>
          <table:table-cell office:value-type="float" office:value="135088" table:style-name="ce4">
            <text:p>135088</text:p>
          </table:table-cell>
          <table:table-cell table:number-columns-repeated="3" table:style-name="ce4"/>
          <table:table-cell office:value-type="float" office:value="259248" table:style-name="ce4">
            <text:p>259248</text:p>
          </table:table-cell>
          <table:table-cell office:value-type="float" office:value="135088" table:style-name="ce4">
            <text:p>135088</text:p>
          </table:table-cell>
          <table:table-cell office:value-type="float" office:value="394336" table:style-name="ce4">
            <text:p>394336</text:p>
          </table:table-cell>
          <table:table-cell office:value-type="float" office:value="2594699" table:style-name="ce4">
            <text:p>2594699</text:p>
          </table:table-cell>
          <table:table-cell office:value-type="string" table:style-name="ce4">
            <text:p>Unavailable</text:p>
          </table:table-cell>
          <table:table-cell office:value-type="float" office:value="1172356" table:style-name="ce10">
            <text:p>1172356<text:s/></text:p>
          </table:table-cell>
          <table:table-cell table:style-name="ce4"/>
          <table:table-cell office:value-type="float" office:value="3767055" table:style-name="ce4">
            <text:p>3767055</text:p>
          </table:table-cell>
          <table:table-cell table:number-columns-repeated="16367"/>
        </table:table-row>
        <table:table-row table:style-name="ro1">
          <table:table-cell office:value-type="date" office:date-value="2020-07-02T00:00:00" table:style-name="ce2">
            <text:p>02/07/2020</text:p>
          </table:table-cell>
          <table:table-cell office:value-type="date" office:date-value="2020-07-08T00:00:00" table:style-name="ce2">
            <text:p>08/07/2020</text:p>
          </table:table-cell>
          <table:table-cell office:value-type="string" table:style-name="ce4">
            <text:p>Scotland</text:p>
          </table:table-cell>
          <table:table-cell office:value-type="float" office:value="23583" table:style-name="ce4">
            <text:p>23583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3583" table:style-name="ce4">
            <text:p>23583</text:p>
          </table:table-cell>
          <table:table-cell table:style-name="ce4"/>
          <table:table-cell office:value-type="float" office:value="23583" table:style-name="ce4">
            <text:p>23583</text:p>
          </table:table-cell>
          <table:table-cell office:value-type="float" office:value="299553" table:style-name="ce4">
            <text:p>299553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99553" table:style-name="ce4">
            <text:p>299553</text:p>
          </table:table-cell>
          <table:table-cell table:number-columns-repeated="16367"/>
        </table:table-row>
        <table:table-row table:style-name="ro1">
          <table:table-cell office:value-type="date" office:date-value="2020-07-02T00:00:00" table:style-name="ce2">
            <text:p>02/07/2020</text:p>
          </table:table-cell>
          <table:table-cell office:value-type="date" office:date-value="2020-07-08T00:00:00" table:style-name="ce2">
            <text:p>08/07/2020</text:p>
          </table:table-cell>
          <table:table-cell office:value-type="string" table:style-name="ce4">
            <text:p>Wales</text:p>
          </table:table-cell>
          <table:table-cell office:value-type="float" office:value="20563" table:style-name="ce4">
            <text:p>20563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0563" table:style-name="ce4">
            <text:p>20563</text:p>
          </table:table-cell>
          <table:table-cell table:style-name="ce4"/>
          <table:table-cell office:value-type="float" office:value="20563" table:style-name="ce4">
            <text:p>20563</text:p>
          </table:table-cell>
          <table:table-cell office:value-type="float" office:value="205674" table:style-name="ce4">
            <text:p>205674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05674" table:style-name="ce4">
            <text:p>205674</text:p>
          </table:table-cell>
          <table:table-cell table:number-columns-repeated="16367"/>
        </table:table-row>
        <table:table-row table:style-name="ro1">
          <table:table-cell office:value-type="date" office:date-value="2020-07-02T00:00:00" table:style-name="ce2">
            <text:p>02/07/2020</text:p>
          </table:table-cell>
          <table:table-cell office:value-type="date" office:date-value="2020-07-08T00:00:00" table:style-name="ce2">
            <text:p>08/07/2020</text:p>
          </table:table-cell>
          <table:table-cell office:value-type="string" table:style-name="ce4">
            <text:p>Northern Ireland</text:p>
          </table:table-cell>
          <table:table-cell office:value-type="float" office:value="6863" table:style-name="ce4">
            <text:p>6863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6863" table:style-name="ce4">
            <text:p>6863</text:p>
          </table:table-cell>
          <table:table-cell table:style-name="ce4"/>
          <table:table-cell office:value-type="float" office:value="6863" table:style-name="ce4">
            <text:p>6863</text:p>
          </table:table-cell>
          <table:table-cell office:value-type="float" office:value="109533" table:style-name="ce4">
            <text:p>109533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09533" table:style-name="ce4">
            <text:p>109533</text:p>
          </table:table-cell>
          <table:table-cell table:number-columns-repeated="16367"/>
        </table:table-row>
        <table:table-row table:style-name="ro1">
          <table:table-cell office:value-type="date" office:date-value="2020-07-09T00:00:00" table:style-name="ce2">
            <text:p>09/07/2020</text:p>
          </table:table-cell>
          <table:table-cell office:value-type="date" office:date-value="2020-07-15T00:00:00" table:style-name="ce2">
            <text:p>15/07/2020</text:p>
          </table:table-cell>
          <table:table-cell office:value-type="string" table:style-name="ce4">
            <text:p>UK</text:p>
          </table:table-cell>
          <table:table-cell office:value-type="float" office:value="321824" table:style-name="ce4">
            <text:p>321824</text:p>
          </table:table-cell>
          <table:table-cell office:value-type="float" office:value="456425" table:style-name="ce4">
            <text:p>456425</text:p>
          </table:table-cell>
          <table:table-cell office:value-type="float" office:value="98126" table:style-name="ce4">
            <text:p>98126</text:p>
          </table:table-cell>
          <table:table-cell office:value-type="float" office:value="59718" table:style-name="ce4">
            <text:p>59718</text:p>
          </table:table-cell>
          <table:table-cell office:value-type="float" office:value="46346" table:style-name="ce4">
            <text:p>46346</text:p>
          </table:table-cell>
          <table:table-cell office:value-type="float" office:value="13372" table:style-name="ce4">
            <text:p>13372</text:p>
          </table:table-cell>
          <table:table-cell office:value-type="float" office:value="824595" table:style-name="ce4">
            <text:p>824595</text:p>
          </table:table-cell>
          <table:table-cell office:value-type="float" office:value="111498" table:style-name="ce4">
            <text:p>111498</text:p>
          </table:table-cell>
          <table:table-cell office:value-type="float" office:value="936093" table:style-name="ce4">
            <text:p>936093</text:p>
          </table:table-cell>
          <table:table-cell office:value-type="float" office:value="3531286" table:style-name="ce4">
            <text:p>3531286</text:p>
          </table:table-cell>
          <table:table-cell office:value-type="float" office:value="3844308" table:style-name="ce4">
            <text:p>3844308</text:p>
          </table:table-cell>
          <table:table-cell office:value-type="float" office:value="1271175" table:style-name="ce10">
            <text:p>1271175<text:s/></text:p>
          </table:table-cell>
          <table:table-cell office:value-type="float" office:value="721934" table:style-name="ce4">
            <text:p>721934</text:p>
          </table:table-cell>
          <table:table-cell office:value-type="float" office:value="9368703" table:style-name="ce4">
            <text:p>9368703</text:p>
          </table:table-cell>
          <table:table-cell table:number-columns-repeated="16367"/>
        </table:table-row>
        <table:table-row table:style-name="ro1">
          <table:table-cell office:value-type="date" office:date-value="2020-07-09T00:00:00" table:style-name="ce2">
            <text:p>09/07/2020</text:p>
          </table:table-cell>
          <table:table-cell office:value-type="date" office:date-value="2020-07-15T00:00:00" table:style-name="ce2">
            <text:p>15/07/2020</text:p>
          </table:table-cell>
          <table:table-cell office:value-type="string" table:style-name="ce4">
            <text:p>England</text:p>
          </table:table-cell>
          <table:table-cell office:value-type="float" office:value="270724" table:style-name="ce4">
            <text:p>270724</text:p>
          </table:table-cell>
          <table:table-cell office:value-type="string" table:style-name="ce4">
            <text:p>Unavailable</text:p>
          </table:table-cell>
          <table:table-cell office:value-type="float" office:value="98126" table:style-name="ce4">
            <text:p>98126</text:p>
          </table:table-cell>
          <table:table-cell table:number-columns-repeated="3" table:style-name="ce4"/>
          <table:table-cell office:value-type="float" office:value="270724" table:style-name="ce4">
            <text:p>270724</text:p>
          </table:table-cell>
          <table:table-cell office:value-type="float" office:value="98126" table:style-name="ce4">
            <text:p>98126</text:p>
          </table:table-cell>
          <table:table-cell office:value-type="float" office:value="368850" table:style-name="ce4">
            <text:p>368850</text:p>
          </table:table-cell>
          <table:table-cell office:value-type="float" office:value="2866358" table:style-name="ce4">
            <text:p>2866358</text:p>
          </table:table-cell>
          <table:table-cell office:value-type="string" table:style-name="ce4">
            <text:p>Unavailable</text:p>
          </table:table-cell>
          <table:table-cell office:value-type="float" office:value="1271175" table:style-name="ce10">
            <text:p>1271175<text:s/></text:p>
          </table:table-cell>
          <table:table-cell table:style-name="ce4"/>
          <table:table-cell office:value-type="float" office:value="4137533" table:style-name="ce4">
            <text:p>4137533</text:p>
          </table:table-cell>
          <table:table-cell table:number-columns-repeated="16367"/>
        </table:table-row>
        <table:table-row table:style-name="ro1">
          <table:table-cell office:value-type="date" office:date-value="2020-07-09T00:00:00" table:style-name="ce2">
            <text:p>09/07/2020</text:p>
          </table:table-cell>
          <table:table-cell office:value-type="date" office:date-value="2020-07-15T00:00:00" table:style-name="ce2">
            <text:p>15/07/2020</text:p>
          </table:table-cell>
          <table:table-cell office:value-type="string" table:style-name="ce4">
            <text:p>Scotland</text:p>
          </table:table-cell>
          <table:table-cell office:value-type="float" office:value="24921" table:style-name="ce4">
            <text:p>24921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4921" table:style-name="ce4">
            <text:p>24921</text:p>
          </table:table-cell>
          <table:table-cell table:style-name="ce4"/>
          <table:table-cell office:value-type="float" office:value="24921" table:style-name="ce4">
            <text:p>24921</text:p>
          </table:table-cell>
          <table:table-cell office:value-type="float" office:value="324474" table:style-name="ce4">
            <text:p>324474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324474" table:style-name="ce4">
            <text:p>324474</text:p>
          </table:table-cell>
          <table:table-cell table:number-columns-repeated="16367"/>
        </table:table-row>
        <table:table-row table:style-name="ro1">
          <table:table-cell office:value-type="date" office:date-value="2020-07-09T00:00:00" table:style-name="ce2">
            <text:p>09/07/2020</text:p>
          </table:table-cell>
          <table:table-cell office:value-type="date" office:date-value="2020-07-15T00:00:00" table:style-name="ce2">
            <text:p>15/07/2020</text:p>
          </table:table-cell>
          <table:table-cell office:value-type="string" table:style-name="ce4">
            <text:p>Wales</text:p>
          </table:table-cell>
          <table:table-cell office:value-type="float" office:value="19600" table:style-name="ce4">
            <text:p>19600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9600" table:style-name="ce4">
            <text:p>19600</text:p>
          </table:table-cell>
          <table:table-cell table:style-name="ce4"/>
          <table:table-cell office:value-type="float" office:value="19600" table:style-name="ce4">
            <text:p>19600</text:p>
          </table:table-cell>
          <table:table-cell office:value-type="float" office:value="224342" table:style-name="ce4">
            <text:p>224342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24342" table:style-name="ce4">
            <text:p>224342</text:p>
          </table:table-cell>
          <table:table-cell table:number-columns-repeated="16367"/>
        </table:table-row>
        <table:table-row table:style-name="ro1">
          <table:table-cell office:value-type="date" office:date-value="2020-07-09T00:00:00" table:style-name="ce2">
            <text:p>09/07/2020</text:p>
          </table:table-cell>
          <table:table-cell office:value-type="date" office:date-value="2020-07-15T00:00:00" table:style-name="ce2">
            <text:p>15/07/2020</text:p>
          </table:table-cell>
          <table:table-cell office:value-type="string" table:style-name="ce4">
            <text:p>Northern Ireland</text:p>
          </table:table-cell>
          <table:table-cell office:value-type="float" office:value="6579" table:style-name="ce4">
            <text:p>6579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6579" table:style-name="ce4">
            <text:p>6579</text:p>
          </table:table-cell>
          <table:table-cell table:style-name="ce4"/>
          <table:table-cell office:value-type="float" office:value="6579" table:style-name="ce4">
            <text:p>6579</text:p>
          </table:table-cell>
          <table:table-cell office:value-type="float" office:value="116112" table:style-name="ce4">
            <text:p>116112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16112" table:style-name="ce4">
            <text:p>116112</text:p>
          </table:table-cell>
          <table:table-cell table:number-columns-repeated="16367"/>
        </table:table-row>
        <table:table-row table:style-name="ro1">
          <table:table-cell office:value-type="date" office:date-value="2020-07-16T00:00:00" table:style-name="ce2">
            <text:p>16/07/2020</text:p>
          </table:table-cell>
          <table:table-cell office:value-type="date" office:date-value="2020-07-22T00:00:00" table:style-name="ce2">
            <text:p>22/07/2020</text:p>
          </table:table-cell>
          <table:table-cell office:value-type="string" table:style-name="ce4">
            <text:p>UK</text:p>
          </table:table-cell>
          <table:table-cell office:value-type="float" office:value="331682" table:style-name="ce4">
            <text:p>331682</text:p>
          </table:table-cell>
          <table:table-cell office:value-type="float" office:value="544461" table:style-name="ce4">
            <text:p>544461</text:p>
          </table:table-cell>
          <table:table-cell office:value-type="float" office:value="62779" table:style-name="ce4">
            <text:p>62779</text:p>
          </table:table-cell>
          <table:table-cell office:value-type="float" office:value="62393" table:style-name="ce4">
            <text:p>62393</text:p>
          </table:table-cell>
          <table:table-cell office:value-type="float" office:value="52245" table:style-name="ce4">
            <text:p>52245</text:p>
          </table:table-cell>
          <table:table-cell office:value-type="float" office:value="10148" table:style-name="ce4">
            <text:p>10148</text:p>
          </table:table-cell>
          <table:table-cell office:value-type="float" office:value="928388" table:style-name="ce4">
            <text:p>928388</text:p>
          </table:table-cell>
          <table:table-cell office:value-type="float" office:value="72927" table:style-name="ce4">
            <text:p>72927</text:p>
          </table:table-cell>
          <table:table-cell office:value-type="float" office:value="1001315" table:style-name="ce4">
            <text:p>1001315</text:p>
          </table:table-cell>
          <table:table-cell office:value-type="float" office:value="3868166" table:style-name="ce4">
            <text:p>3868166</text:p>
          </table:table-cell>
          <table:table-cell office:value-type="float" office:value="4388769" table:style-name="ce4">
            <text:p>4388769</text:p>
          </table:table-cell>
          <table:table-cell office:value-type="float" office:value="1334197" table:style-name="ce10">
            <text:p>1334197<text:s/></text:p>
          </table:table-cell>
          <table:table-cell office:value-type="float" office:value="784327" table:style-name="ce4">
            <text:p>784327</text:p>
          </table:table-cell>
          <table:table-cell office:value-type="float" office:value="10375459" table:style-name="ce4">
            <text:p>10375459</text:p>
          </table:table-cell>
          <table:table-cell table:number-columns-repeated="16367"/>
        </table:table-row>
        <table:table-row table:style-name="ro1">
          <table:table-cell office:value-type="date" office:date-value="2020-07-16T00:00:00" table:style-name="ce2">
            <text:p>16/07/2020</text:p>
          </table:table-cell>
          <table:table-cell office:value-type="date" office:date-value="2020-07-22T00:00:00" table:style-name="ce2">
            <text:p>22/07/2020</text:p>
          </table:table-cell>
          <table:table-cell office:value-type="string" table:style-name="ce4">
            <text:p>England</text:p>
          </table:table-cell>
          <table:table-cell office:value-type="float" office:value="279227" table:style-name="ce4">
            <text:p>279227</text:p>
          </table:table-cell>
          <table:table-cell office:value-type="string" table:style-name="ce4">
            <text:p>Unavailable</text:p>
          </table:table-cell>
          <table:table-cell office:value-type="float" office:value="62779" table:style-name="ce4">
            <text:p>62779</text:p>
          </table:table-cell>
          <table:table-cell table:number-columns-repeated="3" table:style-name="ce4"/>
          <table:table-cell office:value-type="float" office:value="279227" table:style-name="ce4">
            <text:p>279227</text:p>
          </table:table-cell>
          <table:table-cell office:value-type="float" office:value="62779" table:style-name="ce4">
            <text:p>62779</text:p>
          </table:table-cell>
          <table:table-cell office:value-type="float" office:value="342006" table:style-name="ce4">
            <text:p>342006</text:p>
          </table:table-cell>
          <table:table-cell office:value-type="float" office:value="3150788" table:style-name="ce4">
            <text:p>3150788</text:p>
          </table:table-cell>
          <table:table-cell office:value-type="string" table:style-name="ce4">
            <text:p>Unavailable</text:p>
          </table:table-cell>
          <table:table-cell office:value-type="float" office:value="1334197" table:style-name="ce10">
            <text:p>1334197<text:s/></text:p>
          </table:table-cell>
          <table:table-cell table:style-name="ce4"/>
          <table:table-cell office:value-type="float" office:value="4484985" table:style-name="ce4">
            <text:p>4484985</text:p>
          </table:table-cell>
          <table:table-cell table:number-columns-repeated="16367"/>
        </table:table-row>
        <table:table-row table:style-name="ro1">
          <table:table-cell office:value-type="date" office:date-value="2020-07-16T00:00:00" table:style-name="ce2">
            <text:p>16/07/2020</text:p>
          </table:table-cell>
          <table:table-cell office:value-type="date" office:date-value="2020-07-22T00:00:00" table:style-name="ce2">
            <text:p>22/07/2020</text:p>
          </table:table-cell>
          <table:table-cell office:value-type="string" table:style-name="ce4">
            <text:p>Scotland</text:p>
          </table:table-cell>
          <table:table-cell office:value-type="float" office:value="27389" table:style-name="ce4">
            <text:p>27389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7389" table:style-name="ce4">
            <text:p>27389</text:p>
          </table:table-cell>
          <table:table-cell table:style-name="ce4"/>
          <table:table-cell office:value-type="float" office:value="27389" table:style-name="ce4">
            <text:p>27389</text:p>
          </table:table-cell>
          <table:table-cell office:value-type="float" office:value="351863" table:style-name="ce4">
            <text:p>351863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351863" table:style-name="ce4">
            <text:p>351863</text:p>
          </table:table-cell>
          <table:table-cell table:number-columns-repeated="16367"/>
        </table:table-row>
        <table:table-row table:style-name="ro1">
          <table:table-cell office:value-type="date" office:date-value="2020-07-16T00:00:00" table:style-name="ce2">
            <text:p>16/07/2020</text:p>
          </table:table-cell>
          <table:table-cell office:value-type="date" office:date-value="2020-07-22T00:00:00" table:style-name="ce2">
            <text:p>22/07/2020</text:p>
          </table:table-cell>
          <table:table-cell office:value-type="string" table:style-name="ce4">
            <text:p>Wales</text:p>
          </table:table-cell>
          <table:table-cell office:value-type="float" office:value="18231" table:style-name="ce4">
            <text:p>18231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8231" table:style-name="ce4">
            <text:p>18231</text:p>
          </table:table-cell>
          <table:table-cell table:style-name="ce4"/>
          <table:table-cell office:value-type="float" office:value="18231" table:style-name="ce4">
            <text:p>18231</text:p>
          </table:table-cell>
          <table:table-cell office:value-type="float" office:value="242568" table:style-name="ce4">
            <text:p>242568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42568" table:style-name="ce4">
            <text:p>242568</text:p>
          </table:table-cell>
          <table:table-cell table:number-columns-repeated="16367"/>
        </table:table-row>
        <table:table-row table:style-name="ro1">
          <table:table-cell office:value-type="date" office:date-value="2020-07-16T00:00:00" table:style-name="ce2">
            <text:p>16/07/2020</text:p>
          </table:table-cell>
          <table:table-cell office:value-type="date" office:date-value="2020-07-22T00:00:00" table:style-name="ce2">
            <text:p>22/07/2020</text:p>
          </table:table-cell>
          <table:table-cell office:value-type="string" table:style-name="ce4">
            <text:p>Northern Ireland</text:p>
          </table:table-cell>
          <table:table-cell office:value-type="float" office:value="6835" table:style-name="ce4">
            <text:p>6835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6835" table:style-name="ce4">
            <text:p>6835</text:p>
          </table:table-cell>
          <table:table-cell table:style-name="ce4"/>
          <table:table-cell office:value-type="float" office:value="6835" table:style-name="ce4">
            <text:p>6835</text:p>
          </table:table-cell>
          <table:table-cell office:value-type="float" office:value="122947" table:style-name="ce4">
            <text:p>122947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22947" table:style-name="ce4">
            <text:p>122947</text:p>
          </table:table-cell>
          <table:table-cell table:number-columns-repeated="16367"/>
        </table:table-row>
        <table:table-row table:style-name="ro1">
          <table:table-cell office:value-type="date" office:date-value="2020-07-23T00:00:00" table:style-name="ce2">
            <text:p>23/07/2020</text:p>
          </table:table-cell>
          <table:table-cell office:value-type="date" office:date-value="2020-07-29T00:00:00" table:style-name="ce2">
            <text:p>29/07/2020</text:p>
          </table:table-cell>
          <table:table-cell office:value-type="string" table:style-name="ce4">
            <text:p>UK</text:p>
          </table:table-cell>
          <table:table-cell office:value-type="float" office:value="339534" table:style-name="ce4">
            <text:p>339534</text:p>
          </table:table-cell>
          <table:table-cell office:value-type="float" office:value="518470" table:style-name="ce4">
            <text:p>518470</text:p>
          </table:table-cell>
          <table:table-cell office:value-type="float" office:value="45814" table:style-name="ce4">
            <text:p>45814</text:p>
          </table:table-cell>
          <table:table-cell office:value-type="float" office:value="63553" table:style-name="ce4">
            <text:p>63553</text:p>
          </table:table-cell>
          <table:table-cell office:value-type="float" office:value="55885" table:style-name="ce4">
            <text:p>55885</text:p>
          </table:table-cell>
          <table:table-cell office:value-type="float" office:value="7668" table:style-name="ce4">
            <text:p>7668</text:p>
          </table:table-cell>
          <table:table-cell office:value-type="float" office:value="913889" table:style-name="ce4">
            <text:p>913889</text:p>
          </table:table-cell>
          <table:table-cell office:value-type="float" office:value="53482" table:style-name="ce4">
            <text:p>53482</text:p>
          </table:table-cell>
          <table:table-cell office:value-type="float" office:value="967371" table:style-name="ce4">
            <text:p>967371</text:p>
          </table:table-cell>
          <table:table-cell office:value-type="float" office:value="4210244" table:style-name="ce4">
            <text:p>4210244</text:p>
          </table:table-cell>
          <table:table-cell office:value-type="float" office:value="4907239" table:style-name="ce4">
            <text:p>4907239</text:p>
          </table:table-cell>
          <table:table-cell office:value-type="float" office:value="1380320" table:style-name="ce10">
            <text:p>1380320<text:s/></text:p>
          </table:table-cell>
          <table:table-cell office:value-type="float" office:value="852180" table:style-name="ce4">
            <text:p>852180</text:p>
          </table:table-cell>
          <table:table-cell office:value-type="float" office:value="11349983" table:style-name="ce4">
            <text:p>11349983</text:p>
          </table:table-cell>
          <table:table-cell table:number-columns-repeated="16367"/>
        </table:table-row>
        <table:table-row table:style-name="ro1">
          <table:table-cell office:value-type="date" office:date-value="2020-07-23T00:00:00" table:style-name="ce2">
            <text:p>23/07/2020</text:p>
          </table:table-cell>
          <table:table-cell office:value-type="date" office:date-value="2020-07-29T00:00:00" table:style-name="ce2">
            <text:p>29/07/2020</text:p>
          </table:table-cell>
          <table:table-cell office:value-type="string" table:style-name="ce4">
            <text:p>England</text:p>
          </table:table-cell>
          <table:table-cell office:value-type="float" office:value="284788" table:style-name="ce4">
            <text:p>284788</text:p>
          </table:table-cell>
          <table:table-cell office:value-type="string" table:style-name="ce4">
            <text:p>Unavailable</text:p>
          </table:table-cell>
          <table:table-cell office:value-type="float" office:value="45814" table:style-name="ce4">
            <text:p>45814</text:p>
          </table:table-cell>
          <table:table-cell table:number-columns-repeated="3" table:style-name="ce4"/>
          <table:table-cell office:value-type="float" office:value="284788" table:style-name="ce4">
            <text:p>284788</text:p>
          </table:table-cell>
          <table:table-cell office:value-type="float" office:value="45814" table:style-name="ce4">
            <text:p>45814</text:p>
          </table:table-cell>
          <table:table-cell office:value-type="float" office:value="330602" table:style-name="ce4">
            <text:p>330602</text:p>
          </table:table-cell>
          <table:table-cell office:value-type="float" office:value="3438173" table:style-name="ce4">
            <text:p>3438173</text:p>
          </table:table-cell>
          <table:table-cell office:value-type="string" table:style-name="ce4">
            <text:p>Unavailable</text:p>
          </table:table-cell>
          <table:table-cell office:value-type="float" office:value="1380320" table:style-name="ce10">
            <text:p>1380320<text:s/></text:p>
          </table:table-cell>
          <table:table-cell table:style-name="ce4"/>
          <table:table-cell office:value-type="float" office:value="4818493" table:style-name="ce4">
            <text:p>4818493</text:p>
          </table:table-cell>
          <table:table-cell table:number-columns-repeated="16367"/>
        </table:table-row>
        <table:table-row table:style-name="ro1">
          <table:table-cell office:value-type="date" office:date-value="2020-07-23T00:00:00" table:style-name="ce2">
            <text:p>23/07/2020</text:p>
          </table:table-cell>
          <table:table-cell office:value-type="date" office:date-value="2020-07-29T00:00:00" table:style-name="ce2">
            <text:p>29/07/2020</text:p>
          </table:table-cell>
          <table:table-cell office:value-type="string" table:style-name="ce4">
            <text:p>Scotland</text:p>
          </table:table-cell>
          <table:table-cell office:value-type="float" office:value="28330" table:style-name="ce4">
            <text:p>28330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8330" table:style-name="ce4">
            <text:p>28330</text:p>
          </table:table-cell>
          <table:table-cell table:style-name="ce4"/>
          <table:table-cell office:value-type="float" office:value="28330" table:style-name="ce4">
            <text:p>28330</text:p>
          </table:table-cell>
          <table:table-cell office:value-type="float" office:value="380193" table:style-name="ce4">
            <text:p>380193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380193" table:style-name="ce4">
            <text:p>380193</text:p>
          </table:table-cell>
          <table:table-cell table:number-columns-repeated="16367"/>
        </table:table-row>
        <table:table-row table:style-name="ro1">
          <table:table-cell office:value-type="date" office:date-value="2020-07-23T00:00:00" table:style-name="ce2">
            <text:p>23/07/2020</text:p>
          </table:table-cell>
          <table:table-cell office:value-type="date" office:date-value="2020-07-29T00:00:00" table:style-name="ce2">
            <text:p>29/07/2020</text:p>
          </table:table-cell>
          <table:table-cell office:value-type="string" table:style-name="ce4">
            <text:p>Wales</text:p>
          </table:table-cell>
          <table:table-cell office:value-type="float" office:value="19227" table:style-name="ce4">
            <text:p>19227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9227" table:style-name="ce4">
            <text:p>19227</text:p>
          </table:table-cell>
          <table:table-cell table:style-name="ce4"/>
          <table:table-cell office:value-type="float" office:value="19227" table:style-name="ce4">
            <text:p>19227</text:p>
          </table:table-cell>
          <table:table-cell office:value-type="float" office:value="261742" table:style-name="ce4">
            <text:p>261742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61742" table:style-name="ce4">
            <text:p>261742</text:p>
          </table:table-cell>
          <table:table-cell table:number-columns-repeated="16367"/>
        </table:table-row>
        <table:table-row table:style-name="ro1">
          <table:table-cell office:value-type="date" office:date-value="2020-07-23T00:00:00" table:style-name="ce2">
            <text:p>23/07/2020</text:p>
          </table:table-cell>
          <table:table-cell office:value-type="date" office:date-value="2020-07-29T00:00:00" table:style-name="ce2">
            <text:p>29/07/2020</text:p>
          </table:table-cell>
          <table:table-cell office:value-type="string" table:style-name="ce4">
            <text:p>Northern Ireland</text:p>
          </table:table-cell>
          <table:table-cell office:value-type="float" office:value="7189" table:style-name="ce4">
            <text:p>7189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7189" table:style-name="ce4">
            <text:p>7189</text:p>
          </table:table-cell>
          <table:table-cell table:style-name="ce4"/>
          <table:table-cell office:value-type="float" office:value="7189" table:style-name="ce4">
            <text:p>7189</text:p>
          </table:table-cell>
          <table:table-cell office:value-type="float" office:value="130136" table:style-name="ce4">
            <text:p>130136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30136" table:style-name="ce4">
            <text:p>130136</text:p>
          </table:table-cell>
          <table:table-cell table:number-columns-repeated="16367"/>
        </table:table-row>
        <table:table-row table:style-name="ro1">
          <table:table-cell office:value-type="date" office:date-value="2020-07-30T00:00:00" table:style-name="ce2">
            <text:p>30/07/2020</text:p>
          </table:table-cell>
          <table:table-cell office:value-type="date" office:date-value="2020-08-05T00:00:00" table:style-name="ce2">
            <text:p>05/08/2020</text:p>
          </table:table-cell>
          <table:table-cell office:value-type="string" table:style-name="ce4">
            <text:p>UK</text:p>
          </table:table-cell>
          <table:table-cell office:value-type="float" office:value="353065" table:style-name="ce4">
            <text:p>353065</text:p>
          </table:table-cell>
          <table:table-cell office:value-type="float" office:value="610413" table:style-name="ce4">
            <text:p>610413</text:p>
          </table:table-cell>
          <table:table-cell office:value-type="float" office:value="37141" table:style-name="ce4">
            <text:p>37141</text:p>
          </table:table-cell>
          <table:table-cell office:value-type="float" office:value="209699" table:style-name="ce4">
            <text:p>209699</text:p>
          </table:table-cell>
          <table:table-cell office:value-type="float" office:value="115579" table:style-name="ce4">
            <text:p>115579</text:p>
          </table:table-cell>
          <table:table-cell office:value-type="float" office:value="94120" table:style-name="ce4">
            <text:p>94120</text:p>
          </table:table-cell>
          <table:table-cell office:value-type="float" office:value="1079057" table:style-name="ce4">
            <text:p>1079057</text:p>
          </table:table-cell>
          <table:table-cell office:value-type="float" office:value="131261" table:style-name="ce4">
            <text:p>131261</text:p>
          </table:table-cell>
          <table:table-cell office:value-type="float" office:value="1210318" table:style-name="ce4">
            <text:p>1210318</text:p>
          </table:table-cell>
          <table:table-cell office:value-type="float" office:value="4565775" table:style-name="ce4">
            <text:p>4565775</text:p>
          </table:table-cell>
          <table:table-cell office:value-type="float" office:value="5517652" table:style-name="ce4">
            <text:p>5517652</text:p>
          </table:table-cell>
          <table:table-cell office:value-type="float" office:value="1418095" table:style-name="ce10">
            <text:p>1418095<text:s/></text:p>
          </table:table-cell>
          <table:table-cell office:value-type="float" office:value="1070469" table:style-name="ce4">
            <text:p>1070469</text:p>
          </table:table-cell>
          <table:table-cell office:value-type="float" office:value="12571991" table:style-name="ce4">
            <text:p>12571991</text:p>
          </table:table-cell>
          <table:table-cell table:number-columns-repeated="16367"/>
        </table:table-row>
        <table:table-row table:style-name="ro1">
          <table:table-cell office:value-type="date" office:date-value="2020-07-30T00:00:00" table:style-name="ce2">
            <text:p>30/07/2020</text:p>
          </table:table-cell>
          <table:table-cell office:value-type="date" office:date-value="2020-08-05T00:00:00" table:style-name="ce2">
            <text:p>05/08/2020</text:p>
          </table:table-cell>
          <table:table-cell office:value-type="string" table:style-name="ce4">
            <text:p>England</text:p>
          </table:table-cell>
          <table:table-cell office:value-type="float" office:value="298913" table:style-name="ce4">
            <text:p>298913</text:p>
          </table:table-cell>
          <table:table-cell office:value-type="string" table:style-name="ce4">
            <text:p>Unavailable</text:p>
          </table:table-cell>
          <table:table-cell office:value-type="float" office:value="37141" table:style-name="ce4">
            <text:p>37141</text:p>
          </table:table-cell>
          <table:table-cell table:number-columns-repeated="3" table:style-name="ce4"/>
          <table:table-cell office:value-type="float" office:value="298913" table:style-name="ce4">
            <text:p>298913</text:p>
          </table:table-cell>
          <table:table-cell office:value-type="float" office:value="37141" table:style-name="ce4">
            <text:p>37141</text:p>
          </table:table-cell>
          <table:table-cell office:value-type="float" office:value="336054" table:style-name="ce4">
            <text:p>336054</text:p>
          </table:table-cell>
          <table:table-cell office:value-type="float" office:value="3739557" table:style-name="ce4">
            <text:p>3739557</text:p>
          </table:table-cell>
          <table:table-cell office:value-type="string" table:style-name="ce4">
            <text:p>Unavailable</text:p>
          </table:table-cell>
          <table:table-cell office:value-type="float" office:value="1418095" table:style-name="ce10">
            <text:p>1418095<text:s/></text:p>
          </table:table-cell>
          <table:table-cell table:style-name="ce4"/>
          <table:table-cell office:value-type="float" office:value="5157652" table:style-name="ce4">
            <text:p>5157652</text:p>
          </table:table-cell>
          <table:table-cell table:number-columns-repeated="16367"/>
        </table:table-row>
        <table:table-row table:style-name="ro1">
          <table:table-cell office:value-type="date" office:date-value="2020-07-30T00:00:00" table:style-name="ce2">
            <text:p>30/07/2020</text:p>
          </table:table-cell>
          <table:table-cell office:value-type="date" office:date-value="2020-08-05T00:00:00" table:style-name="ce2">
            <text:p>05/08/2020</text:p>
          </table:table-cell>
          <table:table-cell office:value-type="string" table:style-name="ce4">
            <text:p>Scotland</text:p>
          </table:table-cell>
          <table:table-cell office:value-type="float" office:value="27941" table:style-name="ce4">
            <text:p>27941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7941" table:style-name="ce4">
            <text:p>27941</text:p>
          </table:table-cell>
          <table:table-cell table:style-name="ce4"/>
          <table:table-cell office:value-type="float" office:value="27941" table:style-name="ce4">
            <text:p>27941</text:p>
          </table:table-cell>
          <table:table-cell office:value-type="float" office:value="408134" table:style-name="ce4">
            <text:p>408134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408134" table:style-name="ce4">
            <text:p>408134</text:p>
          </table:table-cell>
          <table:table-cell table:number-columns-repeated="16367"/>
        </table:table-row>
        <table:table-row table:style-name="ro1">
          <table:table-cell office:value-type="date" office:date-value="2020-07-30T00:00:00" table:style-name="ce2">
            <text:p>30/07/2020</text:p>
          </table:table-cell>
          <table:table-cell office:value-type="date" office:date-value="2020-08-05T00:00:00" table:style-name="ce2">
            <text:p>05/08/2020</text:p>
          </table:table-cell>
          <table:table-cell office:value-type="string" table:style-name="ce4">
            <text:p>Wales</text:p>
          </table:table-cell>
          <table:table-cell office:value-type="float" office:value="18999" table:style-name="ce4">
            <text:p>18999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8999" table:style-name="ce4">
            <text:p>18999</text:p>
          </table:table-cell>
          <table:table-cell table:style-name="ce4"/>
          <table:table-cell office:value-type="float" office:value="18999" table:style-name="ce4">
            <text:p>18999</text:p>
          </table:table-cell>
          <table:table-cell office:value-type="float" office:value="280736" table:style-name="ce4">
            <text:p>280736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80736" table:style-name="ce4">
            <text:p>280736</text:p>
          </table:table-cell>
          <table:table-cell table:number-columns-repeated="16367"/>
        </table:table-row>
        <table:table-row table:style-name="ro1">
          <table:table-cell office:value-type="date" office:date-value="2020-07-30T00:00:00" table:style-name="ce2">
            <text:p>30/07/2020</text:p>
          </table:table-cell>
          <table:table-cell office:value-type="date" office:date-value="2020-08-05T00:00:00" table:style-name="ce2">
            <text:p>05/08/2020</text:p>
          </table:table-cell>
          <table:table-cell office:value-type="string" table:style-name="ce4">
            <text:p>Northern Ireland</text:p>
          </table:table-cell>
          <table:table-cell office:value-type="float" office:value="7212" table:style-name="ce4">
            <text:p>7212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7212" table:style-name="ce4">
            <text:p>7212</text:p>
          </table:table-cell>
          <table:table-cell table:style-name="ce4"/>
          <table:table-cell office:value-type="float" office:value="7212" table:style-name="ce4">
            <text:p>7212</text:p>
          </table:table-cell>
          <table:table-cell office:value-type="float" office:value="137348" table:style-name="ce4">
            <text:p>137348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37348" table:style-name="ce4">
            <text:p>137348</text:p>
          </table:table-cell>
          <table:table-cell table:number-columns-repeated="16367"/>
        </table:table-row>
        <table:table-row table:style-name="ro1">
          <table:table-cell office:value-type="date" office:date-value="2020-08-06T00:00:00" table:style-name="ce2">
            <text:p>06/08/2020</text:p>
          </table:table-cell>
          <table:table-cell office:value-type="date" office:date-value="2020-08-12T00:00:00" table:style-name="ce2">
            <text:p>12/08/2020</text:p>
          </table:table-cell>
          <table:table-cell office:value-type="string" table:style-name="ce4">
            <text:p>UK</text:p>
          </table:table-cell>
          <table:table-cell office:value-type="float" office:value="367389" table:style-name="ce4">
            <text:p>367389</text:p>
          </table:table-cell>
          <table:table-cell office:value-type="float" office:value="687416" table:style-name="ce4">
            <text:p>687416</text:p>
          </table:table-cell>
          <table:table-cell office:value-type="float" office:value="32233" table:style-name="ce4">
            <text:p>32233</text:p>
          </table:table-cell>
          <table:table-cell office:value-type="float" office:value="117080" table:style-name="ce4">
            <text:p>117080</text:p>
          </table:table-cell>
          <table:table-cell office:value-type="float" office:value="88049" table:style-name="ce4">
            <text:p>88049</text:p>
          </table:table-cell>
          <table:table-cell office:value-type="float" office:value="29031" table:style-name="ce4">
            <text:p>29031</text:p>
          </table:table-cell>
          <table:table-cell office:value-type="float" office:value="1142854" table:style-name="ce4">
            <text:p>1142854</text:p>
          </table:table-cell>
          <table:table-cell office:value-type="float" office:value="61264" table:style-name="ce4">
            <text:p>61264</text:p>
          </table:table-cell>
          <table:table-cell office:value-type="float" office:value="1204118" table:style-name="ce4">
            <text:p>1204118</text:p>
          </table:table-cell>
          <table:table-cell office:value-type="float" office:value="4935810" table:style-name="ce4">
            <text:p>4935810</text:p>
          </table:table-cell>
          <table:table-cell office:value-type="float" office:value="6205404" table:style-name="ce4">
            <text:p>6205404</text:p>
          </table:table-cell>
          <table:table-cell office:value-type="float" office:value="1450576" table:style-name="ce10">
            <text:p>1450576<text:s/></text:p>
          </table:table-cell>
          <table:table-cell office:value-type="float" office:value="1193507" table:style-name="ce4">
            <text:p>1193507</text:p>
          </table:table-cell>
          <table:table-cell office:value-type="float" office:value="13785297" table:style-name="ce4">
            <text:p>13785297</text:p>
          </table:table-cell>
          <table:table-cell table:number-columns-repeated="16367"/>
        </table:table-row>
        <table:table-row table:style-name="ro1">
          <table:table-cell office:value-type="date" office:date-value="2020-08-06T00:00:00" table:style-name="ce2">
            <text:p>06/08/2020</text:p>
          </table:table-cell>
          <table:table-cell office:value-type="date" office:date-value="2020-08-12T00:00:00" table:style-name="ce2">
            <text:p>12/08/2020</text:p>
          </table:table-cell>
          <table:table-cell office:value-type="string" table:style-name="ce4">
            <text:p>England</text:p>
          </table:table-cell>
          <table:table-cell office:value-type="float" office:value="312984" table:style-name="ce4">
            <text:p>312984</text:p>
          </table:table-cell>
          <table:table-cell office:value-type="string" table:style-name="ce4">
            <text:p>Unavailable</text:p>
          </table:table-cell>
          <table:table-cell office:value-type="float" office:value="32233" table:style-name="ce4">
            <text:p>32233</text:p>
          </table:table-cell>
          <table:table-cell table:number-columns-repeated="3" table:style-name="ce4"/>
          <table:table-cell office:value-type="float" office:value="312984" table:style-name="ce4">
            <text:p>312984</text:p>
          </table:table-cell>
          <table:table-cell office:value-type="float" office:value="32233" table:style-name="ce4">
            <text:p>32233</text:p>
          </table:table-cell>
          <table:table-cell office:value-type="float" office:value="345217" table:style-name="ce4">
            <text:p>345217</text:p>
          </table:table-cell>
          <table:table-cell office:value-type="float" office:value="4055191" table:style-name="ce4">
            <text:p>4055191</text:p>
          </table:table-cell>
          <table:table-cell office:value-type="string" table:style-name="ce4">
            <text:p>Unavailable</text:p>
          </table:table-cell>
          <table:table-cell office:value-type="float" office:value="1450576" table:style-name="ce10">
            <text:p>1450576<text:s/></text:p>
          </table:table-cell>
          <table:table-cell table:style-name="ce4"/>
          <table:table-cell office:value-type="float" office:value="5505767" table:style-name="ce4">
            <text:p>5505767</text:p>
          </table:table-cell>
          <table:table-cell table:number-columns-repeated="16367"/>
        </table:table-row>
        <table:table-row table:style-name="ro1">
          <table:table-cell office:value-type="date" office:date-value="2020-08-06T00:00:00" table:style-name="ce2">
            <text:p>06/08/2020</text:p>
          </table:table-cell>
          <table:table-cell office:value-type="date" office:date-value="2020-08-12T00:00:00" table:style-name="ce2">
            <text:p>12/08/2020</text:p>
          </table:table-cell>
          <table:table-cell office:value-type="string" table:style-name="ce4">
            <text:p>Scotland</text:p>
          </table:table-cell>
          <table:table-cell office:value-type="float" office:value="28876" table:style-name="ce4">
            <text:p>28876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28876" table:style-name="ce4">
            <text:p>28876</text:p>
          </table:table-cell>
          <table:table-cell table:style-name="ce4"/>
          <table:table-cell office:value-type="float" office:value="28876" table:style-name="ce4">
            <text:p>28876</text:p>
          </table:table-cell>
          <table:table-cell office:value-type="float" office:value="437010" table:style-name="ce4">
            <text:p>43701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437010" table:style-name="ce4">
            <text:p>437010</text:p>
          </table:table-cell>
          <table:table-cell table:number-columns-repeated="16367"/>
        </table:table-row>
        <table:table-row table:style-name="ro1">
          <table:table-cell office:value-type="date" office:date-value="2020-08-06T00:00:00" table:style-name="ce2">
            <text:p>06/08/2020</text:p>
          </table:table-cell>
          <table:table-cell office:value-type="date" office:date-value="2020-08-12T00:00:00" table:style-name="ce2">
            <text:p>12/08/2020</text:p>
          </table:table-cell>
          <table:table-cell office:value-type="string" table:style-name="ce4">
            <text:p>Wales</text:p>
          </table:table-cell>
          <table:table-cell office:value-type="float" office:value="18144" table:style-name="ce4">
            <text:p>18144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8144" table:style-name="ce4">
            <text:p>18144</text:p>
          </table:table-cell>
          <table:table-cell table:style-name="ce4"/>
          <table:table-cell office:value-type="float" office:value="18144" table:style-name="ce4">
            <text:p>18144</text:p>
          </table:table-cell>
          <table:table-cell office:value-type="float" office:value="298876" table:style-name="ce4">
            <text:p>298876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298876" table:style-name="ce4">
            <text:p>298876</text:p>
          </table:table-cell>
          <table:table-cell table:number-columns-repeated="16367"/>
        </table:table-row>
        <table:table-row table:style-name="ro1">
          <table:table-cell office:value-type="date" office:date-value="2020-08-06T00:00:00" table:style-name="ce2">
            <text:p>06/08/2020</text:p>
          </table:table-cell>
          <table:table-cell office:value-type="date" office:date-value="2020-08-12T00:00:00" table:style-name="ce2">
            <text:p>12/08/2020</text:p>
          </table:table-cell>
          <table:table-cell office:value-type="string" table:style-name="ce4">
            <text:p>Northern Ireland</text:p>
          </table:table-cell>
          <table:table-cell office:value-type="float" office:value="7385" table:style-name="ce4">
            <text:p>7385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7385" table:style-name="ce4">
            <text:p>7385</text:p>
          </table:table-cell>
          <table:table-cell table:style-name="ce4"/>
          <table:table-cell office:value-type="float" office:value="7385" table:style-name="ce4">
            <text:p>7385</text:p>
          </table:table-cell>
          <table:table-cell office:value-type="float" office:value="144733" table:style-name="ce4">
            <text:p>144733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44733" table:style-name="ce4">
            <text:p>144733</text:p>
          </table:table-cell>
          <table:table-cell table:number-columns-repeated="16367"/>
        </table:table-row>
        <table:table-row table:style-name="ro1">
          <table:table-cell office:value-type="date" office:date-value="2020-08-13T00:00:00" table:style-name="ce2">
            <text:p>13/08/2020</text:p>
          </table:table-cell>
          <table:table-cell office:value-type="date" office:date-value="2020-08-19T00:00:00" table:style-name="ce2">
            <text:p>19/08/2020</text:p>
          </table:table-cell>
          <table:table-cell office:value-type="string" table:style-name="ce4">
            <text:p>UK</text:p>
          </table:table-cell>
          <table:table-cell office:value-type="float" office:value="365574" table:style-name="ce4">
            <text:p>365574</text:p>
          </table:table-cell>
          <table:table-cell office:value-type="float" office:value="760604" table:style-name="ce4">
            <text:p>760604</text:p>
          </table:table-cell>
          <table:table-cell office:value-type="float" office:value="32097" table:style-name="ce4">
            <text:p>32097</text:p>
          </table:table-cell>
          <table:table-cell office:value-type="float" office:value="39430" table:style-name="ce4">
            <text:p>39430</text:p>
          </table:table-cell>
          <table:table-cell office:value-type="float" office:value="36021" table:style-name="ce4">
            <text:p>36021</text:p>
          </table:table-cell>
          <table:table-cell office:value-type="float" office:value="3409" table:style-name="ce4">
            <text:p>3409</text:p>
          </table:table-cell>
          <table:table-cell office:value-type="float" office:value="1162199" table:style-name="ce4">
            <text:p>1162199</text:p>
          </table:table-cell>
          <table:table-cell office:value-type="float" office:value="35506" table:style-name="ce4">
            <text:p>35506</text:p>
          </table:table-cell>
          <table:table-cell office:value-type="float" office:value="1197705" table:style-name="ce4">
            <text:p>1197705</text:p>
          </table:table-cell>
          <table:table-cell office:value-type="float" office:value="5306149" table:style-name="ce4">
            <text:p>5306149</text:p>
          </table:table-cell>
          <table:table-cell office:value-type="float" office:value="6966008" table:style-name="ce4">
            <text:p>6966008</text:p>
          </table:table-cell>
          <table:table-cell office:value-type="float" office:value="1482697" table:style-name="ce10">
            <text:p>1482697<text:s/></text:p>
          </table:table-cell>
          <table:table-cell office:value-type="float" office:value="1233280" table:style-name="ce4">
            <text:p>1233280</text:p>
          </table:table-cell>
          <table:table-cell office:value-type="float" office:value="14988134" table:style-name="ce4">
            <text:p>14988134</text:p>
          </table:table-cell>
          <table:table-cell table:number-columns-repeated="16367"/>
        </table:table-row>
        <table:table-row table:style-name="ro1">
          <table:table-cell office:value-type="date" office:date-value="2020-08-13T00:00:00" table:style-name="ce2">
            <text:p>13/08/2020</text:p>
          </table:table-cell>
          <table:table-cell office:value-type="date" office:date-value="2020-08-19T00:00:00" table:style-name="ce2">
            <text:p>19/08/2020</text:p>
          </table:table-cell>
          <table:table-cell office:value-type="string" table:style-name="ce4">
            <text:p>England</text:p>
          </table:table-cell>
          <table:table-cell office:value-type="float" office:value="308686" table:style-name="ce4">
            <text:p>308686</text:p>
          </table:table-cell>
          <table:table-cell office:value-type="string" table:style-name="ce4">
            <text:p>Unavailable</text:p>
          </table:table-cell>
          <table:table-cell office:value-type="float" office:value="32097" table:style-name="ce4">
            <text:p>32097</text:p>
          </table:table-cell>
          <table:table-cell table:number-columns-repeated="3" table:style-name="ce4"/>
          <table:table-cell office:value-type="float" office:value="308686" table:style-name="ce4">
            <text:p>308686</text:p>
          </table:table-cell>
          <table:table-cell office:value-type="float" office:value="32097" table:style-name="ce4">
            <text:p>32097</text:p>
          </table:table-cell>
          <table:table-cell office:value-type="float" office:value="340783" table:style-name="ce4">
            <text:p>340783</text:p>
          </table:table-cell>
          <table:table-cell office:value-type="float" office:value="4368643" table:style-name="ce4">
            <text:p>4368643</text:p>
          </table:table-cell>
          <table:table-cell office:value-type="string" table:style-name="ce4">
            <text:p>Unavailable</text:p>
          </table:table-cell>
          <table:table-cell office:value-type="float" office:value="1482697" table:style-name="ce10">
            <text:p>1482697<text:s/></text:p>
          </table:table-cell>
          <table:table-cell table:style-name="ce4"/>
          <table:table-cell office:value-type="float" office:value="5851340" table:style-name="ce4">
            <text:p>5851340</text:p>
          </table:table-cell>
          <table:table-cell table:number-columns-repeated="16367"/>
        </table:table-row>
        <table:table-row table:style-name="ro1">
          <table:table-cell office:value-type="date" office:date-value="2020-08-13T00:00:00" table:style-name="ce2">
            <text:p>13/08/2020</text:p>
          </table:table-cell>
          <table:table-cell office:value-type="date" office:date-value="2020-08-19T00:00:00" table:style-name="ce2">
            <text:p>19/08/2020</text:p>
          </table:table-cell>
          <table:table-cell office:value-type="string" table:style-name="ce4">
            <text:p>Scotland</text:p>
          </table:table-cell>
          <table:table-cell office:value-type="float" office:value="30350" table:style-name="ce4">
            <text:p>30350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30350" table:style-name="ce4">
            <text:p>30350</text:p>
          </table:table-cell>
          <table:table-cell table:style-name="ce4"/>
          <table:table-cell office:value-type="float" office:value="30350" table:style-name="ce4">
            <text:p>30350</text:p>
          </table:table-cell>
          <table:table-cell office:value-type="float" office:value="467360" table:style-name="ce4">
            <text:p>46736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467360" table:style-name="ce4">
            <text:p>467360</text:p>
          </table:table-cell>
          <table:table-cell table:number-columns-repeated="16367"/>
        </table:table-row>
        <table:table-row table:style-name="ro1">
          <table:table-cell office:value-type="date" office:date-value="2020-08-13T00:00:00" table:style-name="ce2">
            <text:p>13/08/2020</text:p>
          </table:table-cell>
          <table:table-cell office:value-type="date" office:date-value="2020-08-19T00:00:00" table:style-name="ce2">
            <text:p>19/08/2020</text:p>
          </table:table-cell>
          <table:table-cell office:value-type="string" table:style-name="ce4">
            <text:p>Wales</text:p>
          </table:table-cell>
          <table:table-cell office:value-type="float" office:value="18558" table:style-name="ce4">
            <text:p>18558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8558" table:style-name="ce4">
            <text:p>18558</text:p>
          </table:table-cell>
          <table:table-cell table:style-name="ce4"/>
          <table:table-cell office:value-type="float" office:value="18558" table:style-name="ce4">
            <text:p>18558</text:p>
          </table:table-cell>
          <table:table-cell office:value-type="float" office:value="317433" table:style-name="ce4">
            <text:p>317433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317433" table:style-name="ce4">
            <text:p>317433</text:p>
          </table:table-cell>
          <table:table-cell table:number-columns-repeated="16367"/>
        </table:table-row>
        <table:table-row table:style-name="ro1">
          <table:table-cell office:value-type="date" office:date-value="2020-08-13T00:00:00" table:style-name="ce2">
            <text:p>13/08/2020</text:p>
          </table:table-cell>
          <table:table-cell office:value-type="date" office:date-value="2020-08-19T00:00:00" table:style-name="ce2">
            <text:p>19/08/2020</text:p>
          </table:table-cell>
          <table:table-cell office:value-type="string" table:style-name="ce4">
            <text:p>Northern Ireland</text:p>
          </table:table-cell>
          <table:table-cell office:value-type="float" office:value="7980" table:style-name="ce4">
            <text:p>7980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7980" table:style-name="ce4">
            <text:p>7980</text:p>
          </table:table-cell>
          <table:table-cell table:style-name="ce4"/>
          <table:table-cell office:value-type="float" office:value="7980" table:style-name="ce4">
            <text:p>7980</text:p>
          </table:table-cell>
          <table:table-cell office:value-type="float" office:value="152713" table:style-name="ce4">
            <text:p>152713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52713" table:style-name="ce4">
            <text:p>152713</text:p>
          </table:table-cell>
          <table:table-cell table:number-columns-repeated="16367"/>
        </table:table-row>
        <table:table-row table:style-name="ro1">
          <table:table-cell office:value-type="date" office:date-value="2020-08-20T00:00:00" table:style-name="ce2">
            <text:p>20/08/2020</text:p>
          </table:table-cell>
          <table:table-cell office:value-type="date" office:date-value="2020-08-26T00:00:00" table:style-name="ce2">
            <text:p>26/08/2020</text:p>
          </table:table-cell>
          <table:table-cell office:value-type="string" table:style-name="ce4">
            <text:p>UK</text:p>
          </table:table-cell>
          <table:table-cell office:value-type="float" office:value="365083" table:style-name="ce4">
            <text:p>365083</text:p>
          </table:table-cell>
          <table:table-cell office:value-type="float" office:value="789222" table:style-name="ce4">
            <text:p>789222</text:p>
          </table:table-cell>
          <table:table-cell office:value-type="float" office:value="33577" table:style-name="ce4">
            <text:p>33577</text:p>
          </table:table-cell>
          <table:table-cell office:value-type="float" office:value="74402" table:style-name="ce4">
            <text:p>74402</text:p>
          </table:table-cell>
          <table:table-cell office:value-type="float" office:value="53457" table:style-name="ce4">
            <text:p>53457</text:p>
          </table:table-cell>
          <table:table-cell office:value-type="float" office:value="20945" table:style-name="ce4">
            <text:p>20945</text:p>
          </table:table-cell>
          <table:table-cell office:value-type="float" office:value="1207762" table:style-name="ce4">
            <text:p>1207762</text:p>
          </table:table-cell>
          <table:table-cell office:value-type="float" office:value="54522" table:style-name="ce4">
            <text:p>54522</text:p>
          </table:table-cell>
          <table:table-cell office:value-type="float" office:value="1262284" table:style-name="ce4">
            <text:p>1262284</text:p>
          </table:table-cell>
          <table:table-cell office:value-type="float" office:value="5672807" table:style-name="ce4">
            <text:p>5672807</text:p>
          </table:table-cell>
          <table:table-cell office:value-type="float" office:value="7774761" table:style-name="ce4">
            <text:p>7774761</text:p>
          </table:table-cell>
          <table:table-cell office:value-type="float" office:value="1517976" table:style-name="ce10">
            <text:p>1517976<text:s/></text:p>
          </table:table-cell>
          <table:table-cell office:value-type="float" office:value="1307665" table:style-name="ce4">
            <text:p>1307665</text:p>
          </table:table-cell>
          <table:table-cell office:value-type="float" office:value="16273209" table:style-name="ce4">
            <text:p>16273209</text:p>
          </table:table-cell>
          <table:table-cell table:number-columns-repeated="16367"/>
        </table:table-row>
        <table:table-row table:style-name="ro1">
          <table:table-cell office:value-type="date" office:date-value="2020-08-20T00:00:00" table:style-name="ce2">
            <text:p>20/08/2020</text:p>
          </table:table-cell>
          <table:table-cell office:value-type="date" office:date-value="2020-08-26T00:00:00" table:style-name="ce2">
            <text:p>26/08/2020</text:p>
          </table:table-cell>
          <table:table-cell office:value-type="string" table:style-name="ce4">
            <text:p>England</text:p>
          </table:table-cell>
          <table:table-cell office:value-type="float" office:value="313035" table:style-name="ce4">
            <text:p>313035</text:p>
          </table:table-cell>
          <table:table-cell office:value-type="string" table:style-name="ce4">
            <text:p>Unavailable</text:p>
          </table:table-cell>
          <table:table-cell office:value-type="float" office:value="33577" table:style-name="ce4">
            <text:p>33577</text:p>
          </table:table-cell>
          <table:table-cell table:number-columns-repeated="3" table:style-name="ce4"/>
          <table:table-cell office:value-type="float" office:value="313035" table:style-name="ce4">
            <text:p>313035</text:p>
          </table:table-cell>
          <table:table-cell office:value-type="float" office:value="33577" table:style-name="ce4">
            <text:p>33577</text:p>
          </table:table-cell>
          <table:table-cell office:value-type="float" office:value="346612" table:style-name="ce4">
            <text:p>346612</text:p>
          </table:table-cell>
          <table:table-cell office:value-type="float" office:value="4683254" table:style-name="ce4">
            <text:p>4683254</text:p>
          </table:table-cell>
          <table:table-cell office:value-type="string" table:style-name="ce4">
            <text:p>Unavailable</text:p>
          </table:table-cell>
          <table:table-cell office:value-type="float" office:value="1517976" table:style-name="ce10">
            <text:p>1517976<text:s/></text:p>
          </table:table-cell>
          <table:table-cell table:style-name="ce4"/>
          <table:table-cell office:value-type="float" office:value="6201230" table:style-name="ce4">
            <text:p>6201230</text:p>
          </table:table-cell>
          <table:table-cell table:number-columns-repeated="16367"/>
        </table:table-row>
        <table:table-row table:style-name="ro1">
          <table:table-cell office:value-type="date" office:date-value="2020-08-20T00:00:00" table:style-name="ce2">
            <text:p>20/08/2020</text:p>
          </table:table-cell>
          <table:table-cell office:value-type="date" office:date-value="2020-08-26T00:00:00" table:style-name="ce2">
            <text:p>26/08/2020</text:p>
          </table:table-cell>
          <table:table-cell office:value-type="string" table:style-name="ce4">
            <text:p>Scotland</text:p>
          </table:table-cell>
          <table:table-cell office:value-type="float" office:value="32915" table:style-name="ce4">
            <text:p>32915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32915" table:style-name="ce4">
            <text:p>32915</text:p>
          </table:table-cell>
          <table:table-cell table:style-name="ce4"/>
          <table:table-cell office:value-type="float" office:value="32915" table:style-name="ce4">
            <text:p>32915</text:p>
          </table:table-cell>
          <table:table-cell office:value-type="float" office:value="500275" table:style-name="ce4">
            <text:p>500275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500275" table:style-name="ce4">
            <text:p>500275</text:p>
          </table:table-cell>
          <table:table-cell table:number-columns-repeated="16367"/>
        </table:table-row>
        <table:table-row table:style-name="ro1">
          <table:table-cell office:value-type="date" office:date-value="2020-08-20T00:00:00" table:style-name="ce2">
            <text:p>20/08/2020</text:p>
          </table:table-cell>
          <table:table-cell office:value-type="date" office:date-value="2020-08-26T00:00:00" table:style-name="ce2">
            <text:p>26/08/2020</text:p>
          </table:table-cell>
          <table:table-cell office:value-type="string" table:style-name="ce4">
            <text:p>Wales</text:p>
          </table:table-cell>
          <table:table-cell office:value-type="float" office:value="10600" table:style-name="ce4">
            <text:p>10600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10600" table:style-name="ce4">
            <text:p>10600</text:p>
          </table:table-cell>
          <table:table-cell table:style-name="ce4"/>
          <table:table-cell office:value-type="float" office:value="10600" table:style-name="ce4">
            <text:p>10600</text:p>
          </table:table-cell>
          <table:table-cell office:value-type="float" office:value="328032" table:style-name="ce4">
            <text:p>328032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328032" table:style-name="ce4">
            <text:p>328032</text:p>
          </table:table-cell>
          <table:table-cell table:number-columns-repeated="16367"/>
        </table:table-row>
        <table:table-row table:style-name="ro1">
          <table:table-cell office:value-type="date" office:date-value="2020-08-20T00:00:00" table:style-name="ce2">
            <text:p>20/08/2020</text:p>
          </table:table-cell>
          <table:table-cell office:value-type="date" office:date-value="2020-08-26T00:00:00" table:style-name="ce2">
            <text:p>26/08/2020</text:p>
          </table:table-cell>
          <table:table-cell office:value-type="string" table:style-name="ce4">
            <text:p>Northern Ireland</text:p>
          </table:table-cell>
          <table:table-cell office:value-type="float" office:value="8533" table:style-name="ce4">
            <text:p>8533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8533" table:style-name="ce4">
            <text:p>8533</text:p>
          </table:table-cell>
          <table:table-cell table:style-name="ce4"/>
          <table:table-cell office:value-type="float" office:value="8533" table:style-name="ce4">
            <text:p>8533</text:p>
          </table:table-cell>
          <table:table-cell office:value-type="float" office:value="161246" table:style-name="ce4">
            <text:p>161246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61246" table:style-name="ce4">
            <text:p>161246</text:p>
          </table:table-cell>
          <table:table-cell table:number-columns-repeated="16367"/>
        </table:table-row>
        <table:table-row table:style-name="ro1">
          <table:table-cell office:value-type="date" office:date-value="2020-08-27T00:00:00" table:style-name="ce2">
            <text:p>27/08/2020</text:p>
          </table:table-cell>
          <table:table-cell office:value-type="date" office:date-value="2020-09-02T00:00:00" table:style-name="ce2">
            <text:p>02/09/2020</text:p>
          </table:table-cell>
          <table:table-cell office:value-type="string" table:style-name="ce4">
            <text:p>UK</text:p>
          </table:table-cell>
          <table:table-cell office:value-type="float" office:value="345762" table:style-name="ce4">
            <text:p>345762</text:p>
          </table:table-cell>
          <table:table-cell office:value-type="float" office:value="850488" table:style-name="ce4">
            <text:p>850488</text:p>
          </table:table-cell>
          <table:table-cell office:value-type="float" office:value="28501" table:style-name="ce4">
            <text:p>28501</text:p>
          </table:table-cell>
          <table:table-cell office:value-type="float" office:value="112452" table:style-name="ce4">
            <text:p>112452</text:p>
          </table:table-cell>
          <table:table-cell office:value-type="float" office:value="106167" table:style-name="ce4">
            <text:p>106167</text:p>
          </table:table-cell>
          <table:table-cell office:value-type="float" office:value="6285" table:style-name="ce4">
            <text:p>6285</text:p>
          </table:table-cell>
          <table:table-cell office:value-type="float" office:value="1302417" table:style-name="ce4">
            <text:p>1302417</text:p>
          </table:table-cell>
          <table:table-cell office:value-type="float" office:value="34786" table:style-name="ce4">
            <text:p>34786</text:p>
          </table:table-cell>
          <table:table-cell office:value-type="float" office:value="1337203" table:style-name="ce4">
            <text:p>1337203</text:p>
          </table:table-cell>
          <table:table-cell office:value-type="float" office:value="6015665" table:style-name="ce4">
            <text:p>6015665</text:p>
          </table:table-cell>
          <table:table-cell office:value-type="float" office:value="8637531" table:style-name="ce4">
            <text:p>8637531</text:p>
          </table:table-cell>
          <table:table-cell office:value-type="float" office:value="1546584" table:style-name="ce10">
            <text:p>1546584<text:s/></text:p>
          </table:table-cell>
          <table:table-cell office:value-type="float" office:value="1420117" table:style-name="ce4">
            <text:p>1420117</text:p>
          </table:table-cell>
          <table:table-cell office:value-type="float" office:value="17619897" table:style-name="ce4">
            <text:p>17619897</text:p>
          </table:table-cell>
          <table:table-cell table:number-columns-repeated="16367"/>
        </table:table-row>
        <table:table-row table:style-name="ro1">
          <table:table-cell office:value-type="date" office:date-value="2020-08-27T00:00:00" table:style-name="ce2">
            <text:p>27/08/2020</text:p>
          </table:table-cell>
          <table:table-cell office:value-type="date" office:date-value="2020-09-02T00:00:00" table:style-name="ce2">
            <text:p>02/09/2020</text:p>
          </table:table-cell>
          <table:table-cell office:value-type="string" table:style-name="ce4">
            <text:p>England</text:p>
          </table:table-cell>
          <table:table-cell office:value-type="float" office:value="287982" table:style-name="ce4">
            <text:p>287982</text:p>
          </table:table-cell>
          <table:table-cell office:value-type="string" table:style-name="ce4">
            <text:p>Unavailable</text:p>
          </table:table-cell>
          <table:table-cell office:value-type="float" office:value="28501" table:style-name="ce4">
            <text:p>28501</text:p>
          </table:table-cell>
          <table:table-cell table:number-columns-repeated="3" table:style-name="ce4"/>
          <table:table-cell office:value-type="float" office:value="287982" table:style-name="ce4">
            <text:p>287982</text:p>
          </table:table-cell>
          <table:table-cell office:value-type="float" office:value="28501" table:style-name="ce4">
            <text:p>28501</text:p>
          </table:table-cell>
          <table:table-cell office:value-type="float" office:value="316483" table:style-name="ce4">
            <text:p>316483</text:p>
          </table:table-cell>
          <table:table-cell office:value-type="float" office:value="4972882" table:style-name="ce4">
            <text:p>4972882</text:p>
          </table:table-cell>
          <table:table-cell office:value-type="string" table:style-name="ce4">
            <text:p>Unavailable</text:p>
          </table:table-cell>
          <table:table-cell office:value-type="float" office:value="1546584" table:style-name="ce10">
            <text:p>1546584<text:s/></text:p>
          </table:table-cell>
          <table:table-cell table:style-name="ce4"/>
          <table:table-cell office:value-type="float" office:value="6519466" table:style-name="ce4">
            <text:p>6519466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8-27T00:00:00" table:style-name="ce2">
            <text:p>27/08/2020</text:p>
          </table:table-cell>
          <table:table-cell office:value-type="date" office:date-value="2020-09-02T00:00:00" table:style-name="ce2">
            <text:p>02/09/2020</text:p>
          </table:table-cell>
          <table:table-cell office:value-type="string" table:style-name="ce4">
            <text:p>Scotland</text:p>
          </table:table-cell>
          <table:table-cell office:value-type="float" office:value="39398" table:style-name="ce4">
            <text:p>39398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39398" table:style-name="ce4">
            <text:p>39398</text:p>
          </table:table-cell>
          <table:table-cell table:style-name="ce4"/>
          <table:table-cell office:value-type="float" office:value="39398" table:style-name="ce4">
            <text:p>39398</text:p>
          </table:table-cell>
          <table:table-cell office:value-type="float" office:value="535128" table:style-name="ce4">
            <text:p>535128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535128" table:style-name="ce4">
            <text:p>535128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8-27T00:00:00" table:style-name="ce2">
            <text:p>27/08/2020</text:p>
          </table:table-cell>
          <table:table-cell office:value-type="date" office:date-value="2020-09-02T00:00:00" table:style-name="ce2">
            <text:p>02/09/2020</text:p>
          </table:table-cell>
          <table:table-cell office:value-type="string" table:style-name="ce4">
            <text:p>Wales</text:p>
          </table:table-cell>
          <table:table-cell office:value-type="float" office:value="9723" table:style-name="ce4">
            <text:p>9723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9723" table:style-name="ce4">
            <text:p>9723</text:p>
          </table:table-cell>
          <table:table-cell table:style-name="ce4"/>
          <table:table-cell office:value-type="float" office:value="9723" table:style-name="ce4">
            <text:p>9723</text:p>
          </table:table-cell>
          <table:table-cell office:value-type="float" office:value="337750" table:style-name="ce4">
            <text:p>337750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337750" table:style-name="ce4">
            <text:p>337750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8-27T00:00:00" table:style-name="ce2">
            <text:p>27/08/2020</text:p>
          </table:table-cell>
          <table:table-cell office:value-type="date" office:date-value="2020-09-02T00:00:00" table:style-name="ce2">
            <text:p>02/09/2020</text:p>
          </table:table-cell>
          <table:table-cell office:value-type="string" table:style-name="ce4">
            <text:p>Northern Ireland</text:p>
          </table:table-cell>
          <table:table-cell office:value-type="float" office:value="8659" table:style-name="ce4">
            <text:p>8659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8659" table:style-name="ce4">
            <text:p>8659</text:p>
          </table:table-cell>
          <table:table-cell table:style-name="ce4"/>
          <table:table-cell office:value-type="float" office:value="8659" table:style-name="ce4">
            <text:p>8659</text:p>
          </table:table-cell>
          <table:table-cell office:value-type="float" office:value="169905" table:style-name="ce4">
            <text:p>169905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169905" table:style-name="ce4">
            <text:p>169905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03T00:00:00" table:style-name="ce2">
            <text:p>03/09/2020</text:p>
          </table:table-cell>
          <table:table-cell office:value-type="date" office:date-value="2020-09-09T00:00:00" table:style-name="ce2">
            <text:p>09/09/2020</text:p>
          </table:table-cell>
          <table:table-cell office:value-type="string" table:style-name="ce4">
            <text:p>UK</text:p>
          </table:table-cell>
          <table:table-cell office:value-type="float" office:value="393336" table:style-name="ce4">
            <text:p>393336</text:p>
          </table:table-cell>
          <table:table-cell office:value-type="float" office:value="874659" table:style-name="ce4">
            <text:p>874659</text:p>
          </table:table-cell>
          <table:table-cell office:value-type="float" office:value="33481" table:style-name="ce4">
            <text:p>33481</text:p>
          </table:table-cell>
          <table:table-cell office:value-type="float" office:value="119883" table:style-name="ce4">
            <text:p>119883</text:p>
          </table:table-cell>
          <table:table-cell office:value-type="float" office:value="116955" table:style-name="ce4">
            <text:p>116955</text:p>
          </table:table-cell>
          <table:table-cell office:value-type="float" office:value="2928" table:style-name="ce4">
            <text:p>2928</text:p>
          </table:table-cell>
          <table:table-cell office:value-type="float" office:value="1384950" table:style-name="ce4">
            <text:p>1384950</text:p>
          </table:table-cell>
          <table:table-cell office:value-type="float" office:value="36409" table:style-name="ce4">
            <text:p>36409</text:p>
          </table:table-cell>
          <table:table-cell office:value-type="float" office:value="1421359" table:style-name="ce4">
            <text:p>1421359</text:p>
          </table:table-cell>
          <table:table-cell office:value-type="float" office:value="6411254" table:style-name="ce4">
            <text:p>6411254</text:p>
          </table:table-cell>
          <table:table-cell office:value-type="float" office:value="9523615" table:style-name="ce4">
            <text:p>9523615</text:p>
          </table:table-cell>
          <table:table-cell office:value-type="float" office:value="1580356" table:style-name="ce10">
            <text:p>1580356<text:s/></text:p>
          </table:table-cell>
          <table:table-cell office:value-type="float" office:value="1545280" table:style-name="ce4">
            <text:p>1545280</text:p>
          </table:table-cell>
          <table:table-cell office:value-type="float" office:value="19060505" table:style-name="ce4">
            <text:p>19060505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03T00:00:00" table:style-name="ce2">
            <text:p>03/09/2020</text:p>
          </table:table-cell>
          <table:table-cell office:value-type="date" office:date-value="2020-09-09T00:00:00" table:style-name="ce2">
            <text:p>09/09/2020</text:p>
          </table:table-cell>
          <table:table-cell office:value-type="string" table:style-name="ce4">
            <text:p>England</text:p>
          </table:table-cell>
          <table:table-cell office:value-type="float" office:value="336889" table:style-name="ce4">
            <text:p>336889</text:p>
          </table:table-cell>
          <table:table-cell office:value-type="string" table:style-name="ce4">
            <text:p>Unavailable</text:p>
          </table:table-cell>
          <table:table-cell office:value-type="float" office:value="33481" table:style-name="ce4">
            <text:p>33481</text:p>
          </table:table-cell>
          <table:table-cell table:number-columns-repeated="3" table:style-name="ce4"/>
          <table:table-cell office:value-type="float" office:value="336889" table:style-name="ce4">
            <text:p>336889</text:p>
          </table:table-cell>
          <table:table-cell office:value-type="float" office:value="33481" table:style-name="ce4">
            <text:p>33481</text:p>
          </table:table-cell>
          <table:table-cell office:value-type="float" office:value="370370" table:style-name="ce4">
            <text:p>370370</text:p>
          </table:table-cell>
          <table:table-cell office:value-type="float" office:value="5312025" table:style-name="ce4">
            <text:p>5312025</text:p>
          </table:table-cell>
          <table:table-cell office:value-type="string" table:style-name="ce4">
            <text:p>Unavailable</text:p>
          </table:table-cell>
          <table:table-cell office:value-type="float" office:value="1580356" table:style-name="ce10">
            <text:p>1580356<text:s/></text:p>
          </table:table-cell>
          <table:table-cell table:style-name="ce4"/>
          <table:table-cell office:value-type="float" office:value="6892381" table:style-name="ce4">
            <text:p>6892381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03T00:00:00" table:style-name="ce2">
            <text:p>03/09/2020</text:p>
          </table:table-cell>
          <table:table-cell office:value-type="date" office:date-value="2020-09-09T00:00:00" table:style-name="ce2">
            <text:p>09/09/2020</text:p>
          </table:table-cell>
          <table:table-cell office:value-type="string" table:style-name="ce4">
            <text:p>Scotland</text:p>
          </table:table-cell>
          <table:table-cell office:value-type="float" office:value="34086" table:style-name="ce4">
            <text:p>34086</text:p>
          </table:table-cell>
          <table:table-cell office:value-type="string" table:style-name="ce4">
            <text:p>Unavailable</text:p>
          </table:table-cell>
          <table:table-cell table:number-columns-repeated="4" table:style-name="ce4"/>
          <table:table-cell office:value-type="float" office:value="34086" table:style-name="ce4">
            <text:p>34086</text:p>
          </table:table-cell>
          <table:table-cell table:style-name="ce4"/>
          <table:table-cell office:value-type="float" office:value="34086" table:style-name="ce4">
            <text:p>34086</text:p>
          </table:table-cell>
          <table:table-cell office:value-type="float" office:value="569214" table:style-name="ce4">
            <text:p>569214</text:p>
          </table:table-cell>
          <table:table-cell office:value-type="string" table:style-name="ce4">
            <text:p>Unavailable</text:p>
          </table:table-cell>
          <table:table-cell table:style-name="ce10"/>
          <table:table-cell table:style-name="ce4"/>
          <table:table-cell office:value-type="float" office:value="569214" table:style-name="ce4">
            <text:p>569214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03T00:00:00" table:style-name="ce2">
            <text:p>03/09/2020</text:p>
          </table:table-cell>
          <table:table-cell office:value-type="date" office:date-value="2020-09-09T00:00:00" table:style-name="ce2">
            <text:p>09/09/2020</text:p>
          </table:table-cell>
          <table:table-cell office:value-type="string" table:style-name="ce1">
            <text:p>Wales</text:p>
          </table:table-cell>
          <table:table-cell office:value-type="float" office:value="12033" table:style-name="ce1">
            <text:p>12033</text:p>
          </table:table-cell>
          <table:table-cell office:value-type="string" table:style-name="ce1">
            <text:p>Unavailable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12033" table:style-name="ce4">
            <text:p>12033</text:p>
          </table:table-cell>
          <table:table-cell table:style-name="ce4"/>
          <table:table-cell office:value-type="float" office:value="12033" table:style-name="ce4">
            <text:p>12033</text:p>
          </table:table-cell>
          <table:table-cell office:value-type="float" office:value="349782" table:style-name="ce1">
            <text:p>349782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349782" table:style-name="ce1">
            <text:p>349782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03T00:00:00" table:style-name="ce2">
            <text:p>03/09/2020</text:p>
          </table:table-cell>
          <table:table-cell office:value-type="date" office:date-value="2020-09-09T00:00:00" table:style-name="ce2">
            <text:p>09/09/2020</text:p>
          </table:table-cell>
          <table:table-cell office:value-type="string" table:style-name="ce1">
            <text:p>Northern Ireland</text:p>
          </table:table-cell>
          <table:table-cell office:value-type="float" office:value="10328" table:style-name="ce1">
            <text:p>10328</text:p>
          </table:table-cell>
          <table:table-cell office:value-type="string" table:style-name="ce1">
            <text:p>Unavailable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10328" table:style-name="ce4">
            <text:p>10328</text:p>
          </table:table-cell>
          <table:table-cell table:style-name="ce4"/>
          <table:table-cell office:value-type="float" office:value="10328" table:style-name="ce4">
            <text:p>10328</text:p>
          </table:table-cell>
          <table:table-cell office:value-type="float" office:value="180233" table:style-name="ce1">
            <text:p>180233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180233" table:style-name="ce1">
            <text:p>180233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10T00:00:00" table:style-name="ce2">
            <text:p>10/09/2020</text:p>
          </table:table-cell>
          <table:table-cell office:value-type="date" office:date-value="2020-09-16T00:00:00" table:style-name="ce2">
            <text:p>16/09/2020</text:p>
          </table:table-cell>
          <table:table-cell office:value-type="string" table:style-name="ce1">
            <text:p>UK</text:p>
          </table:table-cell>
          <table:table-cell office:value-type="float" office:value="442164" table:style-name="ce1">
            <text:p>442164</text:p>
          </table:table-cell>
          <table:table-cell office:value-type="float" office:value="1089786" table:style-name="ce1">
            <text:p>1089786</text:p>
          </table:table-cell>
          <table:table-cell office:value-type="float" office:value="34897" table:style-name="ce1">
            <text:p>34897</text:p>
          </table:table-cell>
          <table:table-cell office:value-type="float" office:value="120827" table:style-name="ce1">
            <text:p>120827</text:p>
          </table:table-cell>
          <table:table-cell office:value-type="float" office:value="70932" table:style-name="ce4">
            <text:p>70932</text:p>
          </table:table-cell>
          <table:table-cell office:value-type="float" office:value="49895" table:style-name="ce4">
            <text:p>49895</text:p>
          </table:table-cell>
          <table:table-cell office:value-type="float" office:value="1602882" table:style-name="ce4">
            <text:p>1602882</text:p>
          </table:table-cell>
          <table:table-cell office:value-type="float" office:value="84792" table:style-name="ce4">
            <text:p>84792</text:p>
          </table:table-cell>
          <table:table-cell office:value-type="float" office:value="1687674" table:style-name="ce4">
            <text:p>1687674</text:p>
          </table:table-cell>
          <table:table-cell office:value-type="float" office:value="6856685" table:style-name="ce1">
            <text:p>6856685</text:p>
          </table:table-cell>
          <table:table-cell office:value-type="float" office:value="10664995" table:style-name="ce1">
            <text:p>10664995</text:p>
          </table:table-cell>
          <table:table-cell office:value-type="float" office:value="1615478" table:style-name="ce9">
            <text:p>1615478<text:s/></text:p>
          </table:table-cell>
          <table:table-cell office:value-type="float" office:value="1674038" table:style-name="ce1">
            <text:p>1674038</text:p>
          </table:table-cell>
          <table:table-cell office:value-type="float" office:value="20811196" table:style-name="ce1">
            <text:p>20811196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10T00:00:00" table:style-name="ce2">
            <text:p>10/09/2020</text:p>
          </table:table-cell>
          <table:table-cell office:value-type="date" office:date-value="2020-09-16T00:00:00" table:style-name="ce2">
            <text:p>16/09/2020</text:p>
          </table:table-cell>
          <table:table-cell office:value-type="string" table:style-name="ce1">
            <text:p>England</text:p>
          </table:table-cell>
          <table:table-cell office:value-type="float" office:value="373991" table:style-name="ce1">
            <text:p>373991</text:p>
          </table:table-cell>
          <table:table-cell office:value-type="string" table:style-name="ce1">
            <text:p>Unavailable</text:p>
          </table:table-cell>
          <table:table-cell office:value-type="float" office:value="34897" table:style-name="ce1">
            <text:p>34897</text:p>
          </table:table-cell>
          <table:table-cell table:style-name="ce1"/>
          <table:table-cell table:number-columns-repeated="2" table:style-name="ce4"/>
          <table:table-cell office:value-type="float" office:value="373991" table:style-name="ce4">
            <text:p>373991</text:p>
          </table:table-cell>
          <table:table-cell office:value-type="float" office:value="34897" table:style-name="ce4">
            <text:p>34897</text:p>
          </table:table-cell>
          <table:table-cell office:value-type="float" office:value="408888" table:style-name="ce4">
            <text:p>408888</text:p>
          </table:table-cell>
          <table:table-cell office:value-type="float" office:value="5689283" table:style-name="ce1">
            <text:p>5689283</text:p>
          </table:table-cell>
          <table:table-cell office:value-type="string" table:style-name="ce1">
            <text:p>Unavailable</text:p>
          </table:table-cell>
          <table:table-cell office:value-type="float" office:value="1615478" table:style-name="ce9">
            <text:p>1615478<text:s/></text:p>
          </table:table-cell>
          <table:table-cell table:style-name="ce1"/>
          <table:table-cell office:value-type="float" office:value="7304761" table:style-name="ce1">
            <text:p>7304761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10T00:00:00" table:style-name="ce2">
            <text:p>10/09/2020</text:p>
          </table:table-cell>
          <table:table-cell office:value-type="date" office:date-value="2020-09-16T00:00:00" table:style-name="ce2">
            <text:p>16/09/2020</text:p>
          </table:table-cell>
          <table:table-cell office:value-type="string" table:style-name="ce1">
            <text:p>Scotland</text:p>
          </table:table-cell>
          <table:table-cell office:value-type="float" office:value="35089" table:style-name="ce1">
            <text:p>35089</text:p>
          </table:table-cell>
          <table:table-cell office:value-type="string" table:style-name="ce1">
            <text:p>Unavailable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35089" table:style-name="ce4">
            <text:p>35089</text:p>
          </table:table-cell>
          <table:table-cell table:style-name="ce4"/>
          <table:table-cell office:value-type="float" office:value="35089" table:style-name="ce4">
            <text:p>35089</text:p>
          </table:table-cell>
          <table:table-cell office:value-type="float" office:value="604303" table:style-name="ce1">
            <text:p>604303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604303" table:style-name="ce1">
            <text:p>604303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10T00:00:00" table:style-name="ce2">
            <text:p>10/09/2020</text:p>
          </table:table-cell>
          <table:table-cell office:value-type="date" office:date-value="2020-09-16T00:00:00" table:style-name="ce2">
            <text:p>16/09/2020</text:p>
          </table:table-cell>
          <table:table-cell office:value-type="string" table:style-name="ce1">
            <text:p>Wales</text:p>
          </table:table-cell>
          <table:table-cell office:value-type="float" office:value="20895" table:style-name="ce1">
            <text:p>20895</text:p>
          </table:table-cell>
          <table:table-cell office:value-type="string" table:style-name="ce1">
            <text:p>Unavailable</text:p>
          </table:table-cell>
          <table:table-cell table:number-columns-repeated="4" table:style-name="ce1"/>
          <table:table-cell office:value-type="float" office:value="20895" table:style-name="ce4">
            <text:p>20895</text:p>
          </table:table-cell>
          <table:table-cell table:style-name="ce4"/>
          <table:table-cell office:value-type="float" office:value="20895" table:style-name="ce4">
            <text:p>20895</text:p>
          </table:table-cell>
          <table:table-cell office:value-type="float" office:value="370677" table:style-name="ce1">
            <text:p>370677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370677" table:style-name="ce1">
            <text:p>370677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10T00:00:00" table:style-name="ce2">
            <text:p>10/09/2020</text:p>
          </table:table-cell>
          <table:table-cell office:value-type="date" office:date-value="2020-09-16T00:00:00" table:style-name="ce2">
            <text:p>16/09/2020</text:p>
          </table:table-cell>
          <table:table-cell office:value-type="string" table:style-name="ce1">
            <text:p>Northern Ireland</text:p>
          </table:table-cell>
          <table:table-cell office:value-type="float" office:value="12189" table:style-name="ce1">
            <text:p>12189</text:p>
          </table:table-cell>
          <table:table-cell office:value-type="string" table:style-name="ce1">
            <text:p>Unavailable</text:p>
          </table:table-cell>
          <table:table-cell table:number-columns-repeated="4" table:style-name="ce1"/>
          <table:table-cell office:value-type="float" office:value="12189" table:style-name="ce4">
            <text:p>12189</text:p>
          </table:table-cell>
          <table:table-cell table:style-name="ce4"/>
          <table:table-cell office:value-type="float" office:value="12189" table:style-name="ce4">
            <text:p>12189</text:p>
          </table:table-cell>
          <table:table-cell office:value-type="float" office:value="192422" table:style-name="ce1">
            <text:p>192422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192422" table:style-name="ce1">
            <text:p>192422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17T00:00:00" table:style-name="ce2">
            <text:p>17/09/2020</text:p>
          </table:table-cell>
          <table:table-cell office:value-type="date" office:date-value="2020-09-23T00:00:00" table:style-name="ce2">
            <text:p>23/09/2020</text:p>
          </table:table-cell>
          <table:table-cell office:value-type="string" table:style-name="ce1">
            <text:p>UK</text:p>
          </table:table-cell>
          <table:table-cell office:value-type="float" office:value="489282" table:style-name="ce1">
            <text:p>489282</text:p>
          </table:table-cell>
          <table:table-cell office:value-type="float" office:value="1099478" table:style-name="ce1">
            <text:p>1099478</text:p>
          </table:table-cell>
          <table:table-cell office:value-type="float" office:value="34202" table:style-name="ce1">
            <text:p>34202</text:p>
          </table:table-cell>
          <table:table-cell office:value-type="float" office:value="196753" table:style-name="ce1">
            <text:p>196753</text:p>
          </table:table-cell>
          <table:table-cell office:value-type="float" office:value="87360" table:style-name="ce1">
            <text:p>87360</text:p>
          </table:table-cell>
          <table:table-cell office:value-type="float" office:value="109393" table:style-name="ce1">
            <text:p>109393</text:p>
          </table:table-cell>
          <table:table-cell office:value-type="float" office:value="1676120" table:style-name="ce4">
            <text:p>1676120</text:p>
          </table:table-cell>
          <table:table-cell office:value-type="float" office:value="143595" table:style-name="ce4">
            <text:p>143595</text:p>
          </table:table-cell>
          <table:table-cell office:value-type="float" office:value="1819715" table:style-name="ce4">
            <text:p>1819715</text:p>
          </table:table-cell>
          <table:table-cell office:value-type="float" office:value="7351890" table:style-name="ce1">
            <text:p>7351890</text:p>
          </table:table-cell>
          <table:table-cell office:value-type="float" office:value="11740065" table:style-name="ce1">
            <text:p>11740065</text:p>
          </table:table-cell>
          <table:table-cell office:value-type="float" office:value="1649957" table:style-name="ce9">
            <text:p>1649957<text:s/></text:p>
          </table:table-cell>
          <table:table-cell office:value-type="float" office:value="1874884" table:style-name="ce1">
            <text:p>1874884</text:p>
          </table:table-cell>
          <table:table-cell office:value-type="float" office:value="22616796" table:style-name="ce1">
            <text:p>22616796</text:p>
          </table:table-cell>
          <table:table-cell table:style-name="ce11"/>
          <table:table-cell table:number-columns-repeated="16366"/>
        </table:table-row>
        <table:table-row table:style-name="ro1">
          <table:table-cell office:value-type="date" office:date-value="2020-09-17T00:00:00" table:style-name="ce2">
            <text:p>17/09/2020</text:p>
          </table:table-cell>
          <table:table-cell office:value-type="date" office:date-value="2020-09-23T00:00:00" table:style-name="ce2">
            <text:p>23/09/2020</text:p>
          </table:table-cell>
          <table:table-cell office:value-type="string" table:style-name="ce1">
            <text:p>England</text:p>
          </table:table-cell>
          <table:table-cell office:value-type="float" office:value="417661" table:style-name="ce1">
            <text:p>417661</text:p>
          </table:table-cell>
          <table:table-cell office:value-type="string" table:style-name="ce1">
            <text:p>Unavailable</text:p>
          </table:table-cell>
          <table:table-cell office:value-type="float" office:value="34202" table:style-name="ce1">
            <text:p>34202</text:p>
          </table:table-cell>
          <table:table-cell table:number-columns-repeated="3" table:style-name="ce1"/>
          <table:table-cell office:value-type="float" office:value="417661" table:style-name="ce4">
            <text:p>417661</text:p>
          </table:table-cell>
          <table:table-cell office:value-type="float" office:value="34202" table:style-name="ce4">
            <text:p>34202</text:p>
          </table:table-cell>
          <table:table-cell office:value-type="float" office:value="451863" table:style-name="ce4">
            <text:p>451863</text:p>
          </table:table-cell>
          <table:table-cell office:value-type="float" office:value="6112869" table:style-name="ce1">
            <text:p>6112869</text:p>
          </table:table-cell>
          <table:table-cell office:value-type="string" table:style-name="ce1">
            <text:p>Unavailable</text:p>
          </table:table-cell>
          <table:table-cell office:value-type="float" office:value="1649957" table:style-name="ce9">
            <text:p>1649957<text:s/></text:p>
          </table:table-cell>
          <table:table-cell table:style-name="ce1"/>
          <table:table-cell office:value-type="float" office:value="7762826" table:style-name="ce1">
            <text:p>7762826</text:p>
          </table:table-cell>
          <table:table-cell table:style-name="ce12"/>
          <table:table-cell table:number-columns-repeated="16366"/>
        </table:table-row>
        <table:table-row table:style-name="ro1">
          <table:table-cell office:value-type="date" office:date-value="2020-09-17T00:00:00" table:style-name="ce2">
            <text:p>17/09/2020</text:p>
          </table:table-cell>
          <table:table-cell office:value-type="date" office:date-value="2020-09-23T00:00:00" table:style-name="ce2">
            <text:p>23/09/2020</text:p>
          </table:table-cell>
          <table:table-cell office:value-type="string" table:style-name="ce1">
            <text:p>Scotland</text:p>
          </table:table-cell>
          <table:table-cell office:value-type="float" office:value="38213" table:style-name="ce1">
            <text:p>38213</text:p>
          </table:table-cell>
          <table:table-cell office:value-type="string" table:style-name="ce1">
            <text:p>Unavailable</text:p>
          </table:table-cell>
          <table:table-cell table:number-columns-repeated="4" table:style-name="ce1"/>
          <table:table-cell office:value-type="float" office:value="38213" table:style-name="ce4">
            <text:p>38213</text:p>
          </table:table-cell>
          <table:table-cell table:style-name="ce4"/>
          <table:table-cell office:value-type="float" office:value="38213" table:style-name="ce4">
            <text:p>38213</text:p>
          </table:table-cell>
          <table:table-cell office:value-type="float" office:value="642516" table:style-name="ce1">
            <text:p>642516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642516" table:style-name="ce1">
            <text:p>642516</text:p>
          </table:table-cell>
          <table:table-cell table:style-name="ce12"/>
          <table:table-cell table:number-columns-repeated="16366"/>
        </table:table-row>
        <table:table-row table:style-name="ro1">
          <table:table-cell office:value-type="date" office:date-value="2020-09-17T00:00:00" table:style-name="ce2">
            <text:p>17/09/2020</text:p>
          </table:table-cell>
          <table:table-cell office:value-type="date" office:date-value="2020-09-23T00:00:00" table:style-name="ce2">
            <text:p>23/09/2020</text:p>
          </table:table-cell>
          <table:table-cell office:value-type="string" table:style-name="ce13">
            <text:p>Wales</text:p>
          </table:table-cell>
          <table:table-cell office:value-type="float" office:value="21543" table:style-name="ce7">
            <text:p>21543</text:p>
          </table:table-cell>
          <table:table-cell office:value-type="string" table:style-name="ce13">
            <text:p>Unavailable</text:p>
          </table:table-cell>
          <table:table-cell table:number-columns-repeated="4" table:style-name="ce13"/>
          <table:table-cell office:value-type="float" office:value="21543" table:style-name="ce4">
            <text:p>21543</text:p>
          </table:table-cell>
          <table:table-cell table:style-name="ce4"/>
          <table:table-cell office:value-type="float" office:value="21543" table:style-name="ce4">
            <text:p>21543</text:p>
          </table:table-cell>
          <table:table-cell office:value-type="float" office:value="392218" table:style-name="ce1">
            <text:p>392218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392218" table:style-name="ce1">
            <text:p>392218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17T00:00:00" table:style-name="ce2">
            <text:p>17/09/2020</text:p>
          </table:table-cell>
          <table:table-cell office:value-type="date" office:date-value="2020-09-23T00:00:00" table:style-name="ce2">
            <text:p>23/09/2020</text:p>
          </table:table-cell>
          <table:table-cell office:value-type="string" table:style-name="ce13">
            <text:p>Northern Ireland</text:p>
          </table:table-cell>
          <table:table-cell office:value-type="float" office:value="11865" table:style-name="ce7">
            <text:p>11865</text:p>
          </table:table-cell>
          <table:table-cell office:value-type="string" table:style-name="ce13">
            <text:p>Unavailable</text:p>
          </table:table-cell>
          <table:table-cell table:number-columns-repeated="4" table:style-name="ce13"/>
          <table:table-cell office:value-type="float" office:value="11865" table:style-name="ce4">
            <text:p>11865</text:p>
          </table:table-cell>
          <table:table-cell table:style-name="ce4"/>
          <table:table-cell office:value-type="float" office:value="11865" table:style-name="ce4">
            <text:p>11865</text:p>
          </table:table-cell>
          <table:table-cell office:value-type="float" office:value="204287" table:style-name="ce1">
            <text:p>204287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204287" table:style-name="ce1">
            <text:p>204287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24T00:00:00" table:style-name="ce2">
            <text:p>24/09/2020</text:p>
          </table:table-cell>
          <table:table-cell office:value-type="date" office:date-value="2020-09-30T00:00:00" table:style-name="ce2">
            <text:p>30/09/2020</text:p>
          </table:table-cell>
          <table:table-cell office:value-type="string" table:style-name="ce13">
            <text:p>UK</text:p>
          </table:table-cell>
          <table:table-cell office:value-type="float" office:value="475552" table:style-name="ce7">
            <text:p>475552</text:p>
          </table:table-cell>
          <table:table-cell office:value-type="float" office:value="1131017" table:style-name="ce7">
            <text:p>1131017</text:p>
          </table:table-cell>
          <table:table-cell office:value-type="float" office:value="31336" table:style-name="ce7">
            <text:p>31336</text:p>
          </table:table-cell>
          <table:table-cell office:value-type="float" office:value="201967" table:style-name="ce7">
            <text:p>201967</text:p>
          </table:table-cell>
          <table:table-cell office:value-type="float" office:value="181726" table:style-name="ce7">
            <text:p>181726</text:p>
          </table:table-cell>
          <table:table-cell office:value-type="float" office:value="20241" table:style-name="ce7">
            <text:p>20241</text:p>
          </table:table-cell>
          <table:table-cell office:value-type="float" office:value="1788295" table:style-name="ce4">
            <text:p>1788295</text:p>
          </table:table-cell>
          <table:table-cell office:value-type="float" office:value="51577" table:style-name="ce4">
            <text:p>51577</text:p>
          </table:table-cell>
          <table:table-cell office:value-type="float" office:value="1839872" table:style-name="ce4">
            <text:p>1839872</text:p>
          </table:table-cell>
          <table:table-cell office:value-type="float" office:value="7834371" table:style-name="ce1">
            <text:p>7834371</text:p>
          </table:table-cell>
          <table:table-cell office:value-type="float" office:value="12893466" table:style-name="ce1">
            <text:p>12893466</text:p>
          </table:table-cell>
          <table:table-cell office:value-type="float" office:value="1681735" table:style-name="ce9">
            <text:p>1681735<text:s/></text:p>
          </table:table-cell>
          <table:table-cell office:value-type="float" office:value="2097435" table:style-name="ce1">
            <text:p>2097435</text:p>
          </table:table-cell>
          <table:table-cell office:value-type="float" office:value="24507007" table:style-name="ce1">
            <text:p>24507007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24T00:00:00" table:style-name="ce14">
            <text:p>24/09/2020</text:p>
          </table:table-cell>
          <table:table-cell office:value-type="date" office:date-value="2020-09-30T00:00:00" table:style-name="ce14">
            <text:p>30/09/2020</text:p>
          </table:table-cell>
          <table:table-cell office:value-type="string" table:style-name="ce15">
            <text:p>England</text:p>
          </table:table-cell>
          <table:table-cell office:value-type="float" office:value="406072" table:style-name="ce16">
            <text:p>406072</text:p>
          </table:table-cell>
          <table:table-cell office:value-type="string" table:style-name="ce16">
            <text:p>Unavailable</text:p>
          </table:table-cell>
          <table:table-cell office:value-type="float" office:value="31336" table:style-name="ce16">
            <text:p>31336</text:p>
          </table:table-cell>
          <table:table-cell table:number-columns-repeated="3" table:style-name="ce16"/>
          <table:table-cell office:value-type="float" office:value="406072" table:style-name="ce4">
            <text:p>406072</text:p>
          </table:table-cell>
          <table:table-cell office:value-type="float" office:value="31336" table:style-name="ce4">
            <text:p>31336</text:p>
          </table:table-cell>
          <table:table-cell office:value-type="float" office:value="437408" table:style-name="ce4">
            <text:p>437408</text:p>
          </table:table-cell>
          <table:table-cell office:value-type="float" office:value="6525871" table:style-name="ce1">
            <text:p>6525871</text:p>
          </table:table-cell>
          <table:table-cell office:value-type="string" table:style-name="ce1">
            <text:p>Unavailable</text:p>
          </table:table-cell>
          <table:table-cell office:value-type="float" office:value="1681735" table:style-name="ce9">
            <text:p>1681735<text:s/></text:p>
          </table:table-cell>
          <table:table-cell table:style-name="ce1"/>
          <table:table-cell office:value-type="float" office:value="8207606" table:style-name="ce1">
            <text:p>8207606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24T00:00:00" table:style-name="ce2">
            <text:p>24/09/2020</text:p>
          </table:table-cell>
          <table:table-cell office:value-type="date" office:date-value="2020-09-30T00:00:00" table:style-name="ce2">
            <text:p>30/09/2020</text:p>
          </table:table-cell>
          <table:table-cell office:value-type="string" table:style-name="ce13">
            <text:p>Scotland</text:p>
          </table:table-cell>
          <table:table-cell office:value-type="float" office:value="34099" table:style-name="ce7">
            <text:p>34099</text:p>
          </table:table-cell>
          <table:table-cell office:value-type="string" table:style-name="ce7">
            <text:p>Unavailable</text:p>
          </table:table-cell>
          <table:table-cell table:number-columns-repeated="4" table:style-name="ce7"/>
          <table:table-cell office:value-type="float" office:value="34099" table:style-name="ce4">
            <text:p>34099</text:p>
          </table:table-cell>
          <table:table-cell table:style-name="ce4"/>
          <table:table-cell office:value-type="float" office:value="34099" table:style-name="ce4">
            <text:p>34099</text:p>
          </table:table-cell>
          <table:table-cell office:value-type="float" office:value="676615" table:style-name="ce1">
            <text:p>676615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676615" table:style-name="ce1">
            <text:p>676615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24T00:00:00" table:style-name="ce2">
            <text:p>24/09/2020</text:p>
          </table:table-cell>
          <table:table-cell office:value-type="date" office:date-value="2020-09-30T00:00:00" table:style-name="ce2">
            <text:p>30/09/2020</text:p>
          </table:table-cell>
          <table:table-cell office:value-type="string" table:style-name="ce13">
            <text:p>Wales</text:p>
          </table:table-cell>
          <table:table-cell office:value-type="float" office:value="23690" table:style-name="ce7">
            <text:p>23690</text:p>
          </table:table-cell>
          <table:table-cell office:value-type="string" table:style-name="ce13">
            <text:p>Unavailable</text:p>
          </table:table-cell>
          <table:table-cell table:number-columns-repeated="4" table:style-name="ce13"/>
          <table:table-cell office:value-type="float" office:value="23690" table:style-name="ce4">
            <text:p>23690</text:p>
          </table:table-cell>
          <table:table-cell table:style-name="ce4"/>
          <table:table-cell office:value-type="float" office:value="23690" table:style-name="ce4">
            <text:p>23690</text:p>
          </table:table-cell>
          <table:table-cell office:value-type="float" office:value="415907" table:style-name="ce1">
            <text:p>415907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415907" table:style-name="ce1">
            <text:p>415907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09-24T00:00:00" table:style-name="ce2">
            <text:p>24/09/2020</text:p>
          </table:table-cell>
          <table:table-cell office:value-type="date" office:date-value="2020-09-30T00:00:00" table:style-name="ce2">
            <text:p>30/09/2020</text:p>
          </table:table-cell>
          <table:table-cell office:value-type="string" table:style-name="ce13">
            <text:p>Northern Ireland</text:p>
          </table:table-cell>
          <table:table-cell office:value-type="float" office:value="11691" table:style-name="ce7">
            <text:p>11691</text:p>
          </table:table-cell>
          <table:table-cell office:value-type="string" table:style-name="ce13">
            <text:p>Unavailable</text:p>
          </table:table-cell>
          <table:table-cell table:number-columns-repeated="4" table:style-name="ce13"/>
          <table:table-cell office:value-type="float" office:value="11691" table:style-name="ce4">
            <text:p>11691</text:p>
          </table:table-cell>
          <table:table-cell table:style-name="ce4"/>
          <table:table-cell office:value-type="float" office:value="11691" table:style-name="ce4">
            <text:p>11691</text:p>
          </table:table-cell>
          <table:table-cell office:value-type="float" office:value="215978" table:style-name="ce1">
            <text:p>215978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215978" table:style-name="ce1">
            <text:p>215978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10-01T00:00:00" table:style-name="ce2">
            <text:p>01/10/2020</text:p>
          </table:table-cell>
          <table:table-cell office:value-type="date" office:date-value="2020-10-07T00:00:00" table:style-name="ce2">
            <text:p>07/10/2020</text:p>
          </table:table-cell>
          <table:table-cell office:value-type="string" table:style-name="ce1">
            <text:p>UK</text:p>
          </table:table-cell>
          <table:table-cell office:value-type="float" office:value="472653" table:style-name="ce1">
            <text:p>472653</text:p>
          </table:table-cell>
          <table:table-cell office:value-type="float" office:value="1199113" table:style-name="ce1">
            <text:p>1199113</text:p>
          </table:table-cell>
          <table:table-cell office:value-type="float" office:value="28573" table:style-name="ce1">
            <text:p>28573</text:p>
          </table:table-cell>
          <table:table-cell office:value-type="float" office:value="192532" table:style-name="ce1">
            <text:p>192532</text:p>
          </table:table-cell>
          <table:table-cell office:value-type="float" office:value="190534" table:style-name="ce1">
            <text:p>190534</text:p>
          </table:table-cell>
          <table:table-cell office:value-type="float" office:value="1998" table:style-name="ce1">
            <text:p>1998</text:p>
          </table:table-cell>
          <table:table-cell office:value-type="float" office:value="1862300" table:style-name="ce4">
            <text:p>1862300</text:p>
          </table:table-cell>
          <table:table-cell office:value-type="float" office:value="30571" table:style-name="ce4">
            <text:p>30571</text:p>
          </table:table-cell>
          <table:table-cell office:value-type="float" office:value="1892871" table:style-name="ce4">
            <text:p>1892871</text:p>
          </table:table-cell>
          <table:table-cell office:value-type="float" office:value="8305495" table:style-name="ce1">
            <text:p>8305495</text:p>
          </table:table-cell>
          <table:table-cell office:value-type="float" office:value="14103730" table:style-name="ce1">
            <text:p>14103730</text:p>
          </table:table-cell>
          <table:table-cell office:value-type="float" office:value="1710627" table:style-name="ce9">
            <text:p>1710627<text:s/></text:p>
          </table:table-cell>
          <table:table-cell office:value-type="float" office:value="2298137" table:style-name="ce1">
            <text:p>2298137</text:p>
          </table:table-cell>
          <table:table-cell office:value-type="float" office:value="26417989" table:style-name="ce1">
            <text:p>26417989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10-01T00:00:00" table:style-name="ce2">
            <text:p>01/10/2020</text:p>
          </table:table-cell>
          <table:table-cell office:value-type="date" office:date-value="2020-10-07T00:00:00" table:style-name="ce2">
            <text:p>07/10/2020</text:p>
          </table:table-cell>
          <table:table-cell office:value-type="string" table:style-name="ce1">
            <text:p>England</text:p>
          </table:table-cell>
          <table:table-cell office:value-type="float" office:value="397894" table:style-name="ce1">
            <text:p>397894</text:p>
          </table:table-cell>
          <table:table-cell office:value-type="string" table:style-name="ce1">
            <text:p>Unavailable</text:p>
          </table:table-cell>
          <table:table-cell office:value-type="float" office:value="28573" table:style-name="ce1">
            <text:p>28573</text:p>
          </table:table-cell>
          <table:table-cell table:number-columns-repeated="3" table:style-name="ce1"/>
          <table:table-cell office:value-type="float" office:value="397894" table:style-name="ce4">
            <text:p>397894</text:p>
          </table:table-cell>
          <table:table-cell office:value-type="float" office:value="28573" table:style-name="ce4">
            <text:p>28573</text:p>
          </table:table-cell>
          <table:table-cell office:value-type="float" office:value="426467" table:style-name="ce4">
            <text:p>426467</text:p>
          </table:table-cell>
          <table:table-cell office:value-type="float" office:value="6922238" table:style-name="ce1">
            <text:p>6922238</text:p>
          </table:table-cell>
          <table:table-cell office:value-type="string" table:style-name="ce1">
            <text:p>Unavailable</text:p>
          </table:table-cell>
          <table:table-cell office:value-type="float" office:value="1710627" table:style-name="ce9">
            <text:p>1710627<text:s/></text:p>
          </table:table-cell>
          <table:table-cell table:style-name="ce1"/>
          <table:table-cell office:value-type="float" office:value="8632865" table:style-name="ce1">
            <text:p>8632865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10-01T00:00:00" table:style-name="ce2">
            <text:p>01/10/2020</text:p>
          </table:table-cell>
          <table:table-cell office:value-type="date" office:date-value="2020-10-07T00:00:00" table:style-name="ce2">
            <text:p>07/10/2020</text:p>
          </table:table-cell>
          <table:table-cell office:value-type="string" table:style-name="ce1">
            <text:p>Scotland</text:p>
          </table:table-cell>
          <table:table-cell office:value-type="float" office:value="39087" table:style-name="ce1">
            <text:p>39087</text:p>
          </table:table-cell>
          <table:table-cell office:value-type="string" table:style-name="ce1">
            <text:p>Unavailable</text:p>
          </table:table-cell>
          <table:table-cell table:number-columns-repeated="4" table:style-name="ce1"/>
          <table:table-cell office:value-type="float" office:value="39087" table:style-name="ce4">
            <text:p>39087</text:p>
          </table:table-cell>
          <table:table-cell table:style-name="ce4"/>
          <table:table-cell office:value-type="float" office:value="39087" table:style-name="ce4">
            <text:p>39087</text:p>
          </table:table-cell>
          <table:table-cell office:value-type="float" office:value="715702" table:style-name="ce1">
            <text:p>715702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715702" table:style-name="ce1">
            <text:p>715702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10-01T00:00:00" table:style-name="ce2">
            <text:p>01/10/2020</text:p>
          </table:table-cell>
          <table:table-cell office:value-type="date" office:date-value="2020-10-07T00:00:00" table:style-name="ce2">
            <text:p>07/10/2020</text:p>
          </table:table-cell>
          <table:table-cell office:value-type="string" table:style-name="ce1">
            <text:p>Wales</text:p>
          </table:table-cell>
          <table:table-cell office:value-type="float" office:value="23911" table:style-name="ce1">
            <text:p>23911</text:p>
          </table:table-cell>
          <table:table-cell office:value-type="string" table:style-name="ce1">
            <text:p>Unavailable</text:p>
          </table:table-cell>
          <table:table-cell table:number-columns-repeated="4" table:style-name="ce1"/>
          <table:table-cell office:value-type="float" office:value="23911" table:style-name="ce4">
            <text:p>23911</text:p>
          </table:table-cell>
          <table:table-cell table:style-name="ce4"/>
          <table:table-cell office:value-type="float" office:value="23911" table:style-name="ce4">
            <text:p>23911</text:p>
          </table:table-cell>
          <table:table-cell office:value-type="float" office:value="439816" table:style-name="ce1">
            <text:p>439816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439816" table:style-name="ce1">
            <text:p>439816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10-01T00:00:00" table:style-name="ce2">
            <text:p>01/10/2020</text:p>
          </table:table-cell>
          <table:table-cell office:value-type="date" office:date-value="2020-10-07T00:00:00" table:style-name="ce2">
            <text:p>07/10/2020</text:p>
          </table:table-cell>
          <table:table-cell office:value-type="string" table:style-name="ce1">
            <text:p>Northern Ireland</text:p>
          </table:table-cell>
          <table:table-cell office:value-type="float" office:value="11761" table:style-name="ce1">
            <text:p>11761</text:p>
          </table:table-cell>
          <table:table-cell office:value-type="string" table:style-name="ce1">
            <text:p>Unavailable</text:p>
          </table:table-cell>
          <table:table-cell table:number-columns-repeated="4" table:style-name="ce1"/>
          <table:table-cell office:value-type="float" office:value="11761" table:style-name="ce4">
            <text:p>11761</text:p>
          </table:table-cell>
          <table:table-cell table:style-name="ce4"/>
          <table:table-cell office:value-type="float" office:value="11761" table:style-name="ce4">
            <text:p>11761</text:p>
          </table:table-cell>
          <table:table-cell office:value-type="float" office:value="227739" table:style-name="ce1">
            <text:p>227739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227739" table:style-name="ce1">
            <text:p>227739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10-08T00:00:00" table:style-name="ce2">
            <text:p>08/10/2020</text:p>
          </table:table-cell>
          <table:table-cell office:value-type="date" office:date-value="2020-10-14T00:00:00" table:style-name="ce2">
            <text:p>14/10/2020</text:p>
          </table:table-cell>
          <table:table-cell office:value-type="string" table:style-name="ce1">
            <text:p>UK</text:p>
          </table:table-cell>
          <table:table-cell office:value-type="float" office:value="472938" table:style-name="ce1">
            <text:p>472938</text:p>
          </table:table-cell>
          <table:table-cell office:value-type="float" office:value="1256627" table:style-name="ce1">
            <text:p>1256627</text:p>
          </table:table-cell>
          <table:table-cell office:value-type="float" office:value="21246" table:style-name="ce1">
            <text:p>21246</text:p>
          </table:table-cell>
          <table:table-cell office:value-type="float" office:value="133300" table:style-name="ce1">
            <text:p>133300</text:p>
          </table:table-cell>
          <table:table-cell office:value-type="float" office:value="128936" table:style-name="ce1">
            <text:p>128936</text:p>
          </table:table-cell>
          <table:table-cell office:value-type="float" office:value="4364" table:style-name="ce1">
            <text:p>4364</text:p>
          </table:table-cell>
          <table:table-cell office:value-type="float" office:value="1858501" table:style-name="ce1">
            <text:p>1858501</text:p>
          </table:table-cell>
          <table:table-cell office:value-type="float" office:value="25610" table:style-name="ce1">
            <text:p>25610</text:p>
          </table:table-cell>
          <table:table-cell office:value-type="float" office:value="1884111" table:style-name="ce1">
            <text:p>1884111</text:p>
          </table:table-cell>
          <table:table-cell office:value-type="float" office:value="8784309" table:style-name="ce1">
            <text:p>8784309</text:p>
          </table:table-cell>
          <table:table-cell office:value-type="float" office:value="15413965" table:style-name="ce1">
            <text:p>15413965</text:p>
          </table:table-cell>
          <table:table-cell office:value-type="float" office:value="1732156" table:style-name="ce9">
            <text:p>1732156<text:s/></text:p>
          </table:table-cell>
          <table:table-cell office:value-type="float" office:value="2440650" table:style-name="ce1">
            <text:p>2440650</text:p>
          </table:table-cell>
          <table:table-cell office:value-type="float" office:value="28371080" table:style-name="ce1">
            <text:p>28371080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10-08T00:00:00" table:style-name="ce2">
            <text:p>08/10/2020</text:p>
          </table:table-cell>
          <table:table-cell office:value-type="date" office:date-value="2020-10-14T00:00:00" table:style-name="ce2">
            <text:p>14/10/2020</text:p>
          </table:table-cell>
          <table:table-cell office:value-type="string" table:style-name="ce1">
            <text:p>England</text:p>
          </table:table-cell>
          <table:table-cell office:value-type="float" office:value="396920" table:style-name="ce1">
            <text:p>396920</text:p>
          </table:table-cell>
          <table:table-cell office:value-type="string" table:style-name="ce1">
            <text:p>Unavailable</text:p>
          </table:table-cell>
          <table:table-cell office:value-type="float" office:value="21246" table:style-name="ce1">
            <text:p>21246</text:p>
          </table:table-cell>
          <table:table-cell table:number-columns-repeated="3" table:style-name="ce1"/>
          <table:table-cell office:value-type="float" office:value="396920" table:style-name="ce7">
            <text:p>396920</text:p>
          </table:table-cell>
          <table:table-cell office:value-type="float" office:value="21246" table:style-name="ce7">
            <text:p>21246</text:p>
          </table:table-cell>
          <table:table-cell office:value-type="float" office:value="418166" table:style-name="ce1">
            <text:p>418166</text:p>
          </table:table-cell>
          <table:table-cell office:value-type="float" office:value="7325037" table:style-name="ce1">
            <text:p>7325037</text:p>
          </table:table-cell>
          <table:table-cell office:value-type="string" table:style-name="ce1">
            <text:p>Unavailable</text:p>
          </table:table-cell>
          <table:table-cell office:value-type="float" office:value="1732156" table:style-name="ce9">
            <text:p>1732156<text:s/></text:p>
          </table:table-cell>
          <table:table-cell table:style-name="ce1"/>
          <table:table-cell office:value-type="float" office:value="9057193" table:style-name="ce1">
            <text:p>9057193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10-08T00:00:00" table:style-name="ce2">
            <text:p>08/10/2020</text:p>
          </table:table-cell>
          <table:table-cell office:value-type="date" office:date-value="2020-10-14T00:00:00" table:style-name="ce2">
            <text:p>14/10/2020</text:p>
          </table:table-cell>
          <table:table-cell office:value-type="string" table:style-name="ce1">
            <text:p>Scotland</text:p>
          </table:table-cell>
          <table:table-cell office:value-type="float" office:value="39521" table:style-name="ce1">
            <text:p>39521</text:p>
          </table:table-cell>
          <table:table-cell office:value-type="string" table:style-name="ce1">
            <text:p>Unavailable</text:p>
          </table:table-cell>
          <table:table-cell table:number-columns-repeated="4" table:style-name="ce1"/>
          <table:table-cell office:value-type="float" office:value="39521" table:style-name="ce1">
            <text:p>39521</text:p>
          </table:table-cell>
          <table:table-cell table:style-name="ce1"/>
          <table:table-cell office:value-type="float" office:value="39521" table:style-name="ce1">
            <text:p>39521</text:p>
          </table:table-cell>
          <table:table-cell office:value-type="float" office:value="755223" table:style-name="ce1">
            <text:p>755223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755223" table:style-name="ce1">
            <text:p>755223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0-10-08T00:00:00" table:style-name="ce2">
            <text:p>08/10/2020</text:p>
          </table:table-cell>
          <table:table-cell office:value-type="date" office:date-value="2020-10-14T00:00:00" table:style-name="ce2">
            <text:p>14/10/2020</text:p>
          </table:table-cell>
          <table:table-cell office:value-type="string" table:style-name="ce1">
            <text:p>Wales</text:p>
          </table:table-cell>
          <table:table-cell office:value-type="float" office:value="23227" table:style-name="ce1">
            <text:p>23227</text:p>
          </table:table-cell>
          <table:table-cell office:value-type="string" table:style-name="ce1">
            <text:p>Unavailable</text:p>
          </table:table-cell>
          <table:table-cell table:number-columns-repeated="4" table:style-name="ce1"/>
          <table:table-cell office:value-type="float" office:value="23227" table:style-name="ce1">
            <text:p>23227</text:p>
          </table:table-cell>
          <table:table-cell table:style-name="ce1"/>
          <table:table-cell office:value-type="float" office:value="23227" table:style-name="ce1">
            <text:p>23227</text:p>
          </table:table-cell>
          <table:table-cell office:value-type="float" office:value="463040" table:style-name="ce1">
            <text:p>463040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463040" table:style-name="ce1">
            <text:p>463040</text:p>
          </table:table-cell>
          <table:table-cell table:number-columns-repeated="16367"/>
        </table:table-row>
        <table:table-row table:style-name="ro1">
          <table:table-cell office:value-type="date" office:date-value="2020-10-08T00:00:00" table:style-name="ce2">
            <text:p>08/10/2020</text:p>
          </table:table-cell>
          <table:table-cell office:value-type="date" office:date-value="2020-10-14T00:00:00" table:style-name="ce2">
            <text:p>14/10/2020</text:p>
          </table:table-cell>
          <table:table-cell office:value-type="string" table:style-name="ce1">
            <text:p>Northern Ireland</text:p>
          </table:table-cell>
          <table:table-cell office:value-type="float" office:value="13270" table:style-name="ce1">
            <text:p>13270</text:p>
          </table:table-cell>
          <table:table-cell office:value-type="string" table:style-name="ce1">
            <text:p>Unavailable</text:p>
          </table:table-cell>
          <table:table-cell table:number-columns-repeated="4" table:style-name="ce1"/>
          <table:table-cell office:value-type="float" office:value="13270" table:style-name="ce1">
            <text:p>13270</text:p>
          </table:table-cell>
          <table:table-cell table:style-name="ce1"/>
          <table:table-cell office:value-type="float" office:value="13270" table:style-name="ce1">
            <text:p>13270</text:p>
          </table:table-cell>
          <table:table-cell office:value-type="float" office:value="241009" table:style-name="ce1">
            <text:p>241009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241009" table:style-name="ce1">
            <text:p>241009</text:p>
          </table:table-cell>
          <table:table-cell table:number-columns-repeated="16367"/>
        </table:table-row>
        <table:table-row table:style-name="ro1">
          <table:table-cell office:value-type="date" office:date-value="2020-10-15T00:00:00" table:style-name="ce2">
            <text:p>15/10/2020</text:p>
          </table:table-cell>
          <table:table-cell office:value-type="date" office:date-value="2020-10-21T00:00:00" table:style-name="ce2">
            <text:p>21/10/2020</text:p>
          </table:table-cell>
          <table:table-cell office:value-type="string" table:style-name="ce1">
            <text:p>UK</text:p>
          </table:table-cell>
          <table:table-cell office:value-type="float" office:value="503842" table:style-name="ce1">
            <text:p>503842</text:p>
          </table:table-cell>
          <table:table-cell office:value-type="float" office:value="1388861" table:style-name="ce1">
            <text:p>1388861</text:p>
          </table:table-cell>
          <table:table-cell office:value-type="float" office:value="20851" table:style-name="ce1">
            <text:p>20851</text:p>
          </table:table-cell>
          <table:table-cell office:value-type="float" office:value="178523" table:style-name="ce1">
            <text:p>178523</text:p>
          </table:table-cell>
          <table:table-cell office:value-type="float" office:value="175123" table:style-name="ce1">
            <text:p>175123</text:p>
          </table:table-cell>
          <table:table-cell office:value-type="float" office:value="3400" table:style-name="ce1">
            <text:p>3400</text:p>
          </table:table-cell>
          <table:table-cell office:value-type="float" office:value="2067826" table:style-name="ce1">
            <text:p>2067826</text:p>
          </table:table-cell>
          <table:table-cell office:value-type="float" office:value="24251" table:style-name="ce1">
            <text:p>24251</text:p>
          </table:table-cell>
          <table:table-cell office:value-type="float" office:value="2092077" table:style-name="ce1">
            <text:p>2092077</text:p>
          </table:table-cell>
          <table:table-cell office:value-type="float" office:value="9298879" table:style-name="ce1">
            <text:p>9298879</text:p>
          </table:table-cell>
          <table:table-cell office:value-type="float" office:value="16802826" table:style-name="ce1">
            <text:p>16802826</text:p>
          </table:table-cell>
          <table:table-cell office:value-type="float" office:value="1753268" table:style-name="ce9">
            <text:p>1753268<text:s/></text:p>
          </table:table-cell>
          <table:table-cell office:value-type="float" office:value="2628204" table:style-name="ce1">
            <text:p>2628204</text:p>
          </table:table-cell>
          <table:table-cell office:value-type="float" office:value="30483177" table:style-name="ce1">
            <text:p>30483177</text:p>
          </table:table-cell>
          <table:table-cell table:number-columns-repeated="16367"/>
        </table:table-row>
        <table:table-row table:style-name="ro1">
          <table:table-cell office:value-type="date" office:date-value="2020-10-15T00:00:00" table:style-name="ce2">
            <text:p>15/10/2020</text:p>
          </table:table-cell>
          <table:table-cell office:value-type="date" office:date-value="2020-10-21T00:00:00" table:style-name="ce2">
            <text:p>21/10/2020</text:p>
          </table:table-cell>
          <table:table-cell office:value-type="string" table:style-name="ce1">
            <text:p>England</text:p>
          </table:table-cell>
          <table:table-cell office:value-type="float" office:value="424848" table:style-name="ce1">
            <text:p>424848</text:p>
          </table:table-cell>
          <table:table-cell office:value-type="string" table:style-name="ce1">
            <text:p>Unavailable</text:p>
          </table:table-cell>
          <table:table-cell office:value-type="float" office:value="20851" table:style-name="ce1">
            <text:p>20851</text:p>
          </table:table-cell>
          <table:table-cell table:number-columns-repeated="3" table:style-name="ce1"/>
          <table:table-cell office:value-type="float" office:value="424848" table:style-name="ce1">
            <text:p>424848</text:p>
          </table:table-cell>
          <table:table-cell office:value-type="float" office:value="20851" table:style-name="ce1">
            <text:p>20851</text:p>
          </table:table-cell>
          <table:table-cell office:value-type="float" office:value="445699" table:style-name="ce1">
            <text:p>445699</text:p>
          </table:table-cell>
          <table:table-cell office:value-type="float" office:value="7760642" table:style-name="ce1">
            <text:p>7760642</text:p>
          </table:table-cell>
          <table:table-cell office:value-type="string" table:style-name="ce1">
            <text:p>Unavailable</text:p>
          </table:table-cell>
          <table:table-cell office:value-type="float" office:value="1753268" table:style-name="ce9">
            <text:p>1753268<text:s/></text:p>
          </table:table-cell>
          <table:table-cell table:style-name="ce1"/>
          <table:table-cell office:value-type="float" office:value="9513910" table:style-name="ce1">
            <text:p>9513910</text:p>
          </table:table-cell>
          <table:table-cell table:number-columns-repeated="16367"/>
        </table:table-row>
        <table:table-row table:style-name="ro1">
          <table:table-cell office:value-type="date" office:date-value="2020-10-15T00:00:00" table:style-name="ce2">
            <text:p>15/10/2020</text:p>
          </table:table-cell>
          <table:table-cell office:value-type="date" office:date-value="2020-10-21T00:00:00" table:style-name="ce2">
            <text:p>21/10/2020</text:p>
          </table:table-cell>
          <table:table-cell office:value-type="string" table:style-name="ce1">
            <text:p>Scotland</text:p>
          </table:table-cell>
          <table:table-cell office:value-type="float" office:value="39726" table:style-name="ce1">
            <text:p>39726</text:p>
          </table:table-cell>
          <table:table-cell office:value-type="string" table:style-name="ce1">
            <text:p>Unavailable</text:p>
          </table:table-cell>
          <table:table-cell table:number-columns-repeated="4" table:style-name="ce1"/>
          <table:table-cell office:value-type="float" office:value="39726" table:style-name="ce1">
            <text:p>39726</text:p>
          </table:table-cell>
          <table:table-cell table:style-name="ce1"/>
          <table:table-cell office:value-type="float" office:value="39726" table:style-name="ce1">
            <text:p>39726</text:p>
          </table:table-cell>
          <table:table-cell office:value-type="float" office:value="794949" table:style-name="ce1">
            <text:p>794949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794949" table:style-name="ce1">
            <text:p>794949</text:p>
          </table:table-cell>
          <table:table-cell table:number-columns-repeated="16367"/>
        </table:table-row>
        <table:table-row table:style-name="ro1">
          <table:table-cell office:value-type="date" office:date-value="2020-10-15T00:00:00" table:style-name="ce2">
            <text:p>15/10/2020</text:p>
          </table:table-cell>
          <table:table-cell office:value-type="date" office:date-value="2020-10-21T00:00:00" table:style-name="ce2">
            <text:p>21/10/2020</text:p>
          </table:table-cell>
          <table:table-cell office:value-type="string" table:style-name="ce1">
            <text:p>Wales</text:p>
          </table:table-cell>
          <table:table-cell office:value-type="float" office:value="25912" table:style-name="ce1">
            <text:p>25912</text:p>
          </table:table-cell>
          <table:table-cell office:value-type="string" table:style-name="ce1">
            <text:p>Unavailable</text:p>
          </table:table-cell>
          <table:table-cell table:number-columns-repeated="4" table:style-name="ce1"/>
          <table:table-cell office:value-type="float" office:value="25912" table:style-name="ce1">
            <text:p>25912</text:p>
          </table:table-cell>
          <table:table-cell table:style-name="ce1"/>
          <table:table-cell office:value-type="float" office:value="25912" table:style-name="ce1">
            <text:p>25912</text:p>
          </table:table-cell>
          <table:table-cell office:value-type="float" office:value="488923" table:style-name="ce1">
            <text:p>488923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488923" table:style-name="ce1">
            <text:p>488923</text:p>
          </table:table-cell>
          <table:table-cell table:number-columns-repeated="16367"/>
        </table:table-row>
        <table:table-row table:style-name="ro1">
          <table:table-cell office:value-type="date" office:date-value="2020-10-15T00:00:00" table:style-name="ce2">
            <text:p>15/10/2020</text:p>
          </table:table-cell>
          <table:table-cell office:value-type="date" office:date-value="2020-10-21T00:00:00" table:style-name="ce2">
            <text:p>21/10/2020</text:p>
          </table:table-cell>
          <table:table-cell office:value-type="string" table:style-name="ce1">
            <text:p>Northern Ireland</text:p>
          </table:table-cell>
          <table:table-cell office:value-type="float" office:value="13356" table:style-name="ce1">
            <text:p>13356</text:p>
          </table:table-cell>
          <table:table-cell office:value-type="string" table:style-name="ce1">
            <text:p>Unavailable</text:p>
          </table:table-cell>
          <table:table-cell table:number-columns-repeated="4" table:style-name="ce1"/>
          <table:table-cell office:value-type="float" office:value="13356" table:style-name="ce1">
            <text:p>13356</text:p>
          </table:table-cell>
          <table:table-cell table:style-name="ce1"/>
          <table:table-cell office:value-type="float" office:value="13356" table:style-name="ce1">
            <text:p>13356</text:p>
          </table:table-cell>
          <table:table-cell office:value-type="float" office:value="254365" table:style-name="ce1">
            <text:p>254365</text:p>
          </table:table-cell>
          <table:table-cell office:value-type="string" table:style-name="ce1">
            <text:p>Unavailable</text:p>
          </table:table-cell>
          <table:table-cell table:style-name="ce9"/>
          <table:table-cell table:style-name="ce1"/>
          <table:table-cell office:value-type="float" office:value="254365" table:style-name="ce1">
            <text:p>254365</text:p>
          </table:table-cell>
          <table:table-cell table:number-columns-repeated="16367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0484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"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36P0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title/>
    <dc:description/>
    <dc:subject/>
    <meta:initial-creator>Smith, Georgina</meta:initial-creator>
    <dc:creator>Snape, Jennifer</dc:creator>
    <meta:creation-date>2020-08-17T09:33:54Z</meta:creation-date>
    <dc:date>2020-10-28T18:58:48Z</dc:date>
  </office:meta>
</office:document-meta>
</file>